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1.31pt"/>
    </style:style>
    <style:style style:name="co2" style:family="table-column">
      <style:table-column-properties fo:break-before="auto" style:column-width="129.46pt"/>
    </style:style>
    <style:style style:name="co3" style:family="table-column">
      <style:table-column-properties fo:break-before="auto" style:column-width="98.79pt"/>
    </style:style>
    <style:style style:name="co4" style:family="table-column">
      <style:table-column-properties fo:break-before="auto" style:column-width="55.36pt"/>
    </style:style>
    <style:style style:name="co5" style:family="table-column">
      <style:table-column-properties fo:break-before="auto" style:column-width="19.7pt"/>
    </style:style>
    <style:style style:name="co6" style:family="table-column">
      <style:table-column-properties fo:break-before="auto" style:column-width="39.4pt"/>
    </style:style>
    <style:style style:name="co7" style:family="table-column">
      <style:table-column-properties fo:break-before="auto" style:column-width="30.95pt"/>
    </style:style>
    <style:style style:name="co8" style:family="table-column">
      <style:table-column-properties fo:break-before="auto" style:column-width="35.66pt"/>
    </style:style>
    <style:style style:name="co9" style:family="table-column">
      <style:table-column-properties fo:break-before="auto" style:column-width="56.75pt"/>
    </style:style>
    <style:style style:name="co10" style:family="table-column">
      <style:table-column-properties fo:break-before="auto" style:column-width="53.01pt"/>
    </style:style>
    <style:style style:name="co11" style:family="table-column">
      <style:table-column-properties fo:break-before="auto" style:column-width="121.01pt"/>
    </style:style>
    <style:style style:name="co12" style:family="table-column">
      <style:table-column-properties fo:break-before="auto" style:column-width="25.31pt"/>
    </style:style>
    <style:style style:name="co13" style:family="table-column">
      <style:table-column-properties fo:break-before="auto" style:column-width="63.3pt"/>
    </style:style>
    <style:style style:name="co14" style:family="table-column">
      <style:table-column-properties fo:break-before="auto" style:column-width="55.81pt"/>
    </style:style>
    <style:style style:name="co1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03c3d"/>
    </style:style>
    <style:style style:name="ce2" style:family="table-cell" style:parent-style-name="Default" style:data-style-name="N100">
      <style:table-cell-properties fo:background-color="#003c3d"/>
      <style:map style:condition="cell-content()=&quot;True&quot;" style:apply-style-name="Good" style:base-cell-address="colors.B1"/>
    </style:style>
    <style:style style:name="ce3" style:family="table-cell" style:parent-style-name="Default" style:data-style-name="N100">
      <style:map style:condition="cell-content()=&quot;True&quot;" style:apply-style-name="Good" style:base-cell-address="colors.B1"/>
    </style:style>
    <style:style style:name="ce4" style:family="table-cell" style:parent-style-name="Default">
      <style:map style:condition="cell-content()=&quot;True&quot;" style:apply-style-name="Good" style:base-cell-address="colors.B1"/>
    </style:style>
    <style:style style:name="ce5" style:family="table-cell" style:parent-style-name="Default" style:data-style-name="N100">
      <style:table-cell-properties fo:background-color="#003c3d"/>
      <style:map style:condition="cell-content()=&quot;True&quot;" style:apply-style-name="Good" style:base-cell-address="colors.C1"/>
      <style:map style:condition="cell-content()=&quot;False&quot;" style:apply-style-name="Bad" style:base-cell-address="colors.C1"/>
    </style:style>
    <style:style style:name="ce6" style:family="table-cell" style:parent-style-name="Default" style:data-style-name="N100">
      <style:map style:condition="cell-content()=&quot;True&quot;" style:apply-style-name="Good" style:base-cell-address="colors.C1"/>
      <style:map style:condition="cell-content()=&quot;False&quot;" style:apply-style-name="Bad" style:base-cell-address="colors.C1"/>
    </style:style>
    <style:style style:name="ce7" style:family="table-cell" style:parent-style-name="Default">
      <style:map style:condition="cell-content()=&quot;True&quot;" style:apply-style-name="Good" style:base-cell-address="colors.C1"/>
      <style:map style:condition="cell-content()=&quot;False&quot;" style:apply-style-name="Bad" style:base-cell-address="colors.C1"/>
    </style:style>
  </office:automatic-styles>
  <office:body>
    <office:spreadsheet>
      <table:calculation-settings table:automatic-find-labels="false" table:use-regular-expressions="false" table:use-wildcards="true"/>
      <table:table table:name="colors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7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prediction</text:p>
          </table:table-cell>
          <table:table-cell table:style-name="ce2" office:value-type="string" calcext:value-type="string">
            <text:p>events_coref? (gold)</text:p>
          </table:table-cell>
          <table:table-cell table:style-name="ce5" office:value-type="string" calcext:value-type="string">
            <text:p>entities_coref? (gold)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000316227757139131" calcext:value-type="float">
            <text:p>0.0003162277571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102701055506865" calcext:value-type="float">
            <text:p>0.102701055506865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102701055506865" calcext:value-type="float">
            <text:p>0.102701055506865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102701055506865" calcext:value-type="float">
            <text:p>0.10270105550686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102701055506865" calcext:value-type="float">
            <text:p>0.102701055506865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102701055506865" calcext:value-type="float">
            <text:p>0.102701055506865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102701055506865" calcext:value-type="float">
            <text:p>0.10270105550686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102701055506865" calcext:value-type="float">
            <text:p>0.102701055506865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102701055506865" calcext:value-type="float">
            <text:p>0.102701055506865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212604319055875" calcext:value-type="float">
            <text:p>0.212604319055875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219088539481163" calcext:value-type="float">
            <text:p>0.219088539481163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219088539481163" calcext:value-type="float">
            <text:p>0.219088539481163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23549463848273" calcext:value-type="float">
            <text:p>0.2354946384827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23549463848273" calcext:value-type="float">
            <text:p>0.2354946384827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23549463848273" calcext:value-type="float">
            <text:p>0.2354946384827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23549463848273" calcext:value-type="float">
            <text:p>0.2354946384827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23788970708847" calcext:value-type="float">
            <text:p>0.23788970708847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23788970708847" calcext:value-type="float">
            <text:p>0.2378897070884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23788970708847" calcext:value-type="float">
            <text:p>0.23788970708847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244609624147415" calcext:value-type="float">
            <text:p>0.24460962414741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244609624147415" calcext:value-type="float">
            <text:p>0.24460962414741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272038405140241" calcext:value-type="float">
            <text:p>0.272038405140241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272038405140241" calcext:value-type="float">
            <text:p>0.272038405140241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282795836528142" calcext:value-type="float">
            <text:p>0.282795836528142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319696933031082" calcext:value-type="float">
            <text:p>0.319696933031082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328737179438273" calcext:value-type="float">
            <text:p>0.328737179438273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329848676919937" calcext:value-type="float">
            <text:p>0.329848676919937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329848676919937" calcext:value-type="float">
            <text:p>0.329848676919937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338905235131582" calcext:value-type="float">
            <text:p>0.338905235131582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367882390817006" calcext:value-type="float">
            <text:p>0.367882390817006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367882390817006" calcext:value-type="float">
            <text:p>0.367882390817006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377271257340908" calcext:value-type="float">
            <text:p>0.37727125734090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377271257340908" calcext:value-type="float">
            <text:p>0.37727125734090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410957326491674" calcext:value-type="float">
            <text:p>0.410957326491674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42639618118604" calcext:value-type="float">
            <text:p>0.42639618118604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42639618118604" calcext:value-type="float">
            <text:p>0.42639618118604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446282436450322" calcext:value-type="float">
            <text:p>0.44628243645032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452366183201472" calcext:value-type="float">
            <text:p>0.452366183201472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452366183201472" calcext:value-type="float">
            <text:p>0.452366183201472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452418814102809" calcext:value-type="float">
            <text:p>0.45241881410280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452418814102809" calcext:value-type="float">
            <text:p>0.45241881410280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452418814102809" calcext:value-type="float">
            <text:p>0.45241881410280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452418814102809" calcext:value-type="float">
            <text:p>0.45241881410280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452418814102809" calcext:value-type="float">
            <text:p>0.45241881410280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458200285832087" calcext:value-type="float">
            <text:p>0.45820028583208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458200285832087" calcext:value-type="float">
            <text:p>0.45820028583208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458200285832087" calcext:value-type="float">
            <text:p>0.45820028583208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462277243534724" calcext:value-type="float">
            <text:p>0.462277243534724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462277243534724" calcext:value-type="float">
            <text:p>0.462277243534724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462277243534724" calcext:value-type="float">
            <text:p>0.462277243534724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462277243534724" calcext:value-type="float">
            <text:p>0.462277243534724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462908873955409" calcext:value-type="float">
            <text:p>0.46290887395540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473149398962657" calcext:value-type="float">
            <text:p>0.473149398962657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473612050215403" calcext:value-type="float">
            <text:p>0.47361205021540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476801375548045" calcext:value-type="float">
            <text:p>0.47680137554804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476801375548045" calcext:value-type="float">
            <text:p>0.47680137554804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47943913936615" calcext:value-type="float">
            <text:p>0.47943913936615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484805544217428" calcext:value-type="float">
            <text:p>0.484805544217428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484805544217428" calcext:value-type="float">
            <text:p>0.48480554421742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49370734890302" calcext:value-type="float">
            <text:p>0.4937073489030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493759671847026" calcext:value-type="float">
            <text:p>0.49375967184702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493759671847026" calcext:value-type="float">
            <text:p>0.49375967184702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506084650754929" calcext:value-type="float">
            <text:p>0.50608465075492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509179343779882" calcext:value-type="float">
            <text:p>0.50917934377988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509404788414637" calcext:value-type="float">
            <text:p>0.50940478841463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509404788414637" calcext:value-type="float">
            <text:p>0.50940478841463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513321667909622" calcext:value-type="float">
            <text:p>0.51332166790962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519844601551692" calcext:value-type="float">
            <text:p>0.51984460155169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519844601551692" calcext:value-type="float">
            <text:p>0.51984460155169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52108429869016" calcext:value-type="float">
            <text:p>0.5210842986901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525494148333867" calcext:value-type="float">
            <text:p>0.52549414833386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525494148333867" calcext:value-type="float">
            <text:p>0.52549414833386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527035305897395" calcext:value-type="float">
            <text:p>0.527035305897395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527649094661077" calcext:value-type="float">
            <text:p>0.52764909466107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527649094661077" calcext:value-type="float">
            <text:p>0.52764909466107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530035843451818" calcext:value-type="float">
            <text:p>0.53003584345181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532066365083059" calcext:value-type="float">
            <text:p>0.53206636508305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532066365083059" calcext:value-type="float">
            <text:p>0.53206636508305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539811730384827" calcext:value-type="float">
            <text:p>0.53981173038482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539811730384827" calcext:value-type="float">
            <text:p>0.53981173038482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539811730384827" calcext:value-type="float">
            <text:p>0.53981173038482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540365626414617" calcext:value-type="float">
            <text:p>0.540365626414617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544274687767029" calcext:value-type="float">
            <text:p>0.54427468776702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544274687767029" calcext:value-type="float">
            <text:p>0.54427468776702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544274687767029" calcext:value-type="float">
            <text:p>0.54427468776702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547754387060801" calcext:value-type="float">
            <text:p>0.547754387060801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550546437501907" calcext:value-type="float">
            <text:p>0.550546437501907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551979819933573" calcext:value-type="float">
            <text:p>0.55197981993357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556125491857529" calcext:value-type="float">
            <text:p>0.55612549185752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557014028231303" calcext:value-type="float">
            <text:p>0.55701402823130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557014028231303" calcext:value-type="float">
            <text:p>0.55701402823130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557014028231303" calcext:value-type="float">
            <text:p>0.55701402823130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557014028231303" calcext:value-type="float">
            <text:p>0.55701402823130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559226036071777" calcext:value-type="float">
            <text:p>0.559226036071777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559850444396337" calcext:value-type="float">
            <text:p>0.55985044439633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559850444396337" calcext:value-type="float">
            <text:p>0.55985044439633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559850444396337" calcext:value-type="float">
            <text:p>0.55985044439633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561853637297948" calcext:value-type="float">
            <text:p>0.56185363729794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561853637297948" calcext:value-type="float">
            <text:p>0.56185363729794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561853637297948" calcext:value-type="float">
            <text:p>0.56185363729794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563302795092265" calcext:value-type="float">
            <text:p>0.563302795092265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565202534198761" calcext:value-type="float">
            <text:p>0.565202534198761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566820939381917" calcext:value-type="float">
            <text:p>0.56682093938191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56711208820343" calcext:value-type="float">
            <text:p>0.5671120882034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568445454041163" calcext:value-type="float">
            <text:p>0.56844545404116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568606158097585" calcext:value-type="float">
            <text:p>0.56860615809758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568606158097585" calcext:value-type="float">
            <text:p>0.56860615809758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568606158097585" calcext:value-type="float">
            <text:p>0.56860615809758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568974335988363" calcext:value-type="float">
            <text:p>0.568974335988363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570236563682556" calcext:value-type="float">
            <text:p>0.57023656368255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570236563682556" calcext:value-type="float">
            <text:p>0.57023656368255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578085939089457" calcext:value-type="float">
            <text:p>0.57808593908945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578085939089457" calcext:value-type="float">
            <text:p>0.57808593908945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578085939089457" calcext:value-type="float">
            <text:p>0.57808593908945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578416089216868" calcext:value-type="float">
            <text:p>0.57841608921686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581633786360423" calcext:value-type="float">
            <text:p>0.58163378636042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583634455998739" calcext:value-type="float">
            <text:p>0.58363445599873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588756650686264" calcext:value-type="float">
            <text:p>0.58875665068626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591341257095337" calcext:value-type="float">
            <text:p>0.59134125709533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591939171155294" calcext:value-type="float">
            <text:p>0.59193917115529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594351947307587" calcext:value-type="float">
            <text:p>0.59435194730758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594351947307587" calcext:value-type="float">
            <text:p>0.59435194730758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595568557580312" calcext:value-type="float">
            <text:p>0.59556855758031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597955862681071" calcext:value-type="float">
            <text:p>0.59795586268107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59980845451355" calcext:value-type="float">
            <text:p>0.5998084545135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602231423060099" calcext:value-type="float">
            <text:p>0.60223142306009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602231423060099" calcext:value-type="float">
            <text:p>0.60223142306009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602579226096471" calcext:value-type="float">
            <text:p>0.60257922609647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602579226096471" calcext:value-type="float">
            <text:p>0.60257922609647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602579226096471" calcext:value-type="float">
            <text:p>0.60257922609647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602579226096471" calcext:value-type="float">
            <text:p>0.60257922609647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602579226096471" calcext:value-type="float">
            <text:p>0.60257922609647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602579226096471" calcext:value-type="float">
            <text:p>0.60257922609647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602579226096471" calcext:value-type="float">
            <text:p>0.60257922609647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602579226096471" calcext:value-type="float">
            <text:p>0.60257922609647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602579226096471" calcext:value-type="float">
            <text:p>0.60257922609647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602579226096471" calcext:value-type="float">
            <text:p>0.60257922609647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602579226096471" calcext:value-type="float">
            <text:p>0.60257922609647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603221158186595" calcext:value-type="float">
            <text:p>0.60322115818659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603221158186595" calcext:value-type="float">
            <text:p>0.60322115818659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603221158186595" calcext:value-type="float">
            <text:p>0.60322115818659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603221158186595" calcext:value-type="float">
            <text:p>0.60322115818659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605978131294251" calcext:value-type="float">
            <text:p>0.60597813129425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605978131294251" calcext:value-type="float">
            <text:p>0.60597813129425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605978131294251" calcext:value-type="float">
            <text:p>0.60597813129425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605978131294251" calcext:value-type="float">
            <text:p>0.60597813129425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605978131294251" calcext:value-type="float">
            <text:p>0.60597813129425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605978131294251" calcext:value-type="float">
            <text:p>0.60597813129425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605978131294251" calcext:value-type="float">
            <text:p>0.60597813129425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605978131294251" calcext:value-type="float">
            <text:p>0.60597813129425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607021500666936" calcext:value-type="float">
            <text:p>0.60702150066693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607400238513947" calcext:value-type="float">
            <text:p>0.60740023851394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608046273390452" calcext:value-type="float">
            <text:p>0.60804627339045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609176437060038" calcext:value-type="float">
            <text:p>0.60917643706003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610281715790431" calcext:value-type="float">
            <text:p>0.610281715790431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610281715790431" calcext:value-type="float">
            <text:p>0.610281715790431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610281715790431" calcext:value-type="float">
            <text:p>0.610281715790431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610281715790431" calcext:value-type="float">
            <text:p>0.610281715790431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610281715790431" calcext:value-type="float">
            <text:p>0.610281715790431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612842480341593" calcext:value-type="float">
            <text:p>0.61284248034159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61423271894455" calcext:value-type="float">
            <text:p>0.6142327189445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614933977524439" calcext:value-type="float">
            <text:p>0.6149339775244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616217136383057" calcext:value-type="float">
            <text:p>0.61621713638305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616217136383057" calcext:value-type="float">
            <text:p>0.61621713638305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616563389698664" calcext:value-type="float">
            <text:p>0.61656338969866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616563389698664" calcext:value-type="float">
            <text:p>0.61656338969866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61673108736674" calcext:value-type="float">
            <text:p>0.61673108736674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62054044008255" calcext:value-type="float">
            <text:p>0.6205404400825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62054044008255" calcext:value-type="float">
            <text:p>0.6205404400825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621471603711446" calcext:value-type="float">
            <text:p>0.621471603711446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622197568416595" calcext:value-type="float">
            <text:p>0.62219756841659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624684313933055" calcext:value-type="float">
            <text:p>0.62468431393305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624943435192108" calcext:value-type="float">
            <text:p>0.62494343519210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625451743602753" calcext:value-type="float">
            <text:p>0.625451743602753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625506520271301" calcext:value-type="float">
            <text:p>0.62550652027130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627725958824158" calcext:value-type="float">
            <text:p>0.627725958824158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627725958824158" calcext:value-type="float">
            <text:p>0.627725958824158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627725958824158" calcext:value-type="float">
            <text:p>0.627725958824158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628837545712789" calcext:value-type="float">
            <text:p>0.62883754571278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628837545712789" calcext:value-type="float">
            <text:p>0.62883754571278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629316021998723" calcext:value-type="float">
            <text:p>0.62931602199872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629316021998723" calcext:value-type="float">
            <text:p>0.62931602199872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629316021998723" calcext:value-type="float">
            <text:p>0.62931602199872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629316021998723" calcext:value-type="float">
            <text:p>0.62931602199872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629316021998723" calcext:value-type="float">
            <text:p>0.62931602199872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629867136478424" calcext:value-type="float">
            <text:p>0.62986713647842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629867136478424" calcext:value-type="float">
            <text:p>0.62986713647842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629867136478424" calcext:value-type="float">
            <text:p>0.62986713647842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632278700669607" calcext:value-type="float">
            <text:p>0.63227870066960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634829998016357" calcext:value-type="float">
            <text:p>0.63482999801635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634829998016357" calcext:value-type="float">
            <text:p>0.63482999801635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634829998016357" calcext:value-type="float">
            <text:p>0.63482999801635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634829998016357" calcext:value-type="float">
            <text:p>0.63482999801635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634829998016357" calcext:value-type="float">
            <text:p>0.63482999801635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634829998016357" calcext:value-type="float">
            <text:p>0.63482999801635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634829998016357" calcext:value-type="float">
            <text:p>0.63482999801635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634829998016357" calcext:value-type="float">
            <text:p>0.63482999801635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636438647905985" calcext:value-type="float">
            <text:p>0.63643864790598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636438647905985" calcext:value-type="float">
            <text:p>0.63643864790598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636438647905985" calcext:value-type="float">
            <text:p>0.63643864790598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636438647905985" calcext:value-type="float">
            <text:p>0.63643864790598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636438647905985" calcext:value-type="float">
            <text:p>0.63643864790598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637712796529134" calcext:value-type="float">
            <text:p>0.63771279652913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641120831171672" calcext:value-type="float">
            <text:p>0.64112083117167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641120831171672" calcext:value-type="float">
            <text:p>0.64112083117167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642556667327881" calcext:value-type="float">
            <text:p>0.64255666732788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642556667327881" calcext:value-type="float">
            <text:p>0.64255666732788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644118448098501" calcext:value-type="float">
            <text:p>0.64411844809850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648329585790634" calcext:value-type="float">
            <text:p>0.648329585790634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648403942584991" calcext:value-type="float">
            <text:p>0.648403942584991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648403942584991" calcext:value-type="float">
            <text:p>0.648403942584991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649977505207062" calcext:value-type="float">
            <text:p>0.64997750520706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649977505207062" calcext:value-type="float">
            <text:p>0.64997750520706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653411149978638" calcext:value-type="float">
            <text:p>0.65341114997863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653411149978638" calcext:value-type="float">
            <text:p>0.65341114997863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654725889364878" calcext:value-type="float">
            <text:p>0.65472588936487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655637274185816" calcext:value-type="float">
            <text:p>0.65563727418581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656402707099915" calcext:value-type="float">
            <text:p>0.65640270709991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657261411348979" calcext:value-type="float">
            <text:p>0.65726141134897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658354858557383" calcext:value-type="float">
            <text:p>0.65835485855738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658354858557383" calcext:value-type="float">
            <text:p>0.65835485855738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660585323969523" calcext:value-type="float">
            <text:p>0.66058532396952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660585323969523" calcext:value-type="float">
            <text:p>0.66058532396952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661085406939189" calcext:value-type="float">
            <text:p>0.66108540693918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661085406939189" calcext:value-type="float">
            <text:p>0.66108540693918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661547640959422" calcext:value-type="float">
            <text:p>0.66154764095942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661772469679515" calcext:value-type="float">
            <text:p>0.66177246967951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662032564481099" calcext:value-type="float">
            <text:p>0.66203256448109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662475963433584" calcext:value-type="float">
            <text:p>0.66247596343358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665597279866536" calcext:value-type="float">
            <text:p>0.665597279866536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666417956352234" calcext:value-type="float">
            <text:p>0.66641795635223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666417956352234" calcext:value-type="float">
            <text:p>0.66641795635223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666468679904938" calcext:value-type="float">
            <text:p>0.666468679904938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666821797688802" calcext:value-type="float">
            <text:p>0.66682179768880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668259143829346" calcext:value-type="float">
            <text:p>0.66825914382934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669043699900309" calcext:value-type="float">
            <text:p>0.66904369990030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669767300287882" calcext:value-type="float">
            <text:p>0.66976730028788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670057078202565" calcext:value-type="float">
            <text:p>0.67005707820256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670057078202565" calcext:value-type="float">
            <text:p>0.670057078202565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67181517680486" calcext:value-type="float">
            <text:p>0.6718151768048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672002077102661" calcext:value-type="float">
            <text:p>0.67200207710266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672875960667928" calcext:value-type="float">
            <text:p>0.672875960667928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672875960667928" calcext:value-type="float">
            <text:p>0.672875960667928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673344095547994" calcext:value-type="float">
            <text:p>0.67334409554799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673344095547994" calcext:value-type="float">
            <text:p>0.673344095547994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678691585858663" calcext:value-type="float">
            <text:p>0.67869158585866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678691585858663" calcext:value-type="float">
            <text:p>0.67869158585866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680084904034932" calcext:value-type="float">
            <text:p>0.68008490403493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680084904034932" calcext:value-type="float">
            <text:p>0.68008490403493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680084904034932" calcext:value-type="float">
            <text:p>0.68008490403493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682076176007589" calcext:value-type="float">
            <text:p>0.68207617600758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682076176007589" calcext:value-type="float">
            <text:p>0.68207617600758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682076176007589" calcext:value-type="float">
            <text:p>0.68207617600758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682076176007589" calcext:value-type="float">
            <text:p>0.68207617600758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682076176007589" calcext:value-type="float">
            <text:p>0.68207617600758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682128270467122" calcext:value-type="float">
            <text:p>0.68212827046712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682726244131724" calcext:value-type="float">
            <text:p>0.682726244131724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683572272459666" calcext:value-type="float">
            <text:p>0.68357227245966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683572272459666" calcext:value-type="float">
            <text:p>0.68357227245966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683829406897227" calcext:value-type="float">
            <text:p>0.68382940689722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683829406897227" calcext:value-type="float">
            <text:p>0.68382940689722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683843513329824" calcext:value-type="float">
            <text:p>0.68384351332982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684312403202057" calcext:value-type="float">
            <text:p>0.68431240320205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684312403202057" calcext:value-type="float">
            <text:p>0.68431240320205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687148610750834" calcext:value-type="float">
            <text:p>0.68714861075083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687148610750834" calcext:value-type="float">
            <text:p>0.68714861075083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689032991727193" calcext:value-type="float">
            <text:p>0.68903299172719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68926211198171" calcext:value-type="float">
            <text:p>0.6892621119817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689513425032298" calcext:value-type="float">
            <text:p>0.68951342503229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68994398911794" calcext:value-type="float">
            <text:p>0.6899439891179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690805355707804" calcext:value-type="float">
            <text:p>0.69080535570780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69153352578481" calcext:value-type="float">
            <text:p>0.6915335257848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691754639148712" calcext:value-type="float">
            <text:p>0.69175463914871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692480643590291" calcext:value-type="float">
            <text:p>0.69248064359029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692772070566813" calcext:value-type="float">
            <text:p>0.69277207056681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692825496196747" calcext:value-type="float">
            <text:p>0.69282549619674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696404298146566" calcext:value-type="float">
            <text:p>0.69640429814656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696510195732117" calcext:value-type="float">
            <text:p>0.69651019573211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698679765065511" calcext:value-type="float">
            <text:p>0.69867976506551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698679765065511" calcext:value-type="float">
            <text:p>0.69867976506551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698679765065511" calcext:value-type="float">
            <text:p>0.69867976506551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698679765065511" calcext:value-type="float">
            <text:p>0.69867976506551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699206312497457" calcext:value-type="float">
            <text:p>0.69920631249745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699624955654144" calcext:value-type="float">
            <text:p>0.69962495565414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699624955654144" calcext:value-type="float">
            <text:p>0.69962495565414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699624955654144" calcext:value-type="float">
            <text:p>0.69962495565414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699624955654144" calcext:value-type="float">
            <text:p>0.69962495565414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00868765513102" calcext:value-type="float">
            <text:p>0.70086876551310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00976411501567" calcext:value-type="float">
            <text:p>0.70097641150156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03481574853261" calcext:value-type="float">
            <text:p>0.70348157485326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705278883377711" calcext:value-type="float">
            <text:p>0.705278883377711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705278883377711" calcext:value-type="float">
            <text:p>0.70527888337771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05278883377711" calcext:value-type="float">
            <text:p>0.705278883377711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705278883377711" calcext:value-type="float">
            <text:p>0.70527888337771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705385426680247" calcext:value-type="float">
            <text:p>0.70538542668024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06081728140513" calcext:value-type="float">
            <text:p>0.70608172814051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08531608184179" calcext:value-type="float">
            <text:p>0.70853160818417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08640416463216" calcext:value-type="float">
            <text:p>0.70864041646321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08640416463216" calcext:value-type="float">
            <text:p>0.70864041646321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08640416463216" calcext:value-type="float">
            <text:p>0.70864041646321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0978045463562" calcext:value-type="float">
            <text:p>0.7097804546356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0978045463562" calcext:value-type="float">
            <text:p>0.7097804546356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0978045463562" calcext:value-type="float">
            <text:p>0.7097804546356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11128890514374" calcext:value-type="float">
            <text:p>0.71112889051437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11128890514374" calcext:value-type="float">
            <text:p>0.71112889051437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11259166399638" calcext:value-type="float">
            <text:p>0.71125916639963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11259166399638" calcext:value-type="float">
            <text:p>0.71125916639963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11259166399638" calcext:value-type="float">
            <text:p>0.71125916639963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12924917538961" calcext:value-type="float">
            <text:p>0.71292491753896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12924917538961" calcext:value-type="float">
            <text:p>0.71292491753896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12924917538961" calcext:value-type="float">
            <text:p>0.71292491753896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12924917538961" calcext:value-type="float">
            <text:p>0.71292491753896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1358460187912" calcext:value-type="float">
            <text:p>0.7135846018791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715214431285858" calcext:value-type="float">
            <text:p>0.71521443128585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15214431285858" calcext:value-type="float">
            <text:p>0.71521443128585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1578965584437" calcext:value-type="float">
            <text:p>0.71578965584437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17245797316233" calcext:value-type="float">
            <text:p>0.71724579731623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18491593996684" calcext:value-type="float">
            <text:p>0.71849159399668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718491593996684" calcext:value-type="float">
            <text:p>0.71849159399668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718666593233744" calcext:value-type="float">
            <text:p>0.71866659323374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718907535076141" calcext:value-type="float">
            <text:p>0.71890753507614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19379782676697" calcext:value-type="float">
            <text:p>0.71937978267669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21072276433309" calcext:value-type="float">
            <text:p>0.72107227643330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721072276433309" calcext:value-type="float">
            <text:p>0.72107227643330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21072276433309" calcext:value-type="float">
            <text:p>0.72107227643330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21072276433309" calcext:value-type="float">
            <text:p>0.72107227643330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722359041372935" calcext:value-type="float">
            <text:p>0.72235904137293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22800850868225" calcext:value-type="float">
            <text:p>0.72280085086822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23501046498617" calcext:value-type="float">
            <text:p>0.72350104649861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723997354507446" calcext:value-type="float">
            <text:p>0.72399735450744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724655429522196" calcext:value-type="float">
            <text:p>0.72465542952219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25657244523366" calcext:value-type="float">
            <text:p>0.72565724452336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727895836035411" calcext:value-type="float">
            <text:p>0.72789583603541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27895836035411" calcext:value-type="float">
            <text:p>0.72789583603541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27985898653666" calcext:value-type="float">
            <text:p>0.72798589865366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27985898653666" calcext:value-type="float">
            <text:p>0.72798589865366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727985898653666" calcext:value-type="float">
            <text:p>0.72798589865366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28061536947886" calcext:value-type="float">
            <text:p>0.72806153694788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29877273241679" calcext:value-type="float">
            <text:p>0.72987727324167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29913612206777" calcext:value-type="float">
            <text:p>0.72991361220677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729913612206777" calcext:value-type="float">
            <text:p>0.72991361220677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30585773785909" calcext:value-type="float">
            <text:p>0.73058577378590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31079618136088" calcext:value-type="float">
            <text:p>0.73107961813608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31080075105031" calcext:value-type="float">
            <text:p>0.73108007510503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73195340236028" calcext:value-type="float">
            <text:p>0.7319534023602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732130289077759" calcext:value-type="float">
            <text:p>0.73213028907775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733391483624776" calcext:value-type="float">
            <text:p>0.73339148362477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34897196292877" calcext:value-type="float">
            <text:p>0.73489719629287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736973305543264" calcext:value-type="float">
            <text:p>0.73697330554326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737086256345113" calcext:value-type="float">
            <text:p>0.73708625634511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737086256345113" calcext:value-type="float">
            <text:p>0.73708625634511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737086256345113" calcext:value-type="float">
            <text:p>0.73708625634511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737446784973145" calcext:value-type="float">
            <text:p>0.73744678497314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38997876644135" calcext:value-type="float">
            <text:p>0.73899787664413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40019142627716" calcext:value-type="float">
            <text:p>0.74001914262771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41571684678396" calcext:value-type="float">
            <text:p>0.74157168467839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741571684678396" calcext:value-type="float">
            <text:p>0.74157168467839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742195864518483" calcext:value-type="float">
            <text:p>0.74219586451848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42630799611409" calcext:value-type="float">
            <text:p>0.74263079961140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43030567963918" calcext:value-type="float">
            <text:p>0.74303056796391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43030567963918" calcext:value-type="float">
            <text:p>0.74303056796391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43030567963918" calcext:value-type="float">
            <text:p>0.74303056796391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44300027688344" calcext:value-type="float">
            <text:p>0.74430002768834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74462749560674" calcext:value-type="float">
            <text:p>0.74462749560674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74462749560674" calcext:value-type="float">
            <text:p>0.74462749560674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45390852292379" calcext:value-type="float">
            <text:p>0.74539085229237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745856503645579" calcext:value-type="float">
            <text:p>0.74585650364557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745856503645579" calcext:value-type="float">
            <text:p>0.74585650364557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745856503645579" calcext:value-type="float">
            <text:p>0.74585650364557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45856503645579" calcext:value-type="float">
            <text:p>0.74585650364557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746149102846781" calcext:value-type="float">
            <text:p>0.74614910284678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46539533138275" calcext:value-type="float">
            <text:p>0.74653953313827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46539533138275" calcext:value-type="float">
            <text:p>0.74653953313827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746539533138275" calcext:value-type="float">
            <text:p>0.74653953313827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746539533138275" calcext:value-type="float">
            <text:p>0.74653953313827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746539533138275" calcext:value-type="float">
            <text:p>0.74653953313827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746539533138275" calcext:value-type="float">
            <text:p>0.74653953313827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46651629606883" calcext:value-type="float">
            <text:p>0.74665162960688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46651629606883" calcext:value-type="float">
            <text:p>0.74665162960688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746772269407908" calcext:value-type="float">
            <text:p>0.74677226940790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47446974118551" calcext:value-type="float">
            <text:p>0.74744697411855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47450530529022" calcext:value-type="float">
            <text:p>0.74745053052902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47590223948161" calcext:value-type="float">
            <text:p>0.74759022394816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4800431728363" calcext:value-type="float">
            <text:p>0.7480043172836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48676061630249" calcext:value-type="float">
            <text:p>0.74867606163024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49235967795054" calcext:value-type="float">
            <text:p>0.74923596779505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749635418256124" calcext:value-type="float">
            <text:p>0.74963541825612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51682658990224" calcext:value-type="float">
            <text:p>0.751682658990224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752797822157542" calcext:value-type="float">
            <text:p>0.752797822157542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53750383853912" calcext:value-type="float">
            <text:p>0.753750383853912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54736105600993" calcext:value-type="float">
            <text:p>0.75473610560099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54822413126628" calcext:value-type="float">
            <text:p>0.75482241312662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58854687213898" calcext:value-type="float">
            <text:p>0.75885468721389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760232031345367" calcext:value-type="float">
            <text:p>0.76023203134536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60395844777425" calcext:value-type="float">
            <text:p>0.76039584477742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60873695214589" calcext:value-type="float">
            <text:p>0.76087369521458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761563122272491" calcext:value-type="float">
            <text:p>0.761563122272491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61567493279775" calcext:value-type="float">
            <text:p>0.76156749327977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61874139308929" calcext:value-type="float">
            <text:p>0.76187413930892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62089471022288" calcext:value-type="float">
            <text:p>0.762089471022288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762881219387054" calcext:value-type="float">
            <text:p>0.76288121938705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62881219387054" calcext:value-type="float">
            <text:p>0.76288121938705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63019839922587" calcext:value-type="float">
            <text:p>0.763019839922587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763076305389404" calcext:value-type="float">
            <text:p>0.76307630538940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63076305389404" calcext:value-type="float">
            <text:p>0.76307630538940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63106445471446" calcext:value-type="float">
            <text:p>0.76310644547144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63807813326518" calcext:value-type="float">
            <text:p>0.76380781332651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63807813326518" calcext:value-type="float">
            <text:p>0.76380781332651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63807813326518" calcext:value-type="float">
            <text:p>0.76380781332651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63829708099365" calcext:value-type="float">
            <text:p>0.76382970809936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63963162899017" calcext:value-type="float">
            <text:p>0.76396316289901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63963162899017" calcext:value-type="float">
            <text:p>0.76396316289901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64591832955678" calcext:value-type="float">
            <text:p>0.764591832955678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765411833922068" calcext:value-type="float">
            <text:p>0.76541183392206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765411833922068" calcext:value-type="float">
            <text:p>0.76541183392206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66311724980672" calcext:value-type="float">
            <text:p>0.76631172498067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766573965549469" calcext:value-type="float">
            <text:p>0.76657396554946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766952812671661" calcext:value-type="float">
            <text:p>0.76695281267166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67426073551178" calcext:value-type="float">
            <text:p>0.76742607355117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68020172913869" calcext:value-type="float">
            <text:p>0.76802017291386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68020172913869" calcext:value-type="float">
            <text:p>0.76802017291386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68890659014384" calcext:value-type="float">
            <text:p>0.76889065901438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68938581148783" calcext:value-type="float">
            <text:p>0.76893858114878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69083917140961" calcext:value-type="float">
            <text:p>0.769083917140961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7022127310435" calcext:value-type="float">
            <text:p>0.77022127310435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7022127310435" calcext:value-type="float">
            <text:p>0.77022127310435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77074917157491" calcext:value-type="float">
            <text:p>0.7707491715749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77074917157491" calcext:value-type="float">
            <text:p>0.7707491715749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77197535832723" calcext:value-type="float">
            <text:p>0.77197535832723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7240385611852" calcext:value-type="float">
            <text:p>0.7724038561185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73060381412506" calcext:value-type="float">
            <text:p>0.77306038141250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73320496082306" calcext:value-type="float">
            <text:p>0.773320496082306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73580292860667" calcext:value-type="float">
            <text:p>0.773580292860667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773580292860667" calcext:value-type="float">
            <text:p>0.773580292860667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774316032727559" calcext:value-type="float">
            <text:p>0.77431603272755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745254834493" calcext:value-type="float">
            <text:p>0.774525483449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774616618951162" calcext:value-type="float">
            <text:p>0.77461661895116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74641633033752" calcext:value-type="float">
            <text:p>0.77464163303375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74641633033752" calcext:value-type="float">
            <text:p>0.77464163303375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7520751953125" calcext:value-type="float">
            <text:p>0.7752075195312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77520751953125" calcext:value-type="float">
            <text:p>0.7752075195312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77520751953125" calcext:value-type="float">
            <text:p>0.7752075195312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75343716144562" calcext:value-type="float">
            <text:p>0.77534371614456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775343716144562" calcext:value-type="float">
            <text:p>0.77534371614456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775343716144562" calcext:value-type="float">
            <text:p>0.77534371614456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776935279369354" calcext:value-type="float">
            <text:p>0.77693527936935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77033487955729" calcext:value-type="float">
            <text:p>0.77703348795572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77347763379415" calcext:value-type="float">
            <text:p>0.77734776337941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77593692143758" calcext:value-type="float">
            <text:p>0.77759369214375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77991731961568" calcext:value-type="float">
            <text:p>0.77799173196156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77991731961568" calcext:value-type="float">
            <text:p>0.77799173196156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78121074040731" calcext:value-type="float">
            <text:p>0.77812107404073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7903813123703" calcext:value-type="float">
            <text:p>0.7790381312370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80588805675507" calcext:value-type="float">
            <text:p>0.78058880567550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780588805675507" calcext:value-type="float">
            <text:p>0.78058880567550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80806839466095" calcext:value-type="float">
            <text:p>0.78080683946609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781470457712809" calcext:value-type="float">
            <text:p>0.78147045771280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81470457712809" calcext:value-type="float">
            <text:p>0.78147045771280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81470457712809" calcext:value-type="float">
            <text:p>0.78147045771280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782281796137492" calcext:value-type="float">
            <text:p>0.78228179613749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782739023367564" calcext:value-type="float">
            <text:p>0.78273902336756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82739023367564" calcext:value-type="float">
            <text:p>0.78273902336756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83665716648102" calcext:value-type="float">
            <text:p>0.78366571664810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83665716648102" calcext:value-type="float">
            <text:p>0.78366571664810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83923427263896" calcext:value-type="float">
            <text:p>0.783923427263896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784056504567464" calcext:value-type="float">
            <text:p>0.78405650456746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84670273462931" calcext:value-type="float">
            <text:p>0.78467027346293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84796138604482" calcext:value-type="float">
            <text:p>0.78479613860448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784796138604482" calcext:value-type="float">
            <text:p>0.78479613860448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784796138604482" calcext:value-type="float">
            <text:p>0.78479613860448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84796138604482" calcext:value-type="float">
            <text:p>0.78479613860448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784796138604482" calcext:value-type="float">
            <text:p>0.78479613860448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84797668457031" calcext:value-type="float">
            <text:p>0.78479766845703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84797668457031" calcext:value-type="float">
            <text:p>0.78479766845703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85257736841838" calcext:value-type="float">
            <text:p>0.785257736841838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786377469698588" calcext:value-type="float">
            <text:p>0.78637746969858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86463956038157" calcext:value-type="float">
            <text:p>0.78646395603815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86463956038157" calcext:value-type="float">
            <text:p>0.78646395603815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787446955839793" calcext:value-type="float">
            <text:p>0.78744695583979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788296182950338" calcext:value-type="float">
            <text:p>0.78829618295033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88296182950338" calcext:value-type="float">
            <text:p>0.78829618295033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88296182950338" calcext:value-type="float">
            <text:p>0.78829618295033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89034922917684" calcext:value-type="float">
            <text:p>0.78903492291768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89034922917684" calcext:value-type="float">
            <text:p>0.78903492291768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89034922917684" calcext:value-type="float">
            <text:p>0.78903492291768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89034922917684" calcext:value-type="float">
            <text:p>0.78903492291768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89034922917684" calcext:value-type="float">
            <text:p>0.78903492291768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89034922917684" calcext:value-type="float">
            <text:p>0.78903492291768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89464275042216" calcext:value-type="float">
            <text:p>0.78946427504221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789501945177714" calcext:value-type="float">
            <text:p>0.78950194517771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91682263215383" calcext:value-type="float">
            <text:p>0.79168226321538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92824645837148" calcext:value-type="float">
            <text:p>0.79282464583714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9396919409434" calcext:value-type="float">
            <text:p>0.7939691940943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94010659058889" calcext:value-type="float">
            <text:p>0.79401065905888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794800837834676" calcext:value-type="float">
            <text:p>0.79480083783467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795995473861694" calcext:value-type="float">
            <text:p>0.79599547386169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95995473861694" calcext:value-type="float">
            <text:p>0.79599547386169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95995473861694" calcext:value-type="float">
            <text:p>0.79599547386169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95995473861694" calcext:value-type="float">
            <text:p>0.79599547386169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95995473861694" calcext:value-type="float">
            <text:p>0.79599547386169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96381890773773" calcext:value-type="float">
            <text:p>0.79638189077377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96404043833415" calcext:value-type="float">
            <text:p>0.79640404383341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96404043833415" calcext:value-type="float">
            <text:p>0.79640404383341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9692816734314" calcext:value-type="float">
            <text:p>0.7969281673431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79692816734314" calcext:value-type="float">
            <text:p>0.7969281673431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9692816734314" calcext:value-type="float">
            <text:p>0.7969281673431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9692816734314" calcext:value-type="float">
            <text:p>0.7969281673431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9692816734314" calcext:value-type="float">
            <text:p>0.7969281673431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9692816734314" calcext:value-type="float">
            <text:p>0.7969281673431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9692816734314" calcext:value-type="float">
            <text:p>0.7969281673431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79692816734314" calcext:value-type="float">
            <text:p>0.7969281673431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9692816734314" calcext:value-type="float">
            <text:p>0.7969281673431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9692816734314" calcext:value-type="float">
            <text:p>0.7969281673431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9692816734314" calcext:value-type="float">
            <text:p>0.7969281673431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9692816734314" calcext:value-type="float">
            <text:p>0.7969281673431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97529359658559" calcext:value-type="float">
            <text:p>0.79752935965855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98033674558004" calcext:value-type="float">
            <text:p>0.79803367455800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98033674558004" calcext:value-type="float">
            <text:p>0.79803367455800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798448483149211" calcext:value-type="float">
            <text:p>0.79844848314921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98448483149211" calcext:value-type="float">
            <text:p>0.79844848314921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98450807730357" calcext:value-type="float">
            <text:p>0.798450807730357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798496762911479" calcext:value-type="float">
            <text:p>0.79849676291147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98694550991058" calcext:value-type="float">
            <text:p>0.79869455099105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98694550991058" calcext:value-type="float">
            <text:p>0.79869455099105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98694550991058" calcext:value-type="float">
            <text:p>0.79869455099105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99548784891764" calcext:value-type="float">
            <text:p>0.79954878489176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99579819043477" calcext:value-type="float">
            <text:p>0.79957981904347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799579819043477" calcext:value-type="float">
            <text:p>0.79957981904347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99579819043477" calcext:value-type="float">
            <text:p>0.79957981904347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99579819043477" calcext:value-type="float">
            <text:p>0.79957981904347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799688279628754" calcext:value-type="float">
            <text:p>0.79968827962875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99688279628754" calcext:value-type="float">
            <text:p>0.79968827962875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799688279628754" calcext:value-type="float">
            <text:p>0.79968827962875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00561328728994" calcext:value-type="float">
            <text:p>0.80056132872899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01822602748871" calcext:value-type="float">
            <text:p>0.801822602748871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802840928236643" calcext:value-type="float">
            <text:p>0.80284092823664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03542137145996" calcext:value-type="float">
            <text:p>0.80354213714599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03622086842855" calcext:value-type="float">
            <text:p>0.80362208684285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803632696469625" calcext:value-type="float">
            <text:p>0.80363269646962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04680367310842" calcext:value-type="float">
            <text:p>0.80468036731084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804680367310842" calcext:value-type="float">
            <text:p>0.80468036731084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04680367310842" calcext:value-type="float">
            <text:p>0.80468036731084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04680367310842" calcext:value-type="float">
            <text:p>0.80468036731084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04680367310842" calcext:value-type="float">
            <text:p>0.80468036731084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04680367310842" calcext:value-type="float">
            <text:p>0.80468036731084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04680367310842" calcext:value-type="float">
            <text:p>0.80468036731084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04680367310842" calcext:value-type="float">
            <text:p>0.80468036731084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04680367310842" calcext:value-type="float">
            <text:p>0.80468036731084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804680367310842" calcext:value-type="float">
            <text:p>0.80468036731084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04680367310842" calcext:value-type="float">
            <text:p>0.80468036731084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04680367310842" calcext:value-type="float">
            <text:p>0.80468036731084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04680367310842" calcext:value-type="float">
            <text:p>0.80468036731084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04680367310842" calcext:value-type="float">
            <text:p>0.80468036731084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04680367310842" calcext:value-type="float">
            <text:p>0.80468036731084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804858803749085" calcext:value-type="float">
            <text:p>0.80485880374908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806899706522624" calcext:value-type="float">
            <text:p>0.80689970652262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07190835475922" calcext:value-type="float">
            <text:p>0.80719083547592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807190835475922" calcext:value-type="float">
            <text:p>0.80719083547592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07190835475922" calcext:value-type="float">
            <text:p>0.80719083547592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807190835475922" calcext:value-type="float">
            <text:p>0.80719083547592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807190835475922" calcext:value-type="float">
            <text:p>0.80719083547592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807190835475922" calcext:value-type="float">
            <text:p>0.80719083547592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807190835475922" calcext:value-type="float">
            <text:p>0.80719083547592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807190835475922" calcext:value-type="float">
            <text:p>0.80719083547592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807707945505778" calcext:value-type="float">
            <text:p>0.80770794550577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08633387088776" calcext:value-type="float">
            <text:p>0.80863338708877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08645387490591" calcext:value-type="float">
            <text:p>0.808645387490591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808887223402659" calcext:value-type="float">
            <text:p>0.80888722340265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08887223402659" calcext:value-type="float">
            <text:p>0.80888722340265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09106330076853" calcext:value-type="float">
            <text:p>0.80910633007685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09106330076853" calcext:value-type="float">
            <text:p>0.80910633007685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09241731961568" calcext:value-type="float">
            <text:p>0.80924173196156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09255182743073" calcext:value-type="float">
            <text:p>0.809255182743073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10312549273173" calcext:value-type="float">
            <text:p>0.810312549273173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810407261053721" calcext:value-type="float">
            <text:p>0.81040726105372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10407261053721" calcext:value-type="float">
            <text:p>0.81040726105372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10632805029551" calcext:value-type="float">
            <text:p>0.81063280502955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11733881632487" calcext:value-type="float">
            <text:p>0.81173388163248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11733881632487" calcext:value-type="float">
            <text:p>0.81173388163248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11733881632487" calcext:value-type="float">
            <text:p>0.81173388163248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811733881632487" calcext:value-type="float">
            <text:p>0.81173388163248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11733881632487" calcext:value-type="float">
            <text:p>0.81173388163248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811733881632487" calcext:value-type="float">
            <text:p>0.81173388163248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12647402286529" calcext:value-type="float">
            <text:p>0.81264740228652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12647402286529" calcext:value-type="float">
            <text:p>0.81264740228652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12938690185547" calcext:value-type="float">
            <text:p>0.81293869018554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13628792762756" calcext:value-type="float">
            <text:p>0.81362879276275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14236104488373" calcext:value-type="float">
            <text:p>0.81423610448837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814379513263702" calcext:value-type="float">
            <text:p>0.81437951326370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14379513263702" calcext:value-type="float">
            <text:p>0.81437951326370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14379513263702" calcext:value-type="float">
            <text:p>0.81437951326370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14783791700999" calcext:value-type="float">
            <text:p>0.81478379170099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15068900585175" calcext:value-type="float">
            <text:p>0.81506890058517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15068900585175" calcext:value-type="float">
            <text:p>0.81506890058517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15068900585175" calcext:value-type="float">
            <text:p>0.81506890058517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16336949666341" calcext:value-type="float">
            <text:p>0.81633694966634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16486914952596" calcext:value-type="float">
            <text:p>0.81648691495259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16486914952596" calcext:value-type="float">
            <text:p>0.81648691495259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816486914952596" calcext:value-type="float">
            <text:p>0.81648691495259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816486914952596" calcext:value-type="float">
            <text:p>0.81648691495259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816507438818614" calcext:value-type="float">
            <text:p>0.81650743881861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16713651021322" calcext:value-type="float">
            <text:p>0.81671365102132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17397514979045" calcext:value-type="float">
            <text:p>0.81739751497904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17648768424988" calcext:value-type="float">
            <text:p>0.817648768424988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817700942357381" calcext:value-type="float">
            <text:p>0.81770094235738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17700942357381" calcext:value-type="float">
            <text:p>0.81770094235738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18008800347646" calcext:value-type="float">
            <text:p>0.81800880034764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818008800347646" calcext:value-type="float">
            <text:p>0.81800880034764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818195839722951" calcext:value-type="float">
            <text:p>0.818195839722951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19620947043101" calcext:value-type="float">
            <text:p>0.81962094704310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20083677768707" calcext:value-type="float">
            <text:p>0.820083677768707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820130228996277" calcext:value-type="float">
            <text:p>0.82013022899627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20363541444143" calcext:value-type="float">
            <text:p>0.820363541444143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20668399333954" calcext:value-type="float">
            <text:p>0.82066839933395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21199695269267" calcext:value-type="float">
            <text:p>0.82119969526926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821427981058756" calcext:value-type="float">
            <text:p>0.821427981058756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21427981058756" calcext:value-type="float">
            <text:p>0.821427981058756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21453809738159" calcext:value-type="float">
            <text:p>0.82145380973815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21453809738159" calcext:value-type="float">
            <text:p>0.82145380973815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21453809738159" calcext:value-type="float">
            <text:p>0.82145380973815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21453809738159" calcext:value-type="float">
            <text:p>0.82145380973815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21453809738159" calcext:value-type="float">
            <text:p>0.82145380973815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21453809738159" calcext:value-type="float">
            <text:p>0.82145380973815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21589052677154" calcext:value-type="float">
            <text:p>0.821589052677154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22381615638733" calcext:value-type="float">
            <text:p>0.822381615638733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23174854119619" calcext:value-type="float">
            <text:p>0.82317485411961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823174854119619" calcext:value-type="float">
            <text:p>0.82317485411961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24315269788106" calcext:value-type="float">
            <text:p>0.82431526978810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24315269788106" calcext:value-type="float">
            <text:p>0.82431526978810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824881096680959" calcext:value-type="float">
            <text:p>0.82488109668095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24881096680959" calcext:value-type="float">
            <text:p>0.82488109668095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25032552083333" calcext:value-type="float">
            <text:p>0.82503255208333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25032552083333" calcext:value-type="float">
            <text:p>0.82503255208333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825032552083333" calcext:value-type="float">
            <text:p>0.82503255208333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825032552083333" calcext:value-type="float">
            <text:p>0.82503255208333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25061897436778" calcext:value-type="float">
            <text:p>0.82506189743677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825061897436778" calcext:value-type="float">
            <text:p>0.82506189743677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825061897436778" calcext:value-type="float">
            <text:p>0.82506189743677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25061897436778" calcext:value-type="float">
            <text:p>0.82506189743677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825061897436778" calcext:value-type="float">
            <text:p>0.82506189743677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825061897436778" calcext:value-type="float">
            <text:p>0.82506189743677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825061897436778" calcext:value-type="float">
            <text:p>0.82506189743677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826067547003428" calcext:value-type="float">
            <text:p>0.82606754700342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26067547003428" calcext:value-type="float">
            <text:p>0.82606754700342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26067547003428" calcext:value-type="float">
            <text:p>0.82606754700342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26067547003428" calcext:value-type="float">
            <text:p>0.82606754700342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26453884442647" calcext:value-type="float">
            <text:p>0.82645388444264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26459626356761" calcext:value-type="float">
            <text:p>0.82645962635676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26577564080556" calcext:value-type="float">
            <text:p>0.82657756408055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26786239941915" calcext:value-type="float">
            <text:p>0.82678623994191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826786239941915" calcext:value-type="float">
            <text:p>0.82678623994191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826786239941915" calcext:value-type="float">
            <text:p>0.82678623994191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826786239941915" calcext:value-type="float">
            <text:p>0.82678623994191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826786239941915" calcext:value-type="float">
            <text:p>0.82678623994191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826786239941915" calcext:value-type="float">
            <text:p>0.82678623994191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826786239941915" calcext:value-type="float">
            <text:p>0.82678623994191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826786239941915" calcext:value-type="float">
            <text:p>0.82678623994191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826786239941915" calcext:value-type="float">
            <text:p>0.82678623994191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826786239941915" calcext:value-type="float">
            <text:p>0.82678623994191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826786239941915" calcext:value-type="float">
            <text:p>0.82678623994191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826786239941915" calcext:value-type="float">
            <text:p>0.82678623994191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827541649341583" calcext:value-type="float">
            <text:p>0.82754164934158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827541649341583" calcext:value-type="float">
            <text:p>0.82754164934158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827541649341583" calcext:value-type="float">
            <text:p>0.82754164934158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27588578065236" calcext:value-type="float">
            <text:p>0.827588578065236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28287740548452" calcext:value-type="float">
            <text:p>0.828287740548452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29029500484467" calcext:value-type="float">
            <text:p>0.82902950048446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29029500484467" calcext:value-type="float">
            <text:p>0.82902950048446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29029500484467" calcext:value-type="float">
            <text:p>0.82902950048446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29944332440694" calcext:value-type="float">
            <text:p>0.82994433244069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30350855986277" calcext:value-type="float">
            <text:p>0.83035085598627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830350855986277" calcext:value-type="float">
            <text:p>0.83035085598627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30350855986277" calcext:value-type="float">
            <text:p>0.83035085598627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831133405367533" calcext:value-type="float">
            <text:p>0.83113340536753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31957538922628" calcext:value-type="float">
            <text:p>0.83195753892262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832002778848012" calcext:value-type="float">
            <text:p>0.83200277884801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833224495251974" calcext:value-type="float">
            <text:p>0.83322449525197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33224495251974" calcext:value-type="float">
            <text:p>0.83322449525197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833224495251974" calcext:value-type="float">
            <text:p>0.83322449525197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33224495251974" calcext:value-type="float">
            <text:p>0.83322449525197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33224495251974" calcext:value-type="float">
            <text:p>0.83322449525197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833224495251974" calcext:value-type="float">
            <text:p>0.83322449525197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35789124170939" calcext:value-type="float">
            <text:p>0.8357891241709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835844417413076" calcext:value-type="float">
            <text:p>0.835844417413076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35844417413076" calcext:value-type="float">
            <text:p>0.835844417413076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835844417413076" calcext:value-type="float">
            <text:p>0.835844417413076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35930903752645" calcext:value-type="float">
            <text:p>0.83593090375264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35930903752645" calcext:value-type="float">
            <text:p>0.83593090375264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35930903752645" calcext:value-type="float">
            <text:p>0.83593090375264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35930903752645" calcext:value-type="float">
            <text:p>0.83593090375264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835930903752645" calcext:value-type="float">
            <text:p>0.83593090375264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36597621440887" calcext:value-type="float">
            <text:p>0.83659762144088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36985727151235" calcext:value-type="float">
            <text:p>0.83698572715123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36985727151235" calcext:value-type="float">
            <text:p>0.83698572715123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837090293566386" calcext:value-type="float">
            <text:p>0.83709029356638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837090293566386" calcext:value-type="float">
            <text:p>0.83709029356638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39502354462942" calcext:value-type="float">
            <text:p>0.83950235446294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839502354462942" calcext:value-type="float">
            <text:p>0.83950235446294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839506904284159" calcext:value-type="float">
            <text:p>0.83950690428415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39506904284159" calcext:value-type="float">
            <text:p>0.83950690428415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41980199019114" calcext:value-type="float">
            <text:p>0.84198019901911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841980199019114" calcext:value-type="float">
            <text:p>0.84198019901911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841980199019114" calcext:value-type="float">
            <text:p>0.84198019901911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841980199019114" calcext:value-type="float">
            <text:p>0.84198019901911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841980199019114" calcext:value-type="float">
            <text:p>0.84198019901911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841980199019114" calcext:value-type="float">
            <text:p>0.84198019901911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841980199019114" calcext:value-type="float">
            <text:p>0.84198019901911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841980199019114" calcext:value-type="float">
            <text:p>0.84198019901911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841980199019114" calcext:value-type="float">
            <text:p>0.84198019901911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842296302318573" calcext:value-type="float">
            <text:p>0.84229630231857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42296302318573" calcext:value-type="float">
            <text:p>0.84229630231857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42296302318573" calcext:value-type="float">
            <text:p>0.84229630231857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42449963092804" calcext:value-type="float">
            <text:p>0.842449963092804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842457373936971" calcext:value-type="float">
            <text:p>0.842457373936971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842680235703786" calcext:value-type="float">
            <text:p>0.84268023570378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42680235703786" calcext:value-type="float">
            <text:p>0.84268023570378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42680235703786" calcext:value-type="float">
            <text:p>0.84268023570378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842680235703786" calcext:value-type="float">
            <text:p>0.84268023570378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42680235703786" calcext:value-type="float">
            <text:p>0.84268023570378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43795637289683" calcext:value-type="float">
            <text:p>0.84379563728968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43795637289683" calcext:value-type="float">
            <text:p>0.84379563728968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43795637289683" calcext:value-type="float">
            <text:p>0.84379563728968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843795637289683" calcext:value-type="float">
            <text:p>0.84379563728968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45442712306976" calcext:value-type="float">
            <text:p>0.84544271230697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45670859018962" calcext:value-type="float">
            <text:p>0.84567085901896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847759584585826" calcext:value-type="float">
            <text:p>0.84775958458582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47932040691376" calcext:value-type="float">
            <text:p>0.84793204069137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847932040691376" calcext:value-type="float">
            <text:p>0.84793204069137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847998877366384" calcext:value-type="float">
            <text:p>0.84799887736638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848226984341939" calcext:value-type="float">
            <text:p>0.84822698434193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48315099875132" calcext:value-type="float">
            <text:p>0.84831509987513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48407983779907" calcext:value-type="float">
            <text:p>0.84840798377990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48509112993876" calcext:value-type="float">
            <text:p>0.84850911299387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48509112993876" calcext:value-type="float">
            <text:p>0.84850911299387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48622957865397" calcext:value-type="float">
            <text:p>0.84862295786539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848622957865397" calcext:value-type="float">
            <text:p>0.84862295786539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848659336566925" calcext:value-type="float">
            <text:p>0.84865933656692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48734120527903" calcext:value-type="float">
            <text:p>0.84873412052790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48734120527903" calcext:value-type="float">
            <text:p>0.848734120527903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848816295464834" calcext:value-type="float">
            <text:p>0.84881629546483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49374711513519" calcext:value-type="float">
            <text:p>0.84937471151351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849697629610697" calcext:value-type="float">
            <text:p>0.84969762961069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49697629610697" calcext:value-type="float">
            <text:p>0.84969762961069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49698921044668" calcext:value-type="float">
            <text:p>0.84969892104466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50193699200948" calcext:value-type="float">
            <text:p>0.85019369920094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50193699200948" calcext:value-type="float">
            <text:p>0.85019369920094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50214799245199" calcext:value-type="float">
            <text:p>0.85021479924519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850967466831207" calcext:value-type="float">
            <text:p>0.85096746683120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51688345273336" calcext:value-type="float">
            <text:p>0.85168834527333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851903339227041" calcext:value-type="float">
            <text:p>0.85190333922704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51903339227041" calcext:value-type="float">
            <text:p>0.85190333922704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51903339227041" calcext:value-type="float">
            <text:p>0.85190333922704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51903339227041" calcext:value-type="float">
            <text:p>0.85190333922704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52253456910451" calcext:value-type="float">
            <text:p>0.85225345691045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52253456910451" calcext:value-type="float">
            <text:p>0.85225345691045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852253456910451" calcext:value-type="float">
            <text:p>0.85225345691045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52253456910451" calcext:value-type="float">
            <text:p>0.85225345691045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52253456910451" calcext:value-type="float">
            <text:p>0.85225345691045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52253456910451" calcext:value-type="float">
            <text:p>0.85225345691045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52453211943308" calcext:value-type="float">
            <text:p>0.85245321194330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52477351824443" calcext:value-type="float">
            <text:p>0.85247735182444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52487742900848" calcext:value-type="float">
            <text:p>0.852487742900848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52569540341695" calcext:value-type="float">
            <text:p>0.85256954034169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52569540341695" calcext:value-type="float">
            <text:p>0.85256954034169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52569540341695" calcext:value-type="float">
            <text:p>0.85256954034169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52569540341695" calcext:value-type="float">
            <text:p>0.85256954034169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52569540341695" calcext:value-type="float">
            <text:p>0.85256954034169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53412608305613" calcext:value-type="float">
            <text:p>0.85341260830561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854763487974803" calcext:value-type="float">
            <text:p>0.85476348797480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56041510899862" calcext:value-type="float">
            <text:p>0.85604151089986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56151004632314" calcext:value-type="float">
            <text:p>0.85615100463231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856170952320099" calcext:value-type="float">
            <text:p>0.85617095232009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56231172879537" calcext:value-type="float">
            <text:p>0.85623117287953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56573581695556" calcext:value-type="float">
            <text:p>0.85657358169555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56886009375254" calcext:value-type="float">
            <text:p>0.85688600937525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856886009375254" calcext:value-type="float">
            <text:p>0.85688600937525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57077280680339" calcext:value-type="float">
            <text:p>0.85707728068033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57531905174255" calcext:value-type="float">
            <text:p>0.85753190517425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858539263407389" calcext:value-type="float">
            <text:p>0.85853926340738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58539263407389" calcext:value-type="float">
            <text:p>0.85853926340738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59390695889791" calcext:value-type="float">
            <text:p>0.85939069588979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59390695889791" calcext:value-type="float">
            <text:p>0.85939069588979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59783311684926" calcext:value-type="float">
            <text:p>0.85978331168492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59783311684926" calcext:value-type="float">
            <text:p>0.85978331168492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59783311684926" calcext:value-type="float">
            <text:p>0.85978331168492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59783311684926" calcext:value-type="float">
            <text:p>0.85978331168492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60319038232168" calcext:value-type="float">
            <text:p>0.86031903823216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60434234142303" calcext:value-type="float">
            <text:p>0.86043423414230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60434234142303" calcext:value-type="float">
            <text:p>0.86043423414230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60434234142303" calcext:value-type="float">
            <text:p>0.86043423414230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60568463802338" calcext:value-type="float">
            <text:p>0.86056846380233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60794961452484" calcext:value-type="float">
            <text:p>0.86079496145248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860794961452484" calcext:value-type="float">
            <text:p>0.86079496145248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860883792241414" calcext:value-type="float">
            <text:p>0.860883792241414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60905150572459" calcext:value-type="float">
            <text:p>0.86090515057245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61047883828481" calcext:value-type="float">
            <text:p>0.86104788382848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61199657122294" calcext:value-type="float">
            <text:p>0.86119965712229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61199657122294" calcext:value-type="float">
            <text:p>0.86119965712229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61199657122294" calcext:value-type="float">
            <text:p>0.86119965712229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61605087916056" calcext:value-type="float">
            <text:p>0.86160508791605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62013916174571" calcext:value-type="float">
            <text:p>0.86201391617457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62161238988241" calcext:value-type="float">
            <text:p>0.86216123898824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62161238988241" calcext:value-type="float">
            <text:p>0.86216123898824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6311282714208" calcext:value-type="float">
            <text:p>0.8631128271420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863162537415822" calcext:value-type="float">
            <text:p>0.86316253741582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863162537415822" calcext:value-type="float">
            <text:p>0.86316253741582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63212863604228" calcext:value-type="float">
            <text:p>0.86321286360422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863212863604228" calcext:value-type="float">
            <text:p>0.86321286360422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863212863604228" calcext:value-type="float">
            <text:p>0.86321286360422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63289972146352" calcext:value-type="float">
            <text:p>0.86328997214635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63491674264272" calcext:value-type="float">
            <text:p>0.86349167426427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63491674264272" calcext:value-type="float">
            <text:p>0.86349167426427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64396591981252" calcext:value-type="float">
            <text:p>0.86439659198125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65438083807627" calcext:value-type="float">
            <text:p>0.86543808380762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865438083807627" calcext:value-type="float">
            <text:p>0.86543808380762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865483303864797" calcext:value-type="float">
            <text:p>0.86548330386479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65633885065714" calcext:value-type="float">
            <text:p>0.86563388506571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65633885065714" calcext:value-type="float">
            <text:p>0.86563388506571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65910669167836" calcext:value-type="float">
            <text:p>0.86591066916783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86659582455953" calcext:value-type="float">
            <text:p>0.8665958245595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867424964904785" calcext:value-type="float">
            <text:p>0.86742496490478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867818017800649" calcext:value-type="float">
            <text:p>0.86781801780064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67852449417114" calcext:value-type="float">
            <text:p>0.86785244941711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867852449417114" calcext:value-type="float">
            <text:p>0.86785244941711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868028402328491" calcext:value-type="float">
            <text:p>0.86802840232849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68028402328491" calcext:value-type="float">
            <text:p>0.86802840232849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868028402328491" calcext:value-type="float">
            <text:p>0.86802840232849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868028402328491" calcext:value-type="float">
            <text:p>0.86802840232849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868251820405324" calcext:value-type="float">
            <text:p>0.86825182040532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68251820405324" calcext:value-type="float">
            <text:p>0.86825182040532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7058687210083" calcext:value-type="float">
            <text:p>0.8705868721008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70721956094106" calcext:value-type="float">
            <text:p>0.87072195609410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70721956094106" calcext:value-type="float">
            <text:p>0.87072195609410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7223748366038" calcext:value-type="float">
            <text:p>0.87223748366038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72929473718007" calcext:value-type="float">
            <text:p>0.87292947371800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72929473718007" calcext:value-type="float">
            <text:p>0.87292947371800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873099267482758" calcext:value-type="float">
            <text:p>0.873099267482758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73243649800619" calcext:value-type="float">
            <text:p>0.87324364980061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73243649800619" calcext:value-type="float">
            <text:p>0.87324364980061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73603661855062" calcext:value-type="float">
            <text:p>0.87360366185506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73603661855062" calcext:value-type="float">
            <text:p>0.87360366185506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7394517660141" calcext:value-type="float">
            <text:p>0.8739451766014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7394517660141" calcext:value-type="float">
            <text:p>0.8739451766014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74306559562683" calcext:value-type="float">
            <text:p>0.87430655956268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74408702055613" calcext:value-type="float">
            <text:p>0.87440870205561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74463200569153" calcext:value-type="float">
            <text:p>0.87446320056915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74463200569153" calcext:value-type="float">
            <text:p>0.87446320056915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874463200569153" calcext:value-type="float">
            <text:p>0.87446320056915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74463200569153" calcext:value-type="float">
            <text:p>0.87446320056915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874982515970866" calcext:value-type="float">
            <text:p>0.87498251597086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74982515970866" calcext:value-type="float">
            <text:p>0.87498251597086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75067353248596" calcext:value-type="float">
            <text:p>0.87506735324859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75067353248596" calcext:value-type="float">
            <text:p>0.87506735324859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75082353750865" calcext:value-type="float">
            <text:p>0.875082353750865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75176350275675" calcext:value-type="float">
            <text:p>0.87517635027567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75769337018331" calcext:value-type="float">
            <text:p>0.87576933701833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77312084039052" calcext:value-type="float">
            <text:p>0.87731208403905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877332230408986" calcext:value-type="float">
            <text:p>0.87733223040898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877332230408986" calcext:value-type="float">
            <text:p>0.87733223040898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877332230408986" calcext:value-type="float">
            <text:p>0.87733223040898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77648750940959" calcext:value-type="float">
            <text:p>0.87764875094095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7769482533137" calcext:value-type="float">
            <text:p>0.8776948253313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77821405728658" calcext:value-type="float">
            <text:p>0.87782140572865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878187616666158" calcext:value-type="float">
            <text:p>0.87818761666615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878187616666158" calcext:value-type="float">
            <text:p>0.87818761666615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879767179489136" calcext:value-type="float">
            <text:p>0.87976717948913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879767179489136" calcext:value-type="float">
            <text:p>0.87976717948913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80239446957906" calcext:value-type="float">
            <text:p>0.88023944695790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80889932314555" calcext:value-type="float">
            <text:p>0.88088993231455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8809827764829" calcext:value-type="float">
            <text:p>0.880982776482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881254434585571" calcext:value-type="float">
            <text:p>0.88125443458557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81385048230489" calcext:value-type="float">
            <text:p>0.88138504823048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81385048230489" calcext:value-type="float">
            <text:p>0.88138504823048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81696959336599" calcext:value-type="float">
            <text:p>0.88169695933659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81893376509349" calcext:value-type="float">
            <text:p>0.88189337650934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82092754046122" calcext:value-type="float">
            <text:p>0.88209275404612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82546861966451" calcext:value-type="float">
            <text:p>0.88254686196645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83165001869202" calcext:value-type="float">
            <text:p>0.88316500186920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83285363515218" calcext:value-type="float">
            <text:p>0.88328536351521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84538233280182" calcext:value-type="float">
            <text:p>0.884538233280182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885505100091299" calcext:value-type="float">
            <text:p>0.88550510009129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885897000630697" calcext:value-type="float">
            <text:p>0.88589700063069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86149485905965" calcext:value-type="float">
            <text:p>0.88614948590596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86149485905965" calcext:value-type="float">
            <text:p>0.88614948590596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886149485905965" calcext:value-type="float">
            <text:p>0.88614948590596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86149485905965" calcext:value-type="float">
            <text:p>0.88614948590596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86149485905965" calcext:value-type="float">
            <text:p>0.88614948590596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86149485905965" calcext:value-type="float">
            <text:p>0.88614948590596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86149485905965" calcext:value-type="float">
            <text:p>0.88614948590596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86409680048624" calcext:value-type="float">
            <text:p>0.88640968004862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86559307575226" calcext:value-type="float">
            <text:p>0.886559307575226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887033343315125" calcext:value-type="float">
            <text:p>0.88703334331512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87033343315125" calcext:value-type="float">
            <text:p>0.88703334331512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87033343315125" calcext:value-type="float">
            <text:p>0.88703334331512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87049416700999" calcext:value-type="float">
            <text:p>0.88704941670099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87802223364512" calcext:value-type="float">
            <text:p>0.88780222336451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87802223364512" calcext:value-type="float">
            <text:p>0.88780222336451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88285477956136" calcext:value-type="float">
            <text:p>0.88828547795613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88485948244731" calcext:value-type="float">
            <text:p>0.88848594824473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88499895731608" calcext:value-type="float">
            <text:p>0.88849989573160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88567904631297" calcext:value-type="float">
            <text:p>0.88856790463129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888567904631297" calcext:value-type="float">
            <text:p>0.88856790463129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89783402283986" calcext:value-type="float">
            <text:p>0.88978340228398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889783402283986" calcext:value-type="float">
            <text:p>0.88978340228398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89866352081299" calcext:value-type="float">
            <text:p>0.88986635208129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90546679496765" calcext:value-type="float">
            <text:p>0.89054667949676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9167066415151" calcext:value-type="float">
            <text:p>0.89167066415151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892117917537689" calcext:value-type="float">
            <text:p>0.89211791753768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892351190249125" calcext:value-type="float">
            <text:p>0.89235119024912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92351190249125" calcext:value-type="float">
            <text:p>0.89235119024912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93377065658569" calcext:value-type="float">
            <text:p>0.89337706565856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93377065658569" calcext:value-type="float">
            <text:p>0.89337706565856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93485605716705" calcext:value-type="float">
            <text:p>0.89348560571670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94967019557953" calcext:value-type="float">
            <text:p>0.89496701955795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894967019557953" calcext:value-type="float">
            <text:p>0.89496701955795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894967019557953" calcext:value-type="float">
            <text:p>0.89496701955795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894967019557953" calcext:value-type="float">
            <text:p>0.89496701955795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95014524459839" calcext:value-type="float">
            <text:p>0.89501452445983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895014524459839" calcext:value-type="float">
            <text:p>0.89501452445983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895014524459839" calcext:value-type="float">
            <text:p>0.89501452445983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895014524459839" calcext:value-type="float">
            <text:p>0.89501452445983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95014524459839" calcext:value-type="float">
            <text:p>0.89501452445983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95014524459839" calcext:value-type="float">
            <text:p>0.89501452445983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95306845506032" calcext:value-type="float">
            <text:p>0.895306845506032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896373331546783" calcext:value-type="float">
            <text:p>0.89637333154678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96876355012258" calcext:value-type="float">
            <text:p>0.89687635501225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97890388965607" calcext:value-type="float">
            <text:p>0.89789038896560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897890388965607" calcext:value-type="float">
            <text:p>0.89789038896560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898025373617808" calcext:value-type="float">
            <text:p>0.89802537361780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98025373617808" calcext:value-type="float">
            <text:p>0.89802537361780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98025373617808" calcext:value-type="float">
            <text:p>0.89802537361780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98437658945719" calcext:value-type="float">
            <text:p>0.89843765894571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98437658945719" calcext:value-type="float">
            <text:p>0.89843765894571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99037996927897" calcext:value-type="float">
            <text:p>0.89903799692789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99912257989248" calcext:value-type="float">
            <text:p>0.89991225798924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99912257989248" calcext:value-type="float">
            <text:p>0.89991225798924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99912257989248" calcext:value-type="float">
            <text:p>0.89991225798924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99912257989248" calcext:value-type="float">
            <text:p>0.89991225798924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899912257989248" calcext:value-type="float">
            <text:p>0.89991225798924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899912257989248" calcext:value-type="float">
            <text:p>0.89991225798924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899912257989248" calcext:value-type="float">
            <text:p>0.89991225798924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00470793247223" calcext:value-type="float">
            <text:p>0.90047079324722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900470793247223" calcext:value-type="float">
            <text:p>0.90047079324722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900621692339579" calcext:value-type="float">
            <text:p>0.90062169233957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01057402292887" calcext:value-type="float">
            <text:p>0.90105740229288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03289278348287" calcext:value-type="float">
            <text:p>0.903289278348287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03340578079224" calcext:value-type="float">
            <text:p>0.90334057807922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0348211924235" calcext:value-type="float">
            <text:p>0.9034821192423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0348211924235" calcext:value-type="float">
            <text:p>0.9034821192423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0348211924235" calcext:value-type="float">
            <text:p>0.9034821192423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0348211924235" calcext:value-type="float">
            <text:p>0.9034821192423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04277424017588" calcext:value-type="float">
            <text:p>0.90427742401758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04277424017588" calcext:value-type="float">
            <text:p>0.90427742401758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05155162016551" calcext:value-type="float">
            <text:p>0.90515516201655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05155162016551" calcext:value-type="float">
            <text:p>0.90515516201655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05155162016551" calcext:value-type="float">
            <text:p>0.90515516201655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05155162016551" calcext:value-type="float">
            <text:p>0.90515516201655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05613462130228" calcext:value-type="float">
            <text:p>0.90561346213022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05613462130228" calcext:value-type="float">
            <text:p>0.90561346213022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906267722447713" calcext:value-type="float">
            <text:p>0.90626772244771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906341373920441" calcext:value-type="float">
            <text:p>0.90634137392044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906341373920441" calcext:value-type="float">
            <text:p>0.90634137392044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06341373920441" calcext:value-type="float">
            <text:p>0.90634137392044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06696875890096" calcext:value-type="float">
            <text:p>0.90669687589009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06696875890096" calcext:value-type="float">
            <text:p>0.90669687589009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906696875890096" calcext:value-type="float">
            <text:p>0.90669687589009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906696875890096" calcext:value-type="float">
            <text:p>0.90669687589009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07055596510569" calcext:value-type="float">
            <text:p>0.90705559651056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07117923100789" calcext:value-type="float">
            <text:p>0.90711792310078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08257961273193" calcext:value-type="float">
            <text:p>0.90825796127319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908257961273193" calcext:value-type="float">
            <text:p>0.90825796127319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08257961273193" calcext:value-type="float">
            <text:p>0.908257961273193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08292690912882" calcext:value-type="float">
            <text:p>0.90829269091288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08292690912882" calcext:value-type="float">
            <text:p>0.90829269091288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08292690912882" calcext:value-type="float">
            <text:p>0.90829269091288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08407151699066" calcext:value-type="float">
            <text:p>0.90840715169906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08694346745809" calcext:value-type="float">
            <text:p>0.90869434674580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908811509609222" calcext:value-type="float">
            <text:p>0.90881150960922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08811509609222" calcext:value-type="float">
            <text:p>0.90881150960922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08957441647848" calcext:value-type="float">
            <text:p>0.90895744164784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09275015195211" calcext:value-type="float">
            <text:p>0.90927501519521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09347812334696" calcext:value-type="float">
            <text:p>0.90934781233469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09368435541789" calcext:value-type="float">
            <text:p>0.90936843554178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09386734167735" calcext:value-type="float">
            <text:p>0.90938673416773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09386734167735" calcext:value-type="float">
            <text:p>0.90938673416773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09386734167735" calcext:value-type="float">
            <text:p>0.90938673416773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09386734167735" calcext:value-type="float">
            <text:p>0.90938673416773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09386734167735" calcext:value-type="float">
            <text:p>0.90938673416773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09386734167735" calcext:value-type="float">
            <text:p>0.90938673416773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09386734167735" calcext:value-type="float">
            <text:p>0.90938673416773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09386734167735" calcext:value-type="float">
            <text:p>0.90938673416773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09644563992818" calcext:value-type="float">
            <text:p>0.90964456399281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09691751003265" calcext:value-type="float">
            <text:p>0.90969175100326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10052955150604" calcext:value-type="float">
            <text:p>0.91005295515060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10105208555857" calcext:value-type="float">
            <text:p>0.91010520855585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10262008508046" calcext:value-type="float">
            <text:p>0.910262008508046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10262008508046" calcext:value-type="float">
            <text:p>0.910262008508046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91090993086497" calcext:value-type="float">
            <text:p>0.9109099308649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1090993086497" calcext:value-type="float">
            <text:p>0.9109099308649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11194523175558" calcext:value-type="float">
            <text:p>0.91119452317555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11222676436106" calcext:value-type="float">
            <text:p>0.91122267643610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911222676436106" calcext:value-type="float">
            <text:p>0.91122267643610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11991635958353" calcext:value-type="float">
            <text:p>0.91199163595835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1237872838974" calcext:value-type="float">
            <text:p>0.91237872838974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12490804990133" calcext:value-type="float">
            <text:p>0.91249080499013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12490804990133" calcext:value-type="float">
            <text:p>0.91249080499013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12802994251251" calcext:value-type="float">
            <text:p>0.91280299425125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12802994251251" calcext:value-type="float">
            <text:p>0.91280299425125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12845194339752" calcext:value-type="float">
            <text:p>0.912845194339752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13037816683451" calcext:value-type="float">
            <text:p>0.91303781668345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913037816683451" calcext:value-type="float">
            <text:p>0.91303781668345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913037816683451" calcext:value-type="float">
            <text:p>0.91303781668345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13037816683451" calcext:value-type="float">
            <text:p>0.91303781668345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13037816683451" calcext:value-type="float">
            <text:p>0.91303781668345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913037816683451" calcext:value-type="float">
            <text:p>0.91303781668345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13037816683451" calcext:value-type="float">
            <text:p>0.91303781668345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913037816683451" calcext:value-type="float">
            <text:p>0.91303781668345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913037816683451" calcext:value-type="float">
            <text:p>0.91303781668345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913055539131165" calcext:value-type="float">
            <text:p>0.913055539131165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13869202136993" calcext:value-type="float">
            <text:p>0.91386920213699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914097408453623" calcext:value-type="float">
            <text:p>0.91409740845362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14097408453623" calcext:value-type="float">
            <text:p>0.91409740845362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914523899555206" calcext:value-type="float">
            <text:p>0.914523899555206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914523899555206" calcext:value-type="float">
            <text:p>0.914523899555206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914754649003347" calcext:value-type="float">
            <text:p>0.91475464900334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14767543474833" calcext:value-type="float">
            <text:p>0.91476754347483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14767543474833" calcext:value-type="float">
            <text:p>0.91476754347483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14767543474833" calcext:value-type="float">
            <text:p>0.91476754347483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14767543474833" calcext:value-type="float">
            <text:p>0.91476754347483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14767543474833" calcext:value-type="float">
            <text:p>0.91476754347483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14833803971608" calcext:value-type="float">
            <text:p>0.91483380397160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15276368459066" calcext:value-type="float">
            <text:p>0.91527636845906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916111787160238" calcext:value-type="float">
            <text:p>0.91611178716023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16481256484985" calcext:value-type="float">
            <text:p>0.91648125648498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16752358277639" calcext:value-type="float">
            <text:p>0.91675235827763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16951656341553" calcext:value-type="float">
            <text:p>0.91695165634155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16951656341553" calcext:value-type="float">
            <text:p>0.91695165634155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16951656341553" calcext:value-type="float">
            <text:p>0.91695165634155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16951656341553" calcext:value-type="float">
            <text:p>0.91695165634155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16951656341553" calcext:value-type="float">
            <text:p>0.91695165634155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16968166828156" calcext:value-type="float">
            <text:p>0.91696816682815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17273739973704" calcext:value-type="float">
            <text:p>0.91727373997370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17273739973704" calcext:value-type="float">
            <text:p>0.91727373997370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17920132478078" calcext:value-type="float">
            <text:p>0.91792013247807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17920132478078" calcext:value-type="float">
            <text:p>0.91792013247807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17923172314962" calcext:value-type="float">
            <text:p>0.91792317231496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18075124422709" calcext:value-type="float">
            <text:p>0.91807512442270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18075124422709" calcext:value-type="float">
            <text:p>0.91807512442270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18117920557658" calcext:value-type="float">
            <text:p>0.91811792055765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918153345584869" calcext:value-type="float">
            <text:p>0.91815334558486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918153345584869" calcext:value-type="float">
            <text:p>0.91815334558486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18153345584869" calcext:value-type="float">
            <text:p>0.91815334558486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18153345584869" calcext:value-type="float">
            <text:p>0.91815334558486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19483065605164" calcext:value-type="float">
            <text:p>0.91948306560516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19483065605164" calcext:value-type="float">
            <text:p>0.91948306560516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20153280099233" calcext:value-type="float">
            <text:p>0.92015328009923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20351167519887" calcext:value-type="float">
            <text:p>0.92035116751988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20538465181986" calcext:value-type="float">
            <text:p>0.92053846518198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920668383439382" calcext:value-type="float">
            <text:p>0.92066838343938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20668383439382" calcext:value-type="float">
            <text:p>0.92066838343938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20668383439382" calcext:value-type="float">
            <text:p>0.92066838343938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20668383439382" calcext:value-type="float">
            <text:p>0.92066838343938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20668383439382" calcext:value-type="float">
            <text:p>0.92066838343938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920668383439382" calcext:value-type="float">
            <text:p>0.92066838343938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920747538407644" calcext:value-type="float">
            <text:p>0.92074753840764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920747538407644" calcext:value-type="float">
            <text:p>0.92074753840764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920747538407644" calcext:value-type="float">
            <text:p>0.92074753840764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920747538407644" calcext:value-type="float">
            <text:p>0.92074753840764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920747538407644" calcext:value-type="float">
            <text:p>0.92074753840764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20747538407644" calcext:value-type="float">
            <text:p>0.92074753840764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20747538407644" calcext:value-type="float">
            <text:p>0.92074753840764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920747538407644" calcext:value-type="float">
            <text:p>0.92074753840764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20747538407644" calcext:value-type="float">
            <text:p>0.92074753840764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920747538407644" calcext:value-type="float">
            <text:p>0.92074753840764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920747538407644" calcext:value-type="float">
            <text:p>0.92074753840764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920747538407644" calcext:value-type="float">
            <text:p>0.92074753840764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20747538407644" calcext:value-type="float">
            <text:p>0.92074753840764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20815527439117" calcext:value-type="float">
            <text:p>0.92081552743911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21203513940175" calcext:value-type="float">
            <text:p>0.92120351394017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21521365642548" calcext:value-type="float">
            <text:p>0.92152136564254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23287828763326" calcext:value-type="float">
            <text:p>0.92328782876332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23287828763326" calcext:value-type="float">
            <text:p>0.92328782876332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23417349656423" calcext:value-type="float">
            <text:p>0.92341734965642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923417349656423" calcext:value-type="float">
            <text:p>0.92341734965642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923417349656423" calcext:value-type="float">
            <text:p>0.92341734965642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923973143100738" calcext:value-type="float">
            <text:p>0.92397314310073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23996349175771" calcext:value-type="float">
            <text:p>0.92399634917577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23996349175771" calcext:value-type="float">
            <text:p>0.92399634917577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23996349175771" calcext:value-type="float">
            <text:p>0.92399634917577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23996349175771" calcext:value-type="float">
            <text:p>0.92399634917577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23996349175771" calcext:value-type="float">
            <text:p>0.92399634917577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23996349175771" calcext:value-type="float">
            <text:p>0.92399634917577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23996349175771" calcext:value-type="float">
            <text:p>0.92399634917577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23996349175771" calcext:value-type="float">
            <text:p>0.92399634917577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23996349175771" calcext:value-type="float">
            <text:p>0.92399634917577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24491723378499" calcext:value-type="float">
            <text:p>0.92449172337849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924536466598511" calcext:value-type="float">
            <text:p>0.92453646659851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24536466598511" calcext:value-type="float">
            <text:p>0.92453646659851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24709856510162" calcext:value-type="float">
            <text:p>0.92470985651016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25184269746145" calcext:value-type="float">
            <text:p>0.92518426974614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2526259024938" calcext:value-type="float">
            <text:p>0.9252625902493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25321102142334" calcext:value-type="float">
            <text:p>0.92532110214233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25681869188944" calcext:value-type="float">
            <text:p>0.92568186918894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25681869188944" calcext:value-type="float">
            <text:p>0.92568186918894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925681869188944" calcext:value-type="float">
            <text:p>0.92568186918894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25681869188944" calcext:value-type="float">
            <text:p>0.92568186918894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2604523897171" calcext:value-type="float">
            <text:p>0.9260452389717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26147103309631" calcext:value-type="float">
            <text:p>0.92614710330963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926147103309631" calcext:value-type="float">
            <text:p>0.92614710330963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26334361235301" calcext:value-type="float">
            <text:p>0.92633436123530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26748057206472" calcext:value-type="float">
            <text:p>0.92674805720647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26748057206472" calcext:value-type="float">
            <text:p>0.92674805720647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26748057206472" calcext:value-type="float">
            <text:p>0.92674805720647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26748057206472" calcext:value-type="float">
            <text:p>0.92674805720647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26748057206472" calcext:value-type="float">
            <text:p>0.92674805720647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26748057206472" calcext:value-type="float">
            <text:p>0.92674805720647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26748057206472" calcext:value-type="float">
            <text:p>0.92674805720647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26748057206472" calcext:value-type="float">
            <text:p>0.92674805720647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26748057206472" calcext:value-type="float">
            <text:p>0.92674805720647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26748057206472" calcext:value-type="float">
            <text:p>0.92674805720647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26748057206472" calcext:value-type="float">
            <text:p>0.92674805720647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26748057206472" calcext:value-type="float">
            <text:p>0.92674805720647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26914274692535" calcext:value-type="float">
            <text:p>0.92691427469253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26914274692535" calcext:value-type="float">
            <text:p>0.92691427469253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26914274692535" calcext:value-type="float">
            <text:p>0.92691427469253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27067538102468" calcext:value-type="float">
            <text:p>0.92706753810246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27067538102468" calcext:value-type="float">
            <text:p>0.92706753810246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27497029304504" calcext:value-type="float">
            <text:p>0.92749702930450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927497029304504" calcext:value-type="float">
            <text:p>0.92749702930450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28277730941772" calcext:value-type="float">
            <text:p>0.92827773094177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928277730941772" calcext:value-type="float">
            <text:p>0.92827773094177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28303221861521" calcext:value-type="float">
            <text:p>0.928303221861521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28303221861521" calcext:value-type="float">
            <text:p>0.928303221861521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928514401117961" calcext:value-type="float">
            <text:p>0.92851440111796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28724964459737" calcext:value-type="float">
            <text:p>0.92872496445973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92947789033254" calcext:value-type="float">
            <text:p>0.9294778903325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29497758547465" calcext:value-type="float">
            <text:p>0.92949775854746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29497758547465" calcext:value-type="float">
            <text:p>0.92949775854746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31024471918742" calcext:value-type="float">
            <text:p>0.93102447191874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931623140970866" calcext:value-type="float">
            <text:p>0.93162314097086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31623140970866" calcext:value-type="float">
            <text:p>0.93162314097086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32383179664612" calcext:value-type="float">
            <text:p>0.93238317966461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3244876464208" calcext:value-type="float">
            <text:p>0.9324487646420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33039546012878" calcext:value-type="float">
            <text:p>0.93303954601287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33089176813761" calcext:value-type="float">
            <text:p>0.93308917681376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33593511581421" calcext:value-type="float">
            <text:p>0.93359351158142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933593511581421" calcext:value-type="float">
            <text:p>0.93359351158142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933593511581421" calcext:value-type="float">
            <text:p>0.93359351158142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934012830257416" calcext:value-type="float">
            <text:p>0.93401283025741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35988505681356" calcext:value-type="float">
            <text:p>0.93598850568135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35988505681356" calcext:value-type="float">
            <text:p>0.93598850568135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35988505681356" calcext:value-type="float">
            <text:p>0.93598850568135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35988505681356" calcext:value-type="float">
            <text:p>0.93598850568135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35988505681356" calcext:value-type="float">
            <text:p>0.93598850568135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35988505681356" calcext:value-type="float">
            <text:p>0.93598850568135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36291416486104" calcext:value-type="float">
            <text:p>0.93629141648610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36668078104655" calcext:value-type="float">
            <text:p>0.93666807810465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36861236890157" calcext:value-type="float">
            <text:p>0.93686123689015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36861236890157" calcext:value-type="float">
            <text:p>0.93686123689015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36936954657237" calcext:value-type="float">
            <text:p>0.93693695465723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36936954657237" calcext:value-type="float">
            <text:p>0.93693695465723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36936954657237" calcext:value-type="float">
            <text:p>0.93693695465723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3775471051534" calcext:value-type="float">
            <text:p>0.9377547105153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93775471051534" calcext:value-type="float">
            <text:p>0.9377547105153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93775471051534" calcext:value-type="float">
            <text:p>0.9377547105153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93775471051534" calcext:value-type="float">
            <text:p>0.9377547105153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937784711519877" calcext:value-type="float">
            <text:p>0.93778471151987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37784711519877" calcext:value-type="float">
            <text:p>0.93778471151987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37937478224436" calcext:value-type="float">
            <text:p>0.93793747822443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937992970148722" calcext:value-type="float">
            <text:p>0.93799297014872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38237945238749" calcext:value-type="float">
            <text:p>0.93823794523874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38237945238749" calcext:value-type="float">
            <text:p>0.93823794523874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38237945238749" calcext:value-type="float">
            <text:p>0.93823794523874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38237945238749" calcext:value-type="float">
            <text:p>0.93823794523874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38237945238749" calcext:value-type="float">
            <text:p>0.93823794523874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38237945238749" calcext:value-type="float">
            <text:p>0.93823794523874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38297887643178" calcext:value-type="float">
            <text:p>0.93829788764317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3830261627833" calcext:value-type="float">
            <text:p>0.9383026162783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93830261627833" calcext:value-type="float">
            <text:p>0.9383026162783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3830261627833" calcext:value-type="float">
            <text:p>0.9383026162783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3830261627833" calcext:value-type="float">
            <text:p>0.9383026162783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3830261627833" calcext:value-type="float">
            <text:p>0.9383026162783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93830261627833" calcext:value-type="float">
            <text:p>0.9383026162783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93830261627833" calcext:value-type="float">
            <text:p>0.9383026162783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38622037569682" calcext:value-type="float">
            <text:p>0.93862203756968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3872207403183" calcext:value-type="float">
            <text:p>0.9387220740318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38739995161692" calcext:value-type="float">
            <text:p>0.93873999516169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38793281714121" calcext:value-type="float">
            <text:p>0.93879328171412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938793281714121" calcext:value-type="float">
            <text:p>0.93879328171412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38793281714121" calcext:value-type="float">
            <text:p>0.93879328171412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938793281714121" calcext:value-type="float">
            <text:p>0.93879328171412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938793281714121" calcext:value-type="float">
            <text:p>0.93879328171412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938793281714121" calcext:value-type="float">
            <text:p>0.93879328171412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938821156819662" calcext:value-type="float">
            <text:p>0.93882115681966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938940982023875" calcext:value-type="float">
            <text:p>0.93894098202387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939775625864665" calcext:value-type="float">
            <text:p>0.93977562586466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39775625864665" calcext:value-type="float">
            <text:p>0.93977562586466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39775625864665" calcext:value-type="float">
            <text:p>0.93977562586466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40364797910055" calcext:value-type="float">
            <text:p>0.94036479791005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940846165021261" calcext:value-type="float">
            <text:p>0.940846165021261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41545248031616" calcext:value-type="float">
            <text:p>0.94154524803161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41806534926097" calcext:value-type="float">
            <text:p>0.94180653492609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41883067289988" calcext:value-type="float">
            <text:p>0.94188306728998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942417323589325" calcext:value-type="float">
            <text:p>0.94241732358932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42417323589325" calcext:value-type="float">
            <text:p>0.94241732358932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42417323589325" calcext:value-type="float">
            <text:p>0.94241732358932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42417323589325" calcext:value-type="float">
            <text:p>0.94241732358932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42417323589325" calcext:value-type="float">
            <text:p>0.94241732358932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42417323589325" calcext:value-type="float">
            <text:p>0.94241732358932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42486921946207" calcext:value-type="float">
            <text:p>0.94248692194620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43375130494436" calcext:value-type="float">
            <text:p>0.94337513049443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43375130494436" calcext:value-type="float">
            <text:p>0.94337513049443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4367371002833" calcext:value-type="float">
            <text:p>0.9436737100283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943828304608663" calcext:value-type="float">
            <text:p>0.94382830460866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43828304608663" calcext:value-type="float">
            <text:p>0.94382830460866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944564898808797" calcext:value-type="float">
            <text:p>0.94456489880879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45449312527974" calcext:value-type="float">
            <text:p>0.94544931252797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45449312527974" calcext:value-type="float">
            <text:p>0.94544931252797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46071247259776" calcext:value-type="float">
            <text:p>0.946071247259776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48109706242879" calcext:value-type="float">
            <text:p>0.94810970624287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48109706242879" calcext:value-type="float">
            <text:p>0.94810970624287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48420107364654" calcext:value-type="float">
            <text:p>0.94842010736465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948420107364654" calcext:value-type="float">
            <text:p>0.94842010736465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48420107364654" calcext:value-type="float">
            <text:p>0.94842010736465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948420107364654" calcext:value-type="float">
            <text:p>0.94842010736465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4935554265976" calcext:value-type="float">
            <text:p>0.9493555426597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4935554265976" calcext:value-type="float">
            <text:p>0.9493555426597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49399054050446" calcext:value-type="float">
            <text:p>0.949399054050446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94995379447937" calcext:value-type="float">
            <text:p>0.9499537944793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50137376785278" calcext:value-type="float">
            <text:p>0.950137376785278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950137376785278" calcext:value-type="float">
            <text:p>0.950137376785278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950617571671804" calcext:value-type="float">
            <text:p>0.950617571671804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50617571671804" calcext:value-type="float">
            <text:p>0.95061757167180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950679441293081" calcext:value-type="float">
            <text:p>0.95067944129308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50938602288564" calcext:value-type="float">
            <text:p>0.95093860228856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51146562894185" calcext:value-type="float">
            <text:p>0.95114656289418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51307813326518" calcext:value-type="float">
            <text:p>0.95130781332651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51307813326518" calcext:value-type="float">
            <text:p>0.95130781332651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51354642709096" calcext:value-type="float">
            <text:p>0.95135464270909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51354642709096" calcext:value-type="float">
            <text:p>0.95135464270909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51439380645752" calcext:value-type="float">
            <text:p>0.95143938064575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51439380645752" calcext:value-type="float">
            <text:p>0.95143938064575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51475203037262" calcext:value-type="float">
            <text:p>0.95147520303726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51891601085663" calcext:value-type="float">
            <text:p>0.95189160108566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52088932196299" calcext:value-type="float">
            <text:p>0.95208893219629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952088932196299" calcext:value-type="float">
            <text:p>0.95208893219629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952628552913666" calcext:value-type="float">
            <text:p>0.95262855291366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53717927138011" calcext:value-type="float">
            <text:p>0.953717927138011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954010923703512" calcext:value-type="float">
            <text:p>0.95401092370351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5437620083491" calcext:value-type="float">
            <text:p>0.9543762008349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5437620083491" calcext:value-type="float">
            <text:p>0.9543762008349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95437620083491" calcext:value-type="float">
            <text:p>0.9543762008349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95437620083491" calcext:value-type="float">
            <text:p>0.9543762008349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95437620083491" calcext:value-type="float">
            <text:p>0.9543762008349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95437620083491" calcext:value-type="float">
            <text:p>0.9543762008349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954707006613413" calcext:value-type="float">
            <text:p>0.95470700661341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954707006613413" calcext:value-type="float">
            <text:p>0.95470700661341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954901397228241" calcext:value-type="float">
            <text:p>0.95490139722824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55010612805684" calcext:value-type="float">
            <text:p>0.95501061280568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55956101417542" calcext:value-type="float">
            <text:p>0.95595610141754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55956101417542" calcext:value-type="float">
            <text:p>0.95595610141754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55956101417542" calcext:value-type="float">
            <text:p>0.95595610141754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55956101417542" calcext:value-type="float">
            <text:p>0.95595610141754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55956101417542" calcext:value-type="float">
            <text:p>0.95595610141754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56021289030711" calcext:value-type="float">
            <text:p>0.95602128903071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56490814685822" calcext:value-type="float">
            <text:p>0.95649081468582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56876933574676" calcext:value-type="float">
            <text:p>0.95687693357467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957398235797882" calcext:value-type="float">
            <text:p>0.95739823579788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57600732644399" calcext:value-type="float">
            <text:p>0.95760073264439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57716604073842" calcext:value-type="float">
            <text:p>0.95771660407384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957974990208944" calcext:value-type="float">
            <text:p>0.95797499020894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957974990208944" calcext:value-type="float">
            <text:p>0.95797499020894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959295988082886" calcext:value-type="float">
            <text:p>0.95929598808288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59295988082886" calcext:value-type="float">
            <text:p>0.95929598808288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593812028567" calcext:value-type="float">
            <text:p>0.959381202856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9593812028567" calcext:value-type="float">
            <text:p>0.959381202856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9593812028567" calcext:value-type="float">
            <text:p>0.959381202856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9593812028567" calcext:value-type="float">
            <text:p>0.959381202856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960057497024536" calcext:value-type="float">
            <text:p>0.96005749702453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60143268108368" calcext:value-type="float">
            <text:p>0.96014326810836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960672318935394" calcext:value-type="float">
            <text:p>0.96067231893539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60672318935394" calcext:value-type="float">
            <text:p>0.96067231893539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61029549439748" calcext:value-type="float">
            <text:p>0.96102954943974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962406555811564" calcext:value-type="float">
            <text:p>0.96240655581156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62406555811564" calcext:value-type="float">
            <text:p>0.96240655581156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62527771790822" calcext:value-type="float">
            <text:p>0.96252777179082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62956527868907" calcext:value-type="float">
            <text:p>0.96295652786890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63467359542847" calcext:value-type="float">
            <text:p>0.96346735954284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63475664456685" calcext:value-type="float">
            <text:p>0.96347566445668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963475664456685" calcext:value-type="float">
            <text:p>0.96347566445668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63751018047333" calcext:value-type="float">
            <text:p>0.96375101804733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964139878749847" calcext:value-type="float">
            <text:p>0.96413987874984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964139878749847" calcext:value-type="float">
            <text:p>0.96413987874984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964139878749847" calcext:value-type="float">
            <text:p>0.96413987874984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964375138282776" calcext:value-type="float">
            <text:p>0.96437513828277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64375138282776" calcext:value-type="float">
            <text:p>0.96437513828277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64528163274129" calcext:value-type="float">
            <text:p>0.96452816327412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64528163274129" calcext:value-type="float">
            <text:p>0.96452816327412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6650360027949" calcext:value-type="float">
            <text:p>0.9665036002794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6650360027949" calcext:value-type="float">
            <text:p>0.9665036002794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66918925444285" calcext:value-type="float">
            <text:p>0.96691892544428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67406292756399" calcext:value-type="float">
            <text:p>0.96740629275639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967698792616526" calcext:value-type="float">
            <text:p>0.96769879261652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67698792616526" calcext:value-type="float">
            <text:p>0.96769879261652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6821117401123" calcext:value-type="float">
            <text:p>0.9682111740112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69406167666117" calcext:value-type="float">
            <text:p>0.96940616766611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69406167666117" calcext:value-type="float">
            <text:p>0.96940616766611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69581365585327" calcext:value-type="float">
            <text:p>0.96958136558532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69581365585327" calcext:value-type="float">
            <text:p>0.96958136558532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70005253950755" calcext:value-type="float">
            <text:p>0.97000525395075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70756967862447" calcext:value-type="float">
            <text:p>0.97075696786244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70926364262899" calcext:value-type="float">
            <text:p>0.97092636426289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970926364262899" calcext:value-type="float">
            <text:p>0.97092636426289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70926364262899" calcext:value-type="float">
            <text:p>0.97092636426289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70926364262899" calcext:value-type="float">
            <text:p>0.97092636426289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70926364262899" calcext:value-type="float">
            <text:p>0.97092636426289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70926364262899" calcext:value-type="float">
            <text:p>0.97092636426289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70926364262899" calcext:value-type="float">
            <text:p>0.97092636426289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70926364262899" calcext:value-type="float">
            <text:p>0.97092636426289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71988240877787" calcext:value-type="float">
            <text:p>0.97198824087778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972518583138784" calcext:value-type="float">
            <text:p>0.97251858313878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72518583138784" calcext:value-type="float">
            <text:p>0.97251858313878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73124444484711" calcext:value-type="float">
            <text:p>0.97312444448471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73124444484711" calcext:value-type="float">
            <text:p>0.97312444448471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73124444484711" calcext:value-type="float">
            <text:p>0.97312444448471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73124444484711" calcext:value-type="float">
            <text:p>0.97312444448471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73193804423014" calcext:value-type="float">
            <text:p>0.97319380442301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73333974679311" calcext:value-type="float">
            <text:p>0.97333397467931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73438640435537" calcext:value-type="float">
            <text:p>0.97343864043553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73438640435537" calcext:value-type="float">
            <text:p>0.97343864043553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73719974358877" calcext:value-type="float">
            <text:p>0.97371997435887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74300980567932" calcext:value-type="float">
            <text:p>0.97430098056793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974300980567932" calcext:value-type="float">
            <text:p>0.97430098056793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974300980567932" calcext:value-type="float">
            <text:p>0.97430098056793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74300980567932" calcext:value-type="float">
            <text:p>0.97430098056793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974300980567932" calcext:value-type="float">
            <text:p>0.97430098056793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74300980567932" calcext:value-type="float">
            <text:p>0.97430098056793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74300980567932" calcext:value-type="float">
            <text:p>0.97430098056793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74300980567932" calcext:value-type="float">
            <text:p>0.97430098056793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74300980567932" calcext:value-type="float">
            <text:p>0.97430098056793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74300980567932" calcext:value-type="float">
            <text:p>0.97430098056793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74300980567932" calcext:value-type="float">
            <text:p>0.97430098056793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974300980567932" calcext:value-type="float">
            <text:p>0.97430098056793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974300980567932" calcext:value-type="float">
            <text:p>0.97430098056793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74300980567932" calcext:value-type="float">
            <text:p>0.97430098056793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74300980567932" calcext:value-type="float">
            <text:p>0.97430098056793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74300980567932" calcext:value-type="float">
            <text:p>0.97430098056793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974300980567932" calcext:value-type="float">
            <text:p>0.97430098056793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74300980567932" calcext:value-type="float">
            <text:p>0.97430098056793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974300980567932" calcext:value-type="float">
            <text:p>0.97430098056793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74300980567932" calcext:value-type="float">
            <text:p>0.97430098056793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74300980567932" calcext:value-type="float">
            <text:p>0.97430098056793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974300980567932" calcext:value-type="float">
            <text:p>0.97430098056793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97506986061732" calcext:value-type="float">
            <text:p>0.9750698606173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75077231725057" calcext:value-type="float">
            <text:p>0.97507723172505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975077231725057" calcext:value-type="float">
            <text:p>0.97507723172505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75107947985331" calcext:value-type="float">
            <text:p>0.97510794798533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975476463635763" calcext:value-type="float">
            <text:p>0.97547646363576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75706537564596" calcext:value-type="float">
            <text:p>0.97570653756459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75811978181203" calcext:value-type="float">
            <text:p>0.97581197818120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975811978181203" calcext:value-type="float">
            <text:p>0.97581197818120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976544876893361" calcext:value-type="float">
            <text:p>0.97654487689336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76544876893361" calcext:value-type="float">
            <text:p>0.97654487689336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77940400441488" calcext:value-type="float">
            <text:p>0.97794040044148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977940400441488" calcext:value-type="float">
            <text:p>0.97794040044148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77940400441488" calcext:value-type="float">
            <text:p>0.97794040044148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77940400441488" calcext:value-type="float">
            <text:p>0.97794040044148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977940400441488" calcext:value-type="float">
            <text:p>0.97794040044148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978139221668243" calcext:value-type="float">
            <text:p>0.978139221668243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978259007136027" calcext:value-type="float">
            <text:p>0.97825900713602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978468457857768" calcext:value-type="float">
            <text:p>0.97846845785776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978630344072977" calcext:value-type="float">
            <text:p>0.97863034407297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979247609774272" calcext:value-type="float">
            <text:p>0.97924760977427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79247609774272" calcext:value-type="float">
            <text:p>0.97924760977427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79304512341817" calcext:value-type="float">
            <text:p>0.97930451234181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79304512341817" calcext:value-type="float">
            <text:p>0.97930451234181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79380011558533" calcext:value-type="float">
            <text:p>0.97938001155853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979380011558533" calcext:value-type="float">
            <text:p>0.97938001155853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79380011558533" calcext:value-type="float">
            <text:p>0.97938001155853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79380011558533" calcext:value-type="float">
            <text:p>0.97938001155853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79380011558533" calcext:value-type="float">
            <text:p>0.97938001155853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79515155156454" calcext:value-type="float">
            <text:p>0.97951515515645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979515155156454" calcext:value-type="float">
            <text:p>0.97951515515645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79966461658478" calcext:value-type="float">
            <text:p>0.97996646165847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8063979546229" calcext:value-type="float">
            <text:p>0.9806397954622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8063979546229" calcext:value-type="float">
            <text:p>0.9806397954622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8154228925705" calcext:value-type="float">
            <text:p>0.9815422892570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8154228925705" calcext:value-type="float">
            <text:p>0.9815422892570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81629431247711" calcext:value-type="float">
            <text:p>0.98162943124771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81985668341319" calcext:value-type="float">
            <text:p>0.98198566834131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982954144477844" calcext:value-type="float">
            <text:p>0.98295414447784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82968231042226" calcext:value-type="float">
            <text:p>0.982968231042226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82968231042226" calcext:value-type="float">
            <text:p>0.982968231042226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82968231042226" calcext:value-type="float">
            <text:p>0.982968231042226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82968231042226" calcext:value-type="float">
            <text:p>0.982968231042226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82996940612793" calcext:value-type="float">
            <text:p>0.98299694061279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84683473904928" calcext:value-type="float">
            <text:p>0.98468347390492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84683473904928" calcext:value-type="float">
            <text:p>0.98468347390492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84683473904928" calcext:value-type="float">
            <text:p>0.98468347390492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84683473904928" calcext:value-type="float">
            <text:p>0.98468347390492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84683473904928" calcext:value-type="float">
            <text:p>0.98468347390492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84809418519338" calcext:value-type="float">
            <text:p>0.98480941851933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85668321450551" calcext:value-type="float">
            <text:p>0.98566832145055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8588639497757" calcext:value-type="float">
            <text:p>0.9858863949775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86103296279907" calcext:value-type="float">
            <text:p>0.98610329627990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986103296279907" calcext:value-type="float">
            <text:p>0.98610329627990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986103296279907" calcext:value-type="float">
            <text:p>0.98610329627990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86103296279907" calcext:value-type="float">
            <text:p>0.98610329627990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986103296279907" calcext:value-type="float">
            <text:p>0.98610329627990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86103296279907" calcext:value-type="float">
            <text:p>0.98610329627990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86103296279907" calcext:value-type="float">
            <text:p>0.98610329627990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86103296279907" calcext:value-type="float">
            <text:p>0.98610329627990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986103296279907" calcext:value-type="float">
            <text:p>0.98610329627990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86145436763763" calcext:value-type="float">
            <text:p>0.98614543676376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86145436763763" calcext:value-type="float">
            <text:p>0.98614543676376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86145436763763" calcext:value-type="float">
            <text:p>0.98614543676376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86345092455546" calcext:value-type="float">
            <text:p>0.98634509245554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86463765303294" calcext:value-type="float">
            <text:p>0.98646376530329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87087508042653" calcext:value-type="float">
            <text:p>0.98708750804265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87087508042653" calcext:value-type="float">
            <text:p>0.98708750804265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87087508042653" calcext:value-type="float">
            <text:p>0.98708750804265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87087508042653" calcext:value-type="float">
            <text:p>0.98708750804265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87087508042653" calcext:value-type="float">
            <text:p>0.98708750804265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87087508042653" calcext:value-type="float">
            <text:p>0.98708750804265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87930556138357" calcext:value-type="float">
            <text:p>0.98793055613835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88315641880035" calcext:value-type="float">
            <text:p>0.98831564188003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88784492015839" calcext:value-type="float">
            <text:p>0.98878449201583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88784492015839" calcext:value-type="float">
            <text:p>0.98878449201583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8963991800944" calcext:value-type="float">
            <text:p>0.9896399180094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90656773249308" calcext:value-type="float">
            <text:p>0.99065677324930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90656773249308" calcext:value-type="float">
            <text:p>0.99065677324930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991283436616262" calcext:value-type="float">
            <text:p>0.99128343661626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9158376455307" calcext:value-type="float">
            <text:p>0.9915837645530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9158376455307" calcext:value-type="float">
            <text:p>0.9915837645530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99158376455307" calcext:value-type="float">
            <text:p>0.9915837645530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99158376455307" calcext:value-type="float">
            <text:p>0.9915837645530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9158376455307" calcext:value-type="float">
            <text:p>0.9915837645530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992087622483571" calcext:value-type="float">
            <text:p>0.99208762248357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92956280708313" calcext:value-type="float">
            <text:p>0.99295628070831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93127862612406" calcext:value-type="float">
            <text:p>0.99312786261240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93370711803436" calcext:value-type="float">
            <text:p>0.99337071180343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94620402654012" calcext:value-type="float">
            <text:p>0.99462040265401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995031197865804" calcext:value-type="float">
            <text:p>0.99503119786580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95031197865804" calcext:value-type="float">
            <text:p>0.99503119786580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95031197865804" calcext:value-type="float">
            <text:p>0.99503119786580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96190170447032" calcext:value-type="float">
            <text:p>0.996190170447032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96372024218241" calcext:value-type="float">
            <text:p>0.996372024218241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996472358703613" calcext:value-type="float">
            <text:p>0.99647235870361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96472358703613" calcext:value-type="float">
            <text:p>0.99647235870361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96553560098012" calcext:value-type="float">
            <text:p>0.99655356009801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996553560098012" calcext:value-type="float">
            <text:p>0.99655356009801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996553560098012" calcext:value-type="float">
            <text:p>0.99655356009801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0.996806661287943" calcext:value-type="float">
            <text:p>0.99680666128794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96806661287943" calcext:value-type="float">
            <text:p>0.99680666128794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96806661287943" calcext:value-type="float">
            <text:p>0.99680666128794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97132460276286" calcext:value-type="float">
            <text:p>0.997132460276286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98398661613464" calcext:value-type="float">
            <text:p>0.99839866161346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98840490976969" calcext:value-type="float">
            <text:p>0.99884049097696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99274392922719" calcext:value-type="float">
            <text:p>0.99927439292271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99495327472687" calcext:value-type="float">
            <text:p>0.99949532747268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99495327472687" calcext:value-type="float">
            <text:p>0.99949532747268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99495327472687" calcext:value-type="float">
            <text:p>0.99949532747268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99736448129018" calcext:value-type="float">
            <text:p>0.999736448129018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0.999736448129018" calcext:value-type="float">
            <text:p>0.999736448129018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0022000074387" calcext:value-type="float">
            <text:p>1.0002200007438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00022000074387" calcext:value-type="float">
            <text:p>1.0002200007438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0022000074387" calcext:value-type="float">
            <text:p>1.0002200007438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00159996747971" calcext:value-type="float">
            <text:p>1.0015999674797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0173991918564" calcext:value-type="float">
            <text:p>1.0017399191856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0173991918564" calcext:value-type="float">
            <text:p>1.0017399191856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0173991918564" calcext:value-type="float">
            <text:p>1.0017399191856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00407375892003" calcext:value-type="float">
            <text:p>1.0040737589200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0411901871363" calcext:value-type="float">
            <text:p>1.0041190187136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0455470879873" calcext:value-type="float">
            <text:p>1.0045547087987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00455470879873" calcext:value-type="float">
            <text:p>1.0045547087987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00464189052582" calcext:value-type="float">
            <text:p>1.0046418905258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0519210100174" calcext:value-type="float">
            <text:p>1.0051921010017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0054226120313" calcext:value-type="float">
            <text:p>1.005422612031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054226120313" calcext:value-type="float">
            <text:p>1.005422612031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054226120313" calcext:value-type="float">
            <text:p>1.005422612031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054226120313" calcext:value-type="float">
            <text:p>1.005422612031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0614480177561" calcext:value-type="float">
            <text:p>1.0061448017756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0614480177561" calcext:value-type="float">
            <text:p>1.0061448017756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0704771280289" calcext:value-type="float">
            <text:p>1.0070477128028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0704771280289" calcext:value-type="float">
            <text:p>1.0070477128028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0716555118561" calcext:value-type="float">
            <text:p>1.0071655511856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00719014803569" calcext:value-type="float">
            <text:p>1.0071901480356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00719014803569" calcext:value-type="float">
            <text:p>1.0071901480356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0719014803569" calcext:value-type="float">
            <text:p>1.0071901480356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0845738252004" calcext:value-type="float">
            <text:p>1.0084573825200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00851128498713" calcext:value-type="float">
            <text:p>1.00851128498713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00902040799459" calcext:value-type="float">
            <text:p>1.0090204079945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0965537627538" calcext:value-type="float">
            <text:p>1.0096553762753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1066263516744" calcext:value-type="float">
            <text:p>1.0106626351674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1066263516744" calcext:value-type="float">
            <text:p>1.0106626351674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1142275333405" calcext:value-type="float">
            <text:p>1.0114227533340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1178659995397" calcext:value-type="float">
            <text:p>1.0117865999539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1201111078262" calcext:value-type="float">
            <text:p>1.0120111107826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1276441415151" calcext:value-type="float">
            <text:p>1.0127644141515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1276441415151" calcext:value-type="float">
            <text:p>1.0127644141515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01299520333608" calcext:value-type="float">
            <text:p>1.0129952033360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1299520333608" calcext:value-type="float">
            <text:p>1.0129952033360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1443449656169" calcext:value-type="float">
            <text:p>1.0144344965616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1447504758835" calcext:value-type="float">
            <text:p>1.0144750475883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1447504758835" calcext:value-type="float">
            <text:p>1.0144750475883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1532000303268" calcext:value-type="float">
            <text:p>1.0153200030326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1532000303268" calcext:value-type="float">
            <text:p>1.0153200030326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01532000303268" calcext:value-type="float">
            <text:p>1.0153200030326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1532000303268" calcext:value-type="float">
            <text:p>1.0153200030326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01532000303268" calcext:value-type="float">
            <text:p>1.0153200030326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01532000303268" calcext:value-type="float">
            <text:p>1.0153200030326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1609303553899" calcext:value-type="float">
            <text:p>1.0160930355389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1609303553899" calcext:value-type="float">
            <text:p>1.0160930355389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01609303553899" calcext:value-type="float">
            <text:p>1.0160930355389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1612736781438" calcext:value-type="float">
            <text:p>1.0161273678143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01613126198451" calcext:value-type="float">
            <text:p>1.0161312619845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1619670788447" calcext:value-type="float">
            <text:p>1.0161967078844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1622241735458" calcext:value-type="float">
            <text:p>1.0162224173545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1622241735458" calcext:value-type="float">
            <text:p>1.0162224173545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1622241735458" calcext:value-type="float">
            <text:p>1.0162224173545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164768298467" calcext:value-type="float">
            <text:p>1.016476829846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01648177703222" calcext:value-type="float">
            <text:p>1.0164817770322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0165342092514" calcext:value-type="float">
            <text:p>1.016534209251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1697327693303" calcext:value-type="float">
            <text:p>1.0169732769330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01697327693303" calcext:value-type="float">
            <text:p>1.0169732769330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0172018011411" calcext:value-type="float">
            <text:p>1.017201801141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172018011411" calcext:value-type="float">
            <text:p>1.017201801141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1739509900411" calcext:value-type="float">
            <text:p>1.0173950990041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1809883117676" calcext:value-type="float">
            <text:p>1.0180988311767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1858923832575" calcext:value-type="float">
            <text:p>1.0185892383257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1858923832575" calcext:value-type="float">
            <text:p>1.0185892383257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1858923832575" calcext:value-type="float">
            <text:p>1.0185892383257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1858923832575" calcext:value-type="float">
            <text:p>1.0185892383257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1858923832575" calcext:value-type="float">
            <text:p>1.0185892383257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1893707116445" calcext:value-type="float">
            <text:p>1.0189370711644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1893973350525" calcext:value-type="float">
            <text:p>1.0189397335052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01926791667938" calcext:value-type="float">
            <text:p>1.0192679166793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1926791667938" calcext:value-type="float">
            <text:p>1.0192679166793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1926791667938" calcext:value-type="float">
            <text:p>1.0192679166793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1926791667938" calcext:value-type="float">
            <text:p>1.0192679166793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1926791667938" calcext:value-type="float">
            <text:p>1.0192679166793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1926791667938" calcext:value-type="float">
            <text:p>1.0192679166793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2144898970922" calcext:value-type="float">
            <text:p>1.0214489897092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2175688743591" calcext:value-type="float">
            <text:p>1.0217568874359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02191146214803" calcext:value-type="float">
            <text:p>1.0219114621480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2191146214803" calcext:value-type="float">
            <text:p>1.0219114621480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2191146214803" calcext:value-type="float">
            <text:p>1.0219114621480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02194857597351" calcext:value-type="float">
            <text:p>1.0219485759735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2211755514145" calcext:value-type="float">
            <text:p>1.0221175551414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2248563369115" calcext:value-type="float">
            <text:p>1.0224856336911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2248563369115" calcext:value-type="float">
            <text:p>1.0224856336911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02290389935176" calcext:value-type="float">
            <text:p>1.0229038993517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02316830555598" calcext:value-type="float">
            <text:p>1.0231683055559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2323869864146" calcext:value-type="float">
            <text:p>1.0232386986414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2323869864146" calcext:value-type="float">
            <text:p>1.0232386986414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2323869864146" calcext:value-type="float">
            <text:p>1.0232386986414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2323869864146" calcext:value-type="float">
            <text:p>1.0232386986414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2377516031265" calcext:value-type="float">
            <text:p>1.0237751603126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242106517156" calcext:value-type="float">
            <text:p>1.024210651715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2505777279536" calcext:value-type="float">
            <text:p>1.0250577727953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2505777279536" calcext:value-type="float">
            <text:p>1.0250577727953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2505777279536" calcext:value-type="float">
            <text:p>1.0250577727953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2505777279536" calcext:value-type="float">
            <text:p>1.0250577727953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2623913685481" calcext:value-type="float">
            <text:p>1.0262391368548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2691944440206" calcext:value-type="float">
            <text:p>1.0269194444020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2691944440206" calcext:value-type="float">
            <text:p>1.0269194444020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2729552984238" calcext:value-type="float">
            <text:p>1.0272955298423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2747267484665" calcext:value-type="float">
            <text:p>1.0274726748466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2747267484665" calcext:value-type="float">
            <text:p>1.0274726748466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2747267484665" calcext:value-type="float">
            <text:p>1.0274726748466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2841661373774" calcext:value-type="float">
            <text:p>1.0284166137377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02841661373774" calcext:value-type="float">
            <text:p>1.0284166137377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2850540479024" calcext:value-type="float">
            <text:p>1.0285054047902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2893062432607" calcext:value-type="float">
            <text:p>1.0289306243260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2893062432607" calcext:value-type="float">
            <text:p>1.0289306243260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2955824136734" calcext:value-type="float">
            <text:p>1.0295582413673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3015931447347" calcext:value-type="float">
            <text:p>1.0301593144734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3031269709269" calcext:value-type="float">
            <text:p>1.0303126970926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03031269709269" calcext:value-type="float">
            <text:p>1.0303126970926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03031269709269" calcext:value-type="float">
            <text:p>1.0303126970926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03031269709269" calcext:value-type="float">
            <text:p>1.0303126970926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3037689129512" calcext:value-type="float">
            <text:p>1.0303768912951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3042219082514" calcext:value-type="float">
            <text:p>1.0304221908251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3071031967799" calcext:value-type="float">
            <text:p>1.0307103196779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3071031967799" calcext:value-type="float">
            <text:p>1.0307103196779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3076231479645" calcext:value-type="float">
            <text:p>1.0307623147964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3076231479645" calcext:value-type="float">
            <text:p>1.0307623147964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3076231479645" calcext:value-type="float">
            <text:p>1.0307623147964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03076231479645" calcext:value-type="float">
            <text:p>1.0307623147964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3150143225988" calcext:value-type="float">
            <text:p>1.0315014322598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3150143225988" calcext:value-type="float">
            <text:p>1.0315014322598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3150143225988" calcext:value-type="float">
            <text:p>1.0315014322598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3150143225988" calcext:value-type="float">
            <text:p>1.0315014322598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3160180648168" calcext:value-type="float">
            <text:p>1.0316018064816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3186525901159" calcext:value-type="float">
            <text:p>1.0318652590115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3186525901159" calcext:value-type="float">
            <text:p>1.0318652590115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03186525901159" calcext:value-type="float">
            <text:p>1.0318652590115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03186525901159" calcext:value-type="float">
            <text:p>1.0318652590115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03186525901159" calcext:value-type="float">
            <text:p>1.0318652590115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03186525901159" calcext:value-type="float">
            <text:p>1.0318652590115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3186525901159" calcext:value-type="float">
            <text:p>1.0318652590115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03247237205505" calcext:value-type="float">
            <text:p>1.0324723720550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3247237205505" calcext:value-type="float">
            <text:p>1.0324723720550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3247237205505" calcext:value-type="float">
            <text:p>1.0324723720550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326123436292" calcext:value-type="float">
            <text:p>1.032612343629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0326123436292" calcext:value-type="float">
            <text:p>1.032612343629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326123436292" calcext:value-type="float">
            <text:p>1.032612343629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0333487590154" calcext:value-type="float">
            <text:p>1.033348759015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3374481201172" calcext:value-type="float">
            <text:p>1.0337448120117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03374481201172" calcext:value-type="float">
            <text:p>1.0337448120117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03374481201172" calcext:value-type="float">
            <text:p>1.0337448120117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3395243485769" calcext:value-type="float">
            <text:p>1.0339524348576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3470385074615" calcext:value-type="float">
            <text:p>1.0347038507461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3470385074615" calcext:value-type="float">
            <text:p>1.0347038507461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3636646270752" calcext:value-type="float">
            <text:p>1.0363664627075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3641527891159" calcext:value-type="float">
            <text:p>1.0364152789115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3641527891159" calcext:value-type="float">
            <text:p>1.0364152789115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3674334287643" calcext:value-type="float">
            <text:p>1.0367433428764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3674334287643" calcext:value-type="float">
            <text:p>1.0367433428764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3674334287643" calcext:value-type="float">
            <text:p>1.0367433428764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3674334287643" calcext:value-type="float">
            <text:p>1.0367433428764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3695642948151" calcext:value-type="float">
            <text:p>1.0369564294815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3705104192098" calcext:value-type="float">
            <text:p>1.0370510419209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3705104192098" calcext:value-type="float">
            <text:p>1.0370510419209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3705104192098" calcext:value-type="float">
            <text:p>1.0370510419209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3705104192098" calcext:value-type="float">
            <text:p>1.0370510419209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3705104192098" calcext:value-type="float">
            <text:p>1.0370510419209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3761764367421" calcext:value-type="float">
            <text:p>1.0376176436742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03761764367421" calcext:value-type="float">
            <text:p>1.0376176436742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3761764367421" calcext:value-type="float">
            <text:p>1.0376176436742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3761764367421" calcext:value-type="float">
            <text:p>1.0376176436742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3761764367421" calcext:value-type="float">
            <text:p>1.0376176436742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3761764367421" calcext:value-type="float">
            <text:p>1.0376176436742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3761764367421" calcext:value-type="float">
            <text:p>1.0376176436742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3761764367421" calcext:value-type="float">
            <text:p>1.0376176436742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3761764367421" calcext:value-type="float">
            <text:p>1.0376176436742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3761764367421" calcext:value-type="float">
            <text:p>1.0376176436742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3761764367421" calcext:value-type="float">
            <text:p>1.0376176436742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03761764367421" calcext:value-type="float">
            <text:p>1.0376176436742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3761764367421" calcext:value-type="float">
            <text:p>1.0376176436742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03761764367421" calcext:value-type="float">
            <text:p>1.0376176436742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3801319996516" calcext:value-type="float">
            <text:p>1.0380131999651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3824688990911" calcext:value-type="float">
            <text:p>1.0382468899091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3841767708461" calcext:value-type="float">
            <text:p>1.0384176770846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3852655490239" calcext:value-type="float">
            <text:p>1.0385265549023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3898272911708" calcext:value-type="float">
            <text:p>1.03898272911708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3898272911708" calcext:value-type="float">
            <text:p>1.03898272911708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3898272911708" calcext:value-type="float">
            <text:p>1.03898272911708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3909377257029" calcext:value-type="float">
            <text:p>1.0390937725702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3909377257029" calcext:value-type="float">
            <text:p>1.0390937725702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3910821676254" calcext:value-type="float">
            <text:p>1.0391082167625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03910821676254" calcext:value-type="float">
            <text:p>1.0391082167625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3910821676254" calcext:value-type="float">
            <text:p>1.0391082167625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3916772206624" calcext:value-type="float">
            <text:p>1.0391677220662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3916772206624" calcext:value-type="float">
            <text:p>1.0391677220662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3916772206624" calcext:value-type="float">
            <text:p>1.0391677220662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3916772206624" calcext:value-type="float">
            <text:p>1.0391677220662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3916772206624" calcext:value-type="float">
            <text:p>1.0391677220662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3916772206624" calcext:value-type="float">
            <text:p>1.0391677220662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3916772206624" calcext:value-type="float">
            <text:p>1.0391677220662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3916772206624" calcext:value-type="float">
            <text:p>1.0391677220662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3916772206624" calcext:value-type="float">
            <text:p>1.0391677220662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3916772206624" calcext:value-type="float">
            <text:p>1.0391677220662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3916772206624" calcext:value-type="float">
            <text:p>1.0391677220662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3916772206624" calcext:value-type="float">
            <text:p>1.0391677220662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03916772206624" calcext:value-type="float">
            <text:p>1.0391677220662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03916772206624" calcext:value-type="float">
            <text:p>1.0391677220662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39222240448" calcext:value-type="float">
            <text:p>1.03922224044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3925051291784" calcext:value-type="float">
            <text:p>1.0392505129178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03925051291784" calcext:value-type="float">
            <text:p>1.0392505129178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3976341088613" calcext:value-type="float">
            <text:p>1.0397634108861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03992352883021" calcext:value-type="float">
            <text:p>1.0399235288302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4007329543432" calcext:value-type="float">
            <text:p>1.0400732954343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4110890626907" calcext:value-type="float">
            <text:p>1.0411089062690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4130319754283" calcext:value-type="float">
            <text:p>1.0413031975428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4130319754283" calcext:value-type="float">
            <text:p>1.0413031975428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4146309693654" calcext:value-type="float">
            <text:p>1.0414630969365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4169968763987" calcext:value-type="float">
            <text:p>1.0416996876398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04241438706716" calcext:value-type="float">
            <text:p>1.0424143870671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4289923111598" calcext:value-type="float">
            <text:p>1.0428992311159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4399579763412" calcext:value-type="float">
            <text:p>1.0439957976341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04399579763412" calcext:value-type="float">
            <text:p>1.0439957976341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4437663157781" calcext:value-type="float">
            <text:p>1.0443766315778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4437663157781" calcext:value-type="float">
            <text:p>1.0443766315778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4437663157781" calcext:value-type="float">
            <text:p>1.0443766315778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4437663157781" calcext:value-type="float">
            <text:p>1.0443766315778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4437663157781" calcext:value-type="float">
            <text:p>1.0443766315778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04437663157781" calcext:value-type="float">
            <text:p>1.0443766315778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4437663157781" calcext:value-type="float">
            <text:p>1.0443766315778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04437663157781" calcext:value-type="float">
            <text:p>1.0443766315778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04437663157781" calcext:value-type="float">
            <text:p>1.0443766315778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04468480745951" calcext:value-type="float">
            <text:p>1.0446848074595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4477322101593" calcext:value-type="float">
            <text:p>1.0447732210159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4477322101593" calcext:value-type="float">
            <text:p>1.0447732210159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04482050736745" calcext:value-type="float">
            <text:p>1.0448205073674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4532353083293" calcext:value-type="float">
            <text:p>1.0453235308329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4563293854396" calcext:value-type="float">
            <text:p>1.0456329385439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4591067632039" calcext:value-type="float">
            <text:p>1.0459106763203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4591067632039" calcext:value-type="float">
            <text:p>1.0459106763203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4591067632039" calcext:value-type="float">
            <text:p>1.0459106763203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4591067632039" calcext:value-type="float">
            <text:p>1.0459106763203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4591067632039" calcext:value-type="float">
            <text:p>1.0459106763203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4591067632039" calcext:value-type="float">
            <text:p>1.0459106763203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4591067632039" calcext:value-type="float">
            <text:p>1.0459106763203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4591067632039" calcext:value-type="float">
            <text:p>1.0459106763203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4591067632039" calcext:value-type="float">
            <text:p>1.0459106763203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4591067632039" calcext:value-type="float">
            <text:p>1.0459106763203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4591067632039" calcext:value-type="float">
            <text:p>1.0459106763203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4591067632039" calcext:value-type="float">
            <text:p>1.0459106763203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4591067632039" calcext:value-type="float">
            <text:p>1.0459106763203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4591067632039" calcext:value-type="float">
            <text:p>1.0459106763203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4591067632039" calcext:value-type="float">
            <text:p>1.0459106763203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4591067632039" calcext:value-type="float">
            <text:p>1.0459106763203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4726519187291" calcext:value-type="float">
            <text:p>1.0472651918729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4731067021688" calcext:value-type="float">
            <text:p>1.0473106702168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4731067021688" calcext:value-type="float">
            <text:p>1.0473106702168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4758761326472" calcext:value-type="float">
            <text:p>1.0475876132647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4763150215149" calcext:value-type="float">
            <text:p>1.0476315021514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4763150215149" calcext:value-type="float">
            <text:p>1.0476315021514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4852028687795" calcext:value-type="float">
            <text:p>1.0485202868779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04875417550405" calcext:value-type="float">
            <text:p>1.0487541755040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4882979393005" calcext:value-type="float">
            <text:p>1.0488297939300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4882979393005" calcext:value-type="float">
            <text:p>1.0488297939300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4882979393005" calcext:value-type="float">
            <text:p>1.0488297939300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4882979393005" calcext:value-type="float">
            <text:p>1.0488297939300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4969066381454" calcext:value-type="float">
            <text:p>1.0496906638145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5002673467" calcext:value-type="float">
            <text:p>1.0500267346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5021133025487" calcext:value-type="float">
            <text:p>1.05021133025487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5081989367803" calcext:value-type="float">
            <text:p>1.0508198936780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5159813165665" calcext:value-type="float">
            <text:p>1.0515981316566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5170698960622" calcext:value-type="float">
            <text:p>1.0517069896062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5187942584356" calcext:value-type="float">
            <text:p>1.0518794258435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5217703183492" calcext:value-type="float">
            <text:p>1.05217703183492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5217703183492" calcext:value-type="float">
            <text:p>1.0521770318349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5394164721171" calcext:value-type="float">
            <text:p>1.0539416472117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5406971772512" calcext:value-type="float">
            <text:p>1.05406971772512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5409850676854" calcext:value-type="float">
            <text:p>1.0540985067685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5474052826564" calcext:value-type="float">
            <text:p>1.0547405282656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5599896113078" calcext:value-type="float">
            <text:p>1.0559989611307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5634359518687" calcext:value-type="float">
            <text:p>1.0563435951868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5651636918386" calcext:value-type="float">
            <text:p>1.0565163691838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5651636918386" calcext:value-type="float">
            <text:p>1.0565163691838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5651636918386" calcext:value-type="float">
            <text:p>1.0565163691838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5651636918386" calcext:value-type="float">
            <text:p>1.0565163691838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05651636918386" calcext:value-type="float">
            <text:p>1.0565163691838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05651636918386" calcext:value-type="float">
            <text:p>1.0565163691838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5651636918386" calcext:value-type="float">
            <text:p>1.0565163691838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5651636918386" calcext:value-type="float">
            <text:p>1.0565163691838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5671256780624" calcext:value-type="float">
            <text:p>1.0567125678062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5728256702423" calcext:value-type="float">
            <text:p>1.0572825670242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5773323774338" calcext:value-type="float">
            <text:p>1.0577332377433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5778441826503" calcext:value-type="float">
            <text:p>1.0577844182650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5827285846074" calcext:value-type="float">
            <text:p>1.0582728584607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5871695280075" calcext:value-type="float">
            <text:p>1.0587169528007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05871695280075" calcext:value-type="float">
            <text:p>1.0587169528007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05878323316574" calcext:value-type="float">
            <text:p>1.0587832331657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5878323316574" calcext:value-type="float">
            <text:p>1.0587832331657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5894728501638" calcext:value-type="float">
            <text:p>1.0589472850163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5970346927643" calcext:value-type="float">
            <text:p>1.0597034692764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05970346927643" calcext:value-type="float">
            <text:p>1.0597034692764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05970346927643" calcext:value-type="float">
            <text:p>1.0597034692764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06239388386409" calcext:value-type="float">
            <text:p>1.0623938838640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6239388386409" calcext:value-type="float">
            <text:p>1.0623938838640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6288943688075" calcext:value-type="float">
            <text:p>1.0628894368807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6288943688075" calcext:value-type="float">
            <text:p>1.0628894368807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6288943688075" calcext:value-type="float">
            <text:p>1.0628894368807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6405095259349" calcext:value-type="float">
            <text:p>1.0640509525934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6405095259349" calcext:value-type="float">
            <text:p>1.0640509525934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06405095259349" calcext:value-type="float">
            <text:p>1.0640509525934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06405095259349" calcext:value-type="float">
            <text:p>1.0640509525934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6405095259349" calcext:value-type="float">
            <text:p>1.0640509525934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06405095259349" calcext:value-type="float">
            <text:p>1.0640509525934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06507909297943" calcext:value-type="float">
            <text:p>1.0650790929794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6507909297943" calcext:value-type="float">
            <text:p>1.0650790929794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651019414266" calcext:value-type="float">
            <text:p>1.0651019414266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651019414266" calcext:value-type="float">
            <text:p>1.0651019414266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067431529363" calcext:value-type="float">
            <text:p>1.06743152936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67431529363" calcext:value-type="float">
            <text:p>1.06743152936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67431529363" calcext:value-type="float">
            <text:p>1.06743152936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6865272919337" calcext:value-type="float">
            <text:p>1.0686527291933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6921593348185" calcext:value-type="float">
            <text:p>1.0692159334818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6966058413188" calcext:value-type="float">
            <text:p>1.0696605841318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699329773585" calcext:value-type="float">
            <text:p>1.069932977358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07006994883219" calcext:value-type="float">
            <text:p>1.0700699488321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7043679555257" calcext:value-type="float">
            <text:p>1.0704367955525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7181457678477" calcext:value-type="float">
            <text:p>1.0718145767847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07182427247365" calcext:value-type="float">
            <text:p>1.0718242724736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07234843571981" calcext:value-type="float">
            <text:p>1.0723484357198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7234843571981" calcext:value-type="float">
            <text:p>1.0723484357198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7292683919271" calcext:value-type="float">
            <text:p>1.0729268391927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7292683919271" calcext:value-type="float">
            <text:p>1.0729268391927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7323463757833" calcext:value-type="float">
            <text:p>1.0732346375783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7323463757833" calcext:value-type="float">
            <text:p>1.0732346375783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7323463757833" calcext:value-type="float">
            <text:p>1.0732346375783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7323463757833" calcext:value-type="float">
            <text:p>1.0732346375783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07323463757833" calcext:value-type="float">
            <text:p>1.0732346375783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7323463757833" calcext:value-type="float">
            <text:p>1.0732346375783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7323463757833" calcext:value-type="float">
            <text:p>1.0732346375783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7323463757833" calcext:value-type="float">
            <text:p>1.0732346375783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07323463757833" calcext:value-type="float">
            <text:p>1.0732346375783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07354044914246" calcext:value-type="float">
            <text:p>1.0735404491424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07354044914246" calcext:value-type="float">
            <text:p>1.0735404491424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07354044914246" calcext:value-type="float">
            <text:p>1.0735404491424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7354044914246" calcext:value-type="float">
            <text:p>1.0735404491424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7354044914246" calcext:value-type="float">
            <text:p>1.0735404491424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7354044914246" calcext:value-type="float">
            <text:p>1.0735404491424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7354044914246" calcext:value-type="float">
            <text:p>1.0735404491424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7354044914246" calcext:value-type="float">
            <text:p>1.0735404491424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07354044914246" calcext:value-type="float">
            <text:p>1.0735404491424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07354044914246" calcext:value-type="float">
            <text:p>1.0735404491424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07354044914246" calcext:value-type="float">
            <text:p>1.0735404491424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07439033190409" calcext:value-type="float">
            <text:p>1.0743903319040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7439033190409" calcext:value-type="float">
            <text:p>1.0743903319040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7467329502106" calcext:value-type="float">
            <text:p>1.07467329502106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07534617185593" calcext:value-type="float">
            <text:p>1.0753461718559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7534617185593" calcext:value-type="float">
            <text:p>1.0753461718559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07566702365875" calcext:value-type="float">
            <text:p>1.0756670236587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7649320363998" calcext:value-type="float">
            <text:p>1.0764932036399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7654821872711" calcext:value-type="float">
            <text:p>1.07654821872711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07654821872711" calcext:value-type="float">
            <text:p>1.07654821872711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07654821872711" calcext:value-type="float">
            <text:p>1.0765482187271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07654821872711" calcext:value-type="float">
            <text:p>1.0765482187271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07700840632121" calcext:value-type="float">
            <text:p>1.0770084063212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7728070020676" calcext:value-type="float">
            <text:p>1.0772807002067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07728070020676" calcext:value-type="float">
            <text:p>1.0772807002067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7728070020676" calcext:value-type="float">
            <text:p>1.0772807002067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7728070020676" calcext:value-type="float">
            <text:p>1.0772807002067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7728070020676" calcext:value-type="float">
            <text:p>1.0772807002067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07728070020676" calcext:value-type="float">
            <text:p>1.0772807002067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7728070020676" calcext:value-type="float">
            <text:p>1.0772807002067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07873823245366" calcext:value-type="float">
            <text:p>1.0787382324536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7904024918874" calcext:value-type="float">
            <text:p>1.0790402491887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793843070666" calcext:value-type="float">
            <text:p>1.079384307066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0793843070666" calcext:value-type="float">
            <text:p>1.079384307066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793843070666" calcext:value-type="float">
            <text:p>1.079384307066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793843070666" calcext:value-type="float">
            <text:p>1.079384307066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793843070666" calcext:value-type="float">
            <text:p>1.079384307066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793843070666" calcext:value-type="float">
            <text:p>1.079384307066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0793843070666" calcext:value-type="float">
            <text:p>1.079384307066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08047799269358" calcext:value-type="float">
            <text:p>1.0804779926935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8053586880366" calcext:value-type="float">
            <text:p>1.0805358688036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8053586880366" calcext:value-type="float">
            <text:p>1.0805358688036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8055214087168" calcext:value-type="float">
            <text:p>1.0805521408716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8100646734238" calcext:value-type="float">
            <text:p>1.0810064673423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8111095428467" calcext:value-type="float">
            <text:p>1.0811109542846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8111095428467" calcext:value-type="float">
            <text:p>1.0811109542846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08111095428467" calcext:value-type="float">
            <text:p>1.0811109542846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8115073045095" calcext:value-type="float">
            <text:p>1.08115073045095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08254917462667" calcext:value-type="float">
            <text:p>1.0825491746266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08316147327423" calcext:value-type="float">
            <text:p>1.0831614732742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8316147327423" calcext:value-type="float">
            <text:p>1.0831614732742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834280649821" calcext:value-type="float">
            <text:p>1.0834280649821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834280649821" calcext:value-type="float">
            <text:p>1.0834280649821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834280649821" calcext:value-type="float">
            <text:p>1.0834280649821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834280649821" calcext:value-type="float">
            <text:p>1.0834280649821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0834280649821" calcext:value-type="float">
            <text:p>1.0834280649821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0834280649821" calcext:value-type="float">
            <text:p>1.0834280649821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834280649821" calcext:value-type="float">
            <text:p>1.083428064982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0834280649821" calcext:value-type="float">
            <text:p>1.083428064982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0834280649821" calcext:value-type="float">
            <text:p>1.0834280649821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0834280649821" calcext:value-type="float">
            <text:p>1.0834280649821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08357717593511" calcext:value-type="float">
            <text:p>1.0835771759351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839018424352" calcext:value-type="float">
            <text:p>1.083901842435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0839018424352" calcext:value-type="float">
            <text:p>1.083901842435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0839018424352" calcext:value-type="float">
            <text:p>1.083901842435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839018424352" calcext:value-type="float">
            <text:p>1.083901842435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839018424352" calcext:value-type="float">
            <text:p>1.083901842435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0839018424352" calcext:value-type="float">
            <text:p>1.083901842435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08390208085378" calcext:value-type="float">
            <text:p>1.0839020808537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8390208085378" calcext:value-type="float">
            <text:p>1.0839020808537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8445199330648" calcext:value-type="float">
            <text:p>1.0844519933064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8445199330648" calcext:value-type="float">
            <text:p>1.0844519933064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08458467324575" calcext:value-type="float">
            <text:p>1.0845846732457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8476893107096" calcext:value-type="float">
            <text:p>1.0847689310709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0851655403773" calcext:value-type="float">
            <text:p>1.085165540377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8543894688288" calcext:value-type="float">
            <text:p>1.0854389468828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8553342024485" calcext:value-type="float">
            <text:p>1.0855334202448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8570504188538" calcext:value-type="float">
            <text:p>1.08570504188538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8570504188538" calcext:value-type="float">
            <text:p>1.08570504188538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8578038215637" calcext:value-type="float">
            <text:p>1.0857803821563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8663529157639" calcext:value-type="float">
            <text:p>1.0866352915763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08670858542124" calcext:value-type="float">
            <text:p>1.0867085854212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8699770768483" calcext:value-type="float">
            <text:p>1.0869977076848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8732134103775" calcext:value-type="float">
            <text:p>1.0873213410377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8732134103775" calcext:value-type="float">
            <text:p>1.0873213410377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08732134103775" calcext:value-type="float">
            <text:p>1.0873213410377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8845579624176" calcext:value-type="float">
            <text:p>1.0884557962417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08845579624176" calcext:value-type="float">
            <text:p>1.0884557962417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08868892987569" calcext:value-type="float">
            <text:p>1.0886889298756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8932868639628" calcext:value-type="float">
            <text:p>1.0893286863962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8932868639628" calcext:value-type="float">
            <text:p>1.0893286863962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8934994538625" calcext:value-type="float">
            <text:p>1.08934994538625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8942631880442" calcext:value-type="float">
            <text:p>1.0894263188044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8942631880442" calcext:value-type="float">
            <text:p>1.0894263188044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8951961994171" calcext:value-type="float">
            <text:p>1.0895196199417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8961077531179" calcext:value-type="float">
            <text:p>1.0896107753117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8961077531179" calcext:value-type="float">
            <text:p>1.0896107753117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8961077531179" calcext:value-type="float">
            <text:p>1.0896107753117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8961077531179" calcext:value-type="float">
            <text:p>1.0896107753117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09053353468577" calcext:value-type="float">
            <text:p>1.0905335346857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09065612157186" calcext:value-type="float">
            <text:p>1.0906561215718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914670030276" calcext:value-type="float">
            <text:p>1.091467003027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09162680308024" calcext:value-type="float">
            <text:p>1.0916268030802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9162680308024" calcext:value-type="float">
            <text:p>1.0916268030802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09202682971954" calcext:value-type="float">
            <text:p>1.0920268297195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931921005249" calcext:value-type="float">
            <text:p>1.093192100524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9328651428223" calcext:value-type="float">
            <text:p>1.0932865142822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9342396259308" calcext:value-type="float">
            <text:p>1.0934239625930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9536870320638" calcext:value-type="float">
            <text:p>1.0953687032063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9561791022619" calcext:value-type="float">
            <text:p>1.0956179102261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958905617396" calcext:value-type="float">
            <text:p>1.095890561739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9663784503937" calcext:value-type="float">
            <text:p>1.0966378450393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9667950868607" calcext:value-type="float">
            <text:p>1.0966795086860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9667950868607" calcext:value-type="float">
            <text:p>1.0966795086860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9667950868607" calcext:value-type="float">
            <text:p>1.0966795086860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9706874688466" calcext:value-type="float">
            <text:p>1.0970687468846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9706874688466" calcext:value-type="float">
            <text:p>1.0970687468846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9706874688466" calcext:value-type="float">
            <text:p>1.0970687468846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9706874688466" calcext:value-type="float">
            <text:p>1.0970687468846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977743268013" calcext:value-type="float">
            <text:p>1.097774326801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977743268013" calcext:value-type="float">
            <text:p>1.097774326801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977743268013" calcext:value-type="float">
            <text:p>1.097774326801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977743268013" calcext:value-type="float">
            <text:p>1.097774326801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09786482652028" calcext:value-type="float">
            <text:p>1.0978648265202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9786482652028" calcext:value-type="float">
            <text:p>1.0978648265202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9786482652028" calcext:value-type="float">
            <text:p>1.0978648265202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9795602162679" calcext:value-type="float">
            <text:p>1.0979560216267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09847617149353" calcext:value-type="float">
            <text:p>1.0984761714935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9847617149353" calcext:value-type="float">
            <text:p>1.0984761714935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9865895907084" calcext:value-type="float">
            <text:p>1.0986589590708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09871540466944" calcext:value-type="float">
            <text:p>1.0987154046694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09876716136932" calcext:value-type="float">
            <text:p>1.09876716136932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09876716136932" calcext:value-type="float">
            <text:p>1.09876716136932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09876716136932" calcext:value-type="float">
            <text:p>1.09876716136932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09876716136932" calcext:value-type="float">
            <text:p>1.09876716136932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09876716136932" calcext:value-type="float">
            <text:p>1.09876716136932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9876716136932" calcext:value-type="float">
            <text:p>1.09876716136932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9876716136932" calcext:value-type="float">
            <text:p>1.09876716136932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9876716136932" calcext:value-type="float">
            <text:p>1.09876716136932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992253224055" calcext:value-type="float">
            <text:p>1.099225322405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9979112943014" calcext:value-type="float">
            <text:p>1.0997911294301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9980420271556" calcext:value-type="float">
            <text:p>1.0998042027155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09980420271556" calcext:value-type="float">
            <text:p>1.0998042027155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0012517372767" calcext:value-type="float">
            <text:p>1.1001251737276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0012517372767" calcext:value-type="float">
            <text:p>1.1001251737276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0012517372767" calcext:value-type="float">
            <text:p>1.1001251737276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0012517372767" calcext:value-type="float">
            <text:p>1.1001251737276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10028115908305" calcext:value-type="float">
            <text:p>1.1002811590830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1007262468338" calcext:value-type="float">
            <text:p>1.100726246833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0090525945028" calcext:value-type="float">
            <text:p>1.1009052594502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0126229127248" calcext:value-type="float">
            <text:p>1.10126229127248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10163382689158" calcext:value-type="float">
            <text:p>1.1016338268915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0163382689158" calcext:value-type="float">
            <text:p>1.1016338268915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021603345871" calcext:value-type="float">
            <text:p>1.102160334587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0260264078776" calcext:value-type="float">
            <text:p>1.1026026407877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10260264078776" calcext:value-type="float">
            <text:p>1.1026026407877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10310125350952" calcext:value-type="float">
            <text:p>1.1031012535095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0317321618398" calcext:value-type="float">
            <text:p>1.1031732161839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0320059458415" calcext:value-type="float">
            <text:p>1.1032005945841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0323357582092" calcext:value-type="float">
            <text:p>1.1032335758209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10464332501094" calcext:value-type="float">
            <text:p>1.1046433250109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0464332501094" calcext:value-type="float">
            <text:p>1.1046433250109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0605521996816" calcext:value-type="float">
            <text:p>1.1060552199681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0605521996816" calcext:value-type="float">
            <text:p>1.1060552199681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0616461435954" calcext:value-type="float">
            <text:p>1.1061646143595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10616461435954" calcext:value-type="float">
            <text:p>1.1061646143595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10668863852819" calcext:value-type="float">
            <text:p>1.1066886385281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10708818833033" calcext:value-type="float">
            <text:p>1.10708818833033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0843817392985" calcext:value-type="float">
            <text:p>1.1084381739298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10843817392985" calcext:value-type="float">
            <text:p>1.1084381739298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10843817392985" calcext:value-type="float">
            <text:p>1.1084381739298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10873671372732" calcext:value-type="float">
            <text:p>1.1087367137273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0885071754456" calcext:value-type="float">
            <text:p>1.1088507175445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0885071754456" calcext:value-type="float">
            <text:p>1.1088507175445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0891203085581" calcext:value-type="float">
            <text:p>1.1089120308558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11036497354507" calcext:value-type="float">
            <text:p>1.1103649735450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1088450749715" calcext:value-type="float">
            <text:p>1.1108845074971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1138383547465" calcext:value-type="float">
            <text:p>1.1113838354746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11138383547465" calcext:value-type="float">
            <text:p>1.1113838354746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1222046613693" calcext:value-type="float">
            <text:p>1.1122204661369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1224702994029" calcext:value-type="float">
            <text:p>1.1122470299402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1290860176086" calcext:value-type="float">
            <text:p>1.1129086017608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11290860176086" calcext:value-type="float">
            <text:p>1.1129086017608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11290860176086" calcext:value-type="float">
            <text:p>1.1129086017608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11294700702031" calcext:value-type="float">
            <text:p>1.1129470070203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1294700702031" calcext:value-type="float">
            <text:p>1.1129470070203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1294700702031" calcext:value-type="float">
            <text:p>1.1129470070203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1294700702031" calcext:value-type="float">
            <text:p>1.1129470070203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1353935798009" calcext:value-type="float">
            <text:p>1.1135393579800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1391031742096" calcext:value-type="float">
            <text:p>1.1139103174209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1391031742096" calcext:value-type="float">
            <text:p>1.1139103174209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1402287085851" calcext:value-type="float">
            <text:p>1.1140228708585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11417903502782" calcext:value-type="float">
            <text:p>1.1141790350278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1417903502782" calcext:value-type="float">
            <text:p>1.1141790350278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11535211404165" calcext:value-type="float">
            <text:p>1.1153521140416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1535211404165" calcext:value-type="float">
            <text:p>1.1153521140416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1547191937764" calcext:value-type="float">
            <text:p>1.1154719193776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1547191937764" calcext:value-type="float">
            <text:p>1.1154719193776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1547191937764" calcext:value-type="float">
            <text:p>1.1154719193776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1547191937764" calcext:value-type="float">
            <text:p>1.1154719193776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1616597572962" calcext:value-type="float">
            <text:p>1.1161659757296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1622258027395" calcext:value-type="float">
            <text:p>1.1162225802739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16401831309" calcext:value-type="float">
            <text:p>1.11640183130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1648794015249" calcext:value-type="float">
            <text:p>1.1164879401524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1693461736043" calcext:value-type="float">
            <text:p>1.1169346173604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1717216173808" calcext:value-type="float">
            <text:p>1.1171721617380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1717216173808" calcext:value-type="float">
            <text:p>1.1171721617380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1717216173808" calcext:value-type="float">
            <text:p>1.1171721617380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1717216173808" calcext:value-type="float">
            <text:p>1.1171721617380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1735274394353" calcext:value-type="float">
            <text:p>1.1173527439435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1735274394353" calcext:value-type="float">
            <text:p>1.1173527439435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1735274394353" calcext:value-type="float">
            <text:p>1.1173527439435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177366177241" calcext:value-type="float">
            <text:p>1.117736617724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1177366177241" calcext:value-type="float">
            <text:p>1.117736617724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1779006322225" calcext:value-type="float">
            <text:p>1.1177900632222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1859420935313" calcext:value-type="float">
            <text:p>1.1185942093531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1859420935313" calcext:value-type="float">
            <text:p>1.1185942093531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1859420935313" calcext:value-type="float">
            <text:p>1.1185942093531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1859420935313" calcext:value-type="float">
            <text:p>1.1185942093531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1859420935313" calcext:value-type="float">
            <text:p>1.1185942093531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1859420935313" calcext:value-type="float">
            <text:p>1.1185942093531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1859420935313" calcext:value-type="float">
            <text:p>1.1185942093531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1859420935313" calcext:value-type="float">
            <text:p>1.1185942093531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1859420935313" calcext:value-type="float">
            <text:p>1.1185942093531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1859420935313" calcext:value-type="float">
            <text:p>1.1185942093531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1859420935313" calcext:value-type="float">
            <text:p>1.1185942093531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1859420935313" calcext:value-type="float">
            <text:p>1.1185942093531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1874258518219" calcext:value-type="float">
            <text:p>1.1187425851821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2018597126007" calcext:value-type="float">
            <text:p>1.1201859712600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2018597126007" calcext:value-type="float">
            <text:p>1.1201859712600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2064743041992" calcext:value-type="float">
            <text:p>1.1206474304199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2074154615402" calcext:value-type="float">
            <text:p>1.1207415461540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2074154615402" calcext:value-type="float">
            <text:p>1.1207415461540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2076981862386" calcext:value-type="float">
            <text:p>1.1207698186238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2151275078456" calcext:value-type="float">
            <text:p>1.1215127507845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2151275078456" calcext:value-type="float">
            <text:p>1.1215127507845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2263945738475" calcext:value-type="float">
            <text:p>1.12263945738475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12263945738475" calcext:value-type="float">
            <text:p>1.12263945738475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2263945738475" calcext:value-type="float">
            <text:p>1.12263945738475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12370663881302" calcext:value-type="float">
            <text:p>1.1237066388130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2371325492859" calcext:value-type="float">
            <text:p>1.1237132549285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2382560968399" calcext:value-type="float">
            <text:p>1.1238256096839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242378950119" calcext:value-type="float">
            <text:p>1.124237895011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1242378950119" calcext:value-type="float">
            <text:p>1.124237895011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12435472011566" calcext:value-type="float">
            <text:p>1.1243547201156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2468647956848" calcext:value-type="float">
            <text:p>1.1246864795684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12468647956848" calcext:value-type="float">
            <text:p>1.1246864795684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2468647956848" calcext:value-type="float">
            <text:p>1.1246864795684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12468647956848" calcext:value-type="float">
            <text:p>1.1246864795684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2468647956848" calcext:value-type="float">
            <text:p>1.1246864795684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2468647956848" calcext:value-type="float">
            <text:p>1.1246864795684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2468647956848" calcext:value-type="float">
            <text:p>1.1246864795684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2468647956848" calcext:value-type="float">
            <text:p>1.1246864795684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12468647956848" calcext:value-type="float">
            <text:p>1.1246864795684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2468647956848" calcext:value-type="float">
            <text:p>1.1246864795684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2468647956848" calcext:value-type="float">
            <text:p>1.1246864795684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12468647956848" calcext:value-type="float">
            <text:p>1.1246864795684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12468647956848" calcext:value-type="float">
            <text:p>1.1246864795684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12481919924418" calcext:value-type="float">
            <text:p>1.1248191992441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12481919924418" calcext:value-type="float">
            <text:p>1.1248191992441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12581106026967" calcext:value-type="float">
            <text:p>1.1258110602696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2588040033976" calcext:value-type="float">
            <text:p>1.1258804003397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2589375178019" calcext:value-type="float">
            <text:p>1.1258937517801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2589375178019" calcext:value-type="float">
            <text:p>1.1258937517801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2589375178019" calcext:value-type="float">
            <text:p>1.1258937517801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2589375178019" calcext:value-type="float">
            <text:p>1.1258937517801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2589375178019" calcext:value-type="float">
            <text:p>1.1258937517801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2673664093018" calcext:value-type="float">
            <text:p>1.1267366409301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12673664093018" calcext:value-type="float">
            <text:p>1.1267366409301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267743508021" calcext:value-type="float">
            <text:p>1.126774350802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2815189361572" calcext:value-type="float">
            <text:p>1.1281518936157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2815189361572" calcext:value-type="float">
            <text:p>1.1281518936157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2815189361572" calcext:value-type="float">
            <text:p>1.1281518936157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2815189361572" calcext:value-type="float">
            <text:p>1.1281518936157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2905581792196" calcext:value-type="float">
            <text:p>1.1290558179219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2905581792196" calcext:value-type="float">
            <text:p>1.1290558179219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2934648990631" calcext:value-type="float">
            <text:p>1.1293464899063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2940800189972" calcext:value-type="float">
            <text:p>1.1294080018997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2940800189972" calcext:value-type="float">
            <text:p>1.1294080018997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2940800189972" calcext:value-type="float">
            <text:p>1.1294080018997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2940800189972" calcext:value-type="float">
            <text:p>1.1294080018997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2940800189972" calcext:value-type="float">
            <text:p>1.1294080018997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2940800189972" calcext:value-type="float">
            <text:p>1.1294080018997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2940800189972" calcext:value-type="float">
            <text:p>1.1294080018997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2940800189972" calcext:value-type="float">
            <text:p>1.1294080018997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2940800189972" calcext:value-type="float">
            <text:p>1.1294080018997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2940800189972" calcext:value-type="float">
            <text:p>1.1294080018997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2940800189972" calcext:value-type="float">
            <text:p>1.1294080018997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2940800189972" calcext:value-type="float">
            <text:p>1.1294080018997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2940800189972" calcext:value-type="float">
            <text:p>1.1294080018997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2940800189972" calcext:value-type="float">
            <text:p>1.1294080018997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2973622481028" calcext:value-type="float">
            <text:p>1.1297362248102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2973622481028" calcext:value-type="float">
            <text:p>1.1297362248102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12973622481028" calcext:value-type="float">
            <text:p>1.1297362248102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2973622481028" calcext:value-type="float">
            <text:p>1.1297362248102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2973622481028" calcext:value-type="float">
            <text:p>1.1297362248102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2973622481028" calcext:value-type="float">
            <text:p>1.1297362248102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2973622481028" calcext:value-type="float">
            <text:p>1.1297362248102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2973622481028" calcext:value-type="float">
            <text:p>1.1297362248102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2973622481028" calcext:value-type="float">
            <text:p>1.1297362248102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3054871559143" calcext:value-type="float">
            <text:p>1.1305487155914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13060907522837" calcext:value-type="float">
            <text:p>1.1306090752283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3154868284861" calcext:value-type="float">
            <text:p>1.1315486828486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3201236724854" calcext:value-type="float">
            <text:p>1.1320123672485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3201236724854" calcext:value-type="float">
            <text:p>1.1320123672485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3201236724854" calcext:value-type="float">
            <text:p>1.1320123672485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3263114293416" calcext:value-type="float">
            <text:p>1.1326311429341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13263114293416" calcext:value-type="float">
            <text:p>1.1326311429341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3263114293416" calcext:value-type="float">
            <text:p>1.1326311429341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3263114293416" calcext:value-type="float">
            <text:p>1.1326311429341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13263114293416" calcext:value-type="float">
            <text:p>1.1326311429341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3263114293416" calcext:value-type="float">
            <text:p>1.1326311429341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3263114293416" calcext:value-type="float">
            <text:p>1.1326311429341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3263114293416" calcext:value-type="float">
            <text:p>1.1326311429341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3263114293416" calcext:value-type="float">
            <text:p>1.1326311429341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3263114293416" calcext:value-type="float">
            <text:p>1.1326311429341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3263114293416" calcext:value-type="float">
            <text:p>1.1326311429341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332620382309" calcext:value-type="float">
            <text:p>1.133262038230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3346449534098" calcext:value-type="float">
            <text:p>1.1334644953409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3373426596324" calcext:value-type="float">
            <text:p>1.1337342659632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3373426596324" calcext:value-type="float">
            <text:p>1.1337342659632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3373426596324" calcext:value-type="float">
            <text:p>1.1337342659632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3373426596324" calcext:value-type="float">
            <text:p>1.1337342659632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3445033629735" calcext:value-type="float">
            <text:p>1.1344503362973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3536973794301" calcext:value-type="float">
            <text:p>1.1353697379430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3536973794301" calcext:value-type="float">
            <text:p>1.1353697379430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3536973794301" calcext:value-type="float">
            <text:p>1.1353697379430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3584546248118" calcext:value-type="float">
            <text:p>1.1358454624811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3584546248118" calcext:value-type="float">
            <text:p>1.1358454624811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13584546248118" calcext:value-type="float">
            <text:p>1.1358454624811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13584546248118" calcext:value-type="float">
            <text:p>1.1358454624811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3630465666453" calcext:value-type="float">
            <text:p>1.1363046566645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3630465666453" calcext:value-type="float">
            <text:p>1.1363046566645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3630465666453" calcext:value-type="float">
            <text:p>1.1363046566645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3630465666453" calcext:value-type="float">
            <text:p>1.1363046566645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3646996021271" calcext:value-type="float">
            <text:p>1.1364699602127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13655110200246" calcext:value-type="float">
            <text:p>1.1365511020024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13655110200246" calcext:value-type="float">
            <text:p>1.1365511020024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13662691911062" calcext:value-type="float">
            <text:p>1.1366269191106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3717889785767" calcext:value-type="float">
            <text:p>1.1371788978576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13717889785767" calcext:value-type="float">
            <text:p>1.1371788978576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3717889785767" calcext:value-type="float">
            <text:p>1.1371788978576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3717889785767" calcext:value-type="float">
            <text:p>1.1371788978576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3717889785767" calcext:value-type="float">
            <text:p>1.1371788978576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3717889785767" calcext:value-type="float">
            <text:p>1.1371788978576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3720711072286" calcext:value-type="float">
            <text:p>1.1372071107228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3745824495951" calcext:value-type="float">
            <text:p>1.1374582449595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3745975494385" calcext:value-type="float">
            <text:p>1.1374597549438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13745975494385" calcext:value-type="float">
            <text:p>1.1374597549438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3792912165324" calcext:value-type="float">
            <text:p>1.1379291216532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3944727182388" calcext:value-type="float">
            <text:p>1.1394472718238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3944727182388" calcext:value-type="float">
            <text:p>1.1394472718238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3944727182388" calcext:value-type="float">
            <text:p>1.1394472718238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3944727182388" calcext:value-type="float">
            <text:p>1.1394472718238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3944727182388" calcext:value-type="float">
            <text:p>1.1394472718238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3944727182388" calcext:value-type="float">
            <text:p>1.1394472718238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3964815934499" calcext:value-type="float">
            <text:p>1.1396481593449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14108109474182" calcext:value-type="float">
            <text:p>1.1410810947418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4108109474182" calcext:value-type="float">
            <text:p>1.1410810947418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4108109474182" calcext:value-type="float">
            <text:p>1.1410810947418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4108109474182" calcext:value-type="float">
            <text:p>1.1410810947418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14108109474182" calcext:value-type="float">
            <text:p>1.1410810947418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4118198553721" calcext:value-type="float">
            <text:p>1.14118198553721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14150003592173" calcext:value-type="float">
            <text:p>1.1415000359217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4173722267151" calcext:value-type="float">
            <text:p>1.1417372226715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14184617996216" calcext:value-type="float">
            <text:p>1.1418461799621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4189612865448" calcext:value-type="float">
            <text:p>1.1418961286544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4189612865448" calcext:value-type="float">
            <text:p>1.1418961286544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4189612865448" calcext:value-type="float">
            <text:p>1.1418961286544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14195350805918" calcext:value-type="float">
            <text:p>1.1419535080591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4253143469493" calcext:value-type="float">
            <text:p>1.1425314346949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4253143469493" calcext:value-type="float">
            <text:p>1.1425314346949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4411707719167" calcext:value-type="float">
            <text:p>1.1441170771916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14500782887141" calcext:value-type="float">
            <text:p>1.1450078288714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4522206783295" calcext:value-type="float">
            <text:p>1.14522206783295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14624412854513" calcext:value-type="float">
            <text:p>1.1462441285451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4624412854513" calcext:value-type="float">
            <text:p>1.1462441285451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4624412854513" calcext:value-type="float">
            <text:p>1.1462441285451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4624412854513" calcext:value-type="float">
            <text:p>1.1462441285451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46892786026" calcext:value-type="float">
            <text:p>1.14689278602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4691718419393" calcext:value-type="float">
            <text:p>1.1469171841939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4691718419393" calcext:value-type="float">
            <text:p>1.1469171841939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4691718419393" calcext:value-type="float">
            <text:p>1.1469171841939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4691718419393" calcext:value-type="float">
            <text:p>1.1469171841939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470685005188" calcext:value-type="float">
            <text:p>1.147068500518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1470685005188" calcext:value-type="float">
            <text:p>1.147068500518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470685005188" calcext:value-type="float">
            <text:p>1.147068500518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470685005188" calcext:value-type="float">
            <text:p>1.147068500518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4797794818878" calcext:value-type="float">
            <text:p>1.1479779481887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4799050490061" calcext:value-type="float">
            <text:p>1.1479905049006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4914127190908" calcext:value-type="float">
            <text:p>1.1491412719090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4999194939931" calcext:value-type="float">
            <text:p>1.1499919493993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14999194939931" calcext:value-type="float">
            <text:p>1.1499919493993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5006860097249" calcext:value-type="float">
            <text:p>1.1500686009724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5006860097249" calcext:value-type="float">
            <text:p>1.1500686009724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5006860097249" calcext:value-type="float">
            <text:p>1.1500686009724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5006860097249" calcext:value-type="float">
            <text:p>1.1500686009724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5006860097249" calcext:value-type="float">
            <text:p>1.1500686009724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5006860097249" calcext:value-type="float">
            <text:p>1.1500686009724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5148802598317" calcext:value-type="float">
            <text:p>1.15148802598317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5148802598317" calcext:value-type="float">
            <text:p>1.15148802598317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5268464883169" calcext:value-type="float">
            <text:p>1.1526846488316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5325848261515" calcext:value-type="float">
            <text:p>1.1532584826151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5341726938883" calcext:value-type="float">
            <text:p>1.1534172693888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534458398819" calcext:value-type="float">
            <text:p>1.153445839881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534458398819" calcext:value-type="float">
            <text:p>1.153445839881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534458398819" calcext:value-type="float">
            <text:p>1.153445839881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1534458398819" calcext:value-type="float">
            <text:p>1.153445839881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534458398819" calcext:value-type="float">
            <text:p>1.153445839881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534458398819" calcext:value-type="float">
            <text:p>1.153445839881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534458398819" calcext:value-type="float">
            <text:p>1.153445839881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1534458398819" calcext:value-type="float">
            <text:p>1.153445839881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5367645025253" calcext:value-type="float">
            <text:p>1.1536764502525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5392525990804" calcext:value-type="float">
            <text:p>1.1539252599080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5392525990804" calcext:value-type="float">
            <text:p>1.1539252599080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5398613611857" calcext:value-type="float">
            <text:p>1.1539861361185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5521430969238" calcext:value-type="float">
            <text:p>1.1552143096923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5590794881185" calcext:value-type="float">
            <text:p>1.1559079488118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5597248077393" calcext:value-type="float">
            <text:p>1.1559724807739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5597248077393" calcext:value-type="float">
            <text:p>1.1559724807739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5631916125615" calcext:value-type="float">
            <text:p>1.1563191612561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5631916125615" calcext:value-type="float">
            <text:p>1.1563191612561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15727710723877" calcext:value-type="float">
            <text:p>1.1572771072387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5823076168696" calcext:value-type="float">
            <text:p>1.1582307616869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5823076168696" calcext:value-type="float">
            <text:p>1.1582307616869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5823076168696" calcext:value-type="float">
            <text:p>1.1582307616869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5823076168696" calcext:value-type="float">
            <text:p>1.1582307616869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5932202339172" calcext:value-type="float">
            <text:p>1.1593220233917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15932202339172" calcext:value-type="float">
            <text:p>1.1593220233917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16120560963949" calcext:value-type="float">
            <text:p>1.1612056096394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6124455134074" calcext:value-type="float">
            <text:p>1.1612445513407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613472700119" calcext:value-type="float">
            <text:p>1.161347270011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613472700119" calcext:value-type="float">
            <text:p>1.161347270011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6161076227824" calcext:value-type="float">
            <text:p>1.1616107622782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6161076227824" calcext:value-type="float">
            <text:p>1.1616107622782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6161076227824" calcext:value-type="float">
            <text:p>1.1616107622782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6161076227824" calcext:value-type="float">
            <text:p>1.1616107622782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6161076227824" calcext:value-type="float">
            <text:p>1.1616107622782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6169770558675" calcext:value-type="float">
            <text:p>1.1616977055867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6169770558675" calcext:value-type="float">
            <text:p>1.1616977055867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6209065914154" calcext:value-type="float">
            <text:p>1.1620906591415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6209065914154" calcext:value-type="float">
            <text:p>1.1620906591415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621168255806" calcext:value-type="float">
            <text:p>1.162116825580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621168255806" calcext:value-type="float">
            <text:p>1.162116825580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621168255806" calcext:value-type="float">
            <text:p>1.162116825580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6221859057744" calcext:value-type="float">
            <text:p>1.1622185905774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6221924622854" calcext:value-type="float">
            <text:p>1.16221924622854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16223633289337" calcext:value-type="float">
            <text:p>1.1622363328933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6223633289337" calcext:value-type="float">
            <text:p>1.1622363328933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6223633289337" calcext:value-type="float">
            <text:p>1.1622363328933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6223633289337" calcext:value-type="float">
            <text:p>1.1622363328933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6223633289337" calcext:value-type="float">
            <text:p>1.1622363328933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6223633289337" calcext:value-type="float">
            <text:p>1.1622363328933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6277782122294" calcext:value-type="float">
            <text:p>1.1627778212229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6304691632589" calcext:value-type="float">
            <text:p>1.1630469163258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16380778948466" calcext:value-type="float">
            <text:p>1.1638077894846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6380778948466" calcext:value-type="float">
            <text:p>1.1638077894846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6421707471212" calcext:value-type="float">
            <text:p>1.1642170747121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6426535447439" calcext:value-type="float">
            <text:p>1.1642653544743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6429817676544" calcext:value-type="float">
            <text:p>1.16429817676544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6429817676544" calcext:value-type="float">
            <text:p>1.16429817676544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6429817676544" calcext:value-type="float">
            <text:p>1.16429817676544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6429817676544" calcext:value-type="float">
            <text:p>1.16429817676544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16437025864919" calcext:value-type="float">
            <text:p>1.1643702586491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6530525684357" calcext:value-type="float">
            <text:p>1.1653052568435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6530525684357" calcext:value-type="float">
            <text:p>1.1653052568435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6530525684357" calcext:value-type="float">
            <text:p>1.1653052568435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6530525684357" calcext:value-type="float">
            <text:p>1.1653052568435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6530525684357" calcext:value-type="float">
            <text:p>1.1653052568435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6530525684357" calcext:value-type="float">
            <text:p>1.1653052568435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6530525684357" calcext:value-type="float">
            <text:p>1.1653052568435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16547338167826" calcext:value-type="float">
            <text:p>1.1654733816782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6547338167826" calcext:value-type="float">
            <text:p>1.1654733816782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6547338167826" calcext:value-type="float">
            <text:p>1.1654733816782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6547338167826" calcext:value-type="float">
            <text:p>1.1654733816782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6632743676504" calcext:value-type="float">
            <text:p>1.1663274367650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666822830836" calcext:value-type="float">
            <text:p>1.166682283083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6675726572673" calcext:value-type="float">
            <text:p>1.1667572657267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6675726572673" calcext:value-type="float">
            <text:p>1.1667572657267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6675726572673" calcext:value-type="float">
            <text:p>1.1667572657267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6696631908417" calcext:value-type="float">
            <text:p>1.1669663190841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16696631908417" calcext:value-type="float">
            <text:p>1.16696631908417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6696631908417" calcext:value-type="float">
            <text:p>1.1669663190841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6696631908417" calcext:value-type="float">
            <text:p>1.1669663190841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16696631908417" calcext:value-type="float">
            <text:p>1.16696631908417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16741724809011" calcext:value-type="float">
            <text:p>1.1674172480901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675059000651" calcext:value-type="float">
            <text:p>1.167505900065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1675059000651" calcext:value-type="float">
            <text:p>1.167505900065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675059000651" calcext:value-type="float">
            <text:p>1.167505900065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6832212607066" calcext:value-type="float">
            <text:p>1.1683221260706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6832212607066" calcext:value-type="float">
            <text:p>1.1683221260706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6929825146993" calcext:value-type="float">
            <text:p>1.1692982514699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6956730683645" calcext:value-type="float">
            <text:p>1.1695673068364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6962583859762" calcext:value-type="float">
            <text:p>1.1696258385976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6994351148605" calcext:value-type="float">
            <text:p>1.1699435114860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6994351148605" calcext:value-type="float">
            <text:p>1.1699435114860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6994351148605" calcext:value-type="float">
            <text:p>1.1699435114860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6994351148605" calcext:value-type="float">
            <text:p>1.1699435114860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6994351148605" calcext:value-type="float">
            <text:p>1.1699435114860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6994351148605" calcext:value-type="float">
            <text:p>1.1699435114860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6994351148605" calcext:value-type="float">
            <text:p>1.1699435114860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6994351148605" calcext:value-type="float">
            <text:p>1.1699435114860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6994351148605" calcext:value-type="float">
            <text:p>1.1699435114860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16994351148605" calcext:value-type="float">
            <text:p>1.1699435114860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6994351148605" calcext:value-type="float">
            <text:p>1.1699435114860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7024677991867" calcext:value-type="float">
            <text:p>1.1702467799186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17084376017253" calcext:value-type="float">
            <text:p>1.1708437601725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7084376017253" calcext:value-type="float">
            <text:p>1.1708437601725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17124956846237" calcext:value-type="float">
            <text:p>1.1712495684623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17124956846237" calcext:value-type="float">
            <text:p>1.1712495684623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7131066322327" calcext:value-type="float">
            <text:p>1.1713106632232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17131066322327" calcext:value-type="float">
            <text:p>1.1713106632232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7131066322327" calcext:value-type="float">
            <text:p>1.1713106632232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718225479126" calcext:value-type="float">
            <text:p>1.171822547912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7186872164408" calcext:value-type="float">
            <text:p>1.17186872164408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17243446906408" calcext:value-type="float">
            <text:p>1.1724344690640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7243446906408" calcext:value-type="float">
            <text:p>1.1724344690640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7243446906408" calcext:value-type="float">
            <text:p>1.1724344690640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17284007867177" calcext:value-type="float">
            <text:p>1.1728400786717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7335822184881" calcext:value-type="float">
            <text:p>1.1733582218488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7335822184881" calcext:value-type="float">
            <text:p>1.1733582218488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7409483591716" calcext:value-type="float">
            <text:p>1.1740948359171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7412312825521" calcext:value-type="float">
            <text:p>1.1741231282552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7412312825521" calcext:value-type="float">
            <text:p>1.1741231282552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7525766293208" calcext:value-type="float">
            <text:p>1.1752576629320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7525766293208" calcext:value-type="float">
            <text:p>1.1752576629320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7525766293208" calcext:value-type="float">
            <text:p>1.1752576629320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7525766293208" calcext:value-type="float">
            <text:p>1.1752576629320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7579913139343" calcext:value-type="float">
            <text:p>1.1757991313934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7579913139343" calcext:value-type="float">
            <text:p>1.1757991313934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7586423953374" calcext:value-type="float">
            <text:p>1.1758642395337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7586423953374" calcext:value-type="float">
            <text:p>1.1758642395337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7643489440282" calcext:value-type="float">
            <text:p>1.1764348944028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17746873696645" calcext:value-type="float">
            <text:p>1.1774687369664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7746873696645" calcext:value-type="float">
            <text:p>1.1774687369664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7746873696645" calcext:value-type="float">
            <text:p>1.1774687369664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7769980430603" calcext:value-type="float">
            <text:p>1.1776998043060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7789804935455" calcext:value-type="float">
            <text:p>1.1778980493545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7855191230774" calcext:value-type="float">
            <text:p>1.1785519123077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7855191230774" calcext:value-type="float">
            <text:p>1.1785519123077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7894293864568" calcext:value-type="float">
            <text:p>1.1789429386456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7894293864568" calcext:value-type="float">
            <text:p>1.1789429386456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7894293864568" calcext:value-type="float">
            <text:p>1.1789429386456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7894293864568" calcext:value-type="float">
            <text:p>1.1789429386456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8030508359273" calcext:value-type="float">
            <text:p>1.1803050835927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18030508359273" calcext:value-type="float">
            <text:p>1.1803050835927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18030508359273" calcext:value-type="float">
            <text:p>1.1803050835927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8030508359273" calcext:value-type="float">
            <text:p>1.1803050835927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8030508359273" calcext:value-type="float">
            <text:p>1.1803050835927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8030508359273" calcext:value-type="float">
            <text:p>1.1803050835927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8031708399455" calcext:value-type="float">
            <text:p>1.1803170839945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8067437410355" calcext:value-type="float">
            <text:p>1.1806743741035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8126622835795" calcext:value-type="float">
            <text:p>1.1812662283579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835241317749" calcext:value-type="float">
            <text:p>1.183524131774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835241317749" calcext:value-type="float">
            <text:p>1.183524131774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835241317749" calcext:value-type="float">
            <text:p>1.183524131774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835241317749" calcext:value-type="float">
            <text:p>1.183524131774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835241317749" calcext:value-type="float">
            <text:p>1.183524131774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835241317749" calcext:value-type="float">
            <text:p>1.183524131774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852992773056" calcext:value-type="float">
            <text:p>1.185299277305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852992773056" calcext:value-type="float">
            <text:p>1.185299277305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858161687851" calcext:value-type="float">
            <text:p>1.185816168785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858161687851" calcext:value-type="float">
            <text:p>1.185816168785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18581867218018" calcext:value-type="float">
            <text:p>1.1858186721801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8581867218018" calcext:value-type="float">
            <text:p>1.1858186721801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8581867218018" calcext:value-type="float">
            <text:p>1.1858186721801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8676189581553" calcext:value-type="float">
            <text:p>1.1867618958155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8676189581553" calcext:value-type="float">
            <text:p>1.1867618958155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8724970022837" calcext:value-type="float">
            <text:p>1.1872497002283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8738090991974" calcext:value-type="float">
            <text:p>1.1873809099197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18744464715322" calcext:value-type="float">
            <text:p>1.1874446471532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8800061941147" calcext:value-type="float">
            <text:p>1.1880006194114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18861814339956" calcext:value-type="float">
            <text:p>1.1886181433995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8861814339956" calcext:value-type="float">
            <text:p>1.1886181433995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8861814339956" calcext:value-type="float">
            <text:p>1.1886181433995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8861814339956" calcext:value-type="float">
            <text:p>1.1886181433995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8913817405701" calcext:value-type="float">
            <text:p>1.1891381740570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8913817405701" calcext:value-type="float">
            <text:p>1.1891381740570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8913817405701" calcext:value-type="float">
            <text:p>1.1891381740570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8913817405701" calcext:value-type="float">
            <text:p>1.1891381740570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8913817405701" calcext:value-type="float">
            <text:p>1.1891381740570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8913817405701" calcext:value-type="float">
            <text:p>1.1891381740570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8913817405701" calcext:value-type="float">
            <text:p>1.1891381740570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8913817405701" calcext:value-type="float">
            <text:p>1.1891381740570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8913817405701" calcext:value-type="float">
            <text:p>1.1891381740570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8913817405701" calcext:value-type="float">
            <text:p>1.1891381740570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8932787577311" calcext:value-type="float">
            <text:p>1.1893278757731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8932787577311" calcext:value-type="float">
            <text:p>1.1893278757731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895899772644" calcext:value-type="float">
            <text:p>1.189589977264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895899772644" calcext:value-type="float">
            <text:p>1.189589977264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8987023830414" calcext:value-type="float">
            <text:p>1.1898702383041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9010253747304" calcext:value-type="float">
            <text:p>1.1901025374730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9021260738373" calcext:value-type="float">
            <text:p>1.1902126073837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1907176176707" calcext:value-type="float">
            <text:p>1.190717617670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907176176707" calcext:value-type="float">
            <text:p>1.190717617670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907176176707" calcext:value-type="float">
            <text:p>1.190717617670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907176176707" calcext:value-type="float">
            <text:p>1.190717617670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190742512544" calcext:value-type="float">
            <text:p>1.19074251254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9217054049174" calcext:value-type="float">
            <text:p>1.1921705404917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9220787286758" calcext:value-type="float">
            <text:p>1.1922078728675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19238166014353" calcext:value-type="float">
            <text:p>1.1923816601435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19330298900604" calcext:value-type="float">
            <text:p>1.1933029890060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9330298900604" calcext:value-type="float">
            <text:p>1.1933029890060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934188803037" calcext:value-type="float">
            <text:p>1.193418880303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934188803037" calcext:value-type="float">
            <text:p>1.193418880303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934188803037" calcext:value-type="float">
            <text:p>1.193418880303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19347771008809" calcext:value-type="float">
            <text:p>1.1934777100880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9347771008809" calcext:value-type="float">
            <text:p>1.1934777100880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19357363382975" calcext:value-type="float">
            <text:p>1.1935736338297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9395538171132" calcext:value-type="float">
            <text:p>1.1939553817113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9430553913116" calcext:value-type="float">
            <text:p>1.1943055391311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9430553913116" calcext:value-type="float">
            <text:p>1.1943055391311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9431209564209" calcext:value-type="float">
            <text:p>1.1943120956420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9516003131866" calcext:value-type="float">
            <text:p>1.1951600313186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19637016455332" calcext:value-type="float">
            <text:p>1.19637016455332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19804672400157" calcext:value-type="float">
            <text:p>1.19804672400157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19836471478144" calcext:value-type="float">
            <text:p>1.1983647147814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0073008537292" calcext:value-type="float">
            <text:p>1.2007300853729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0073008537292" calcext:value-type="float">
            <text:p>1.2007300853729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0073008537292" calcext:value-type="float">
            <text:p>1.2007300853729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0170998573303" calcext:value-type="float">
            <text:p>1.2017099857330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20170998573303" calcext:value-type="float">
            <text:p>1.2017099857330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0170998573303" calcext:value-type="float">
            <text:p>1.2017099857330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0170998573303" calcext:value-type="float">
            <text:p>1.2017099857330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0170998573303" calcext:value-type="float">
            <text:p>1.2017099857330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0170998573303" calcext:value-type="float">
            <text:p>1.2017099857330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0244451363881" calcext:value-type="float">
            <text:p>1.2024445136388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0257333914439" calcext:value-type="float">
            <text:p>1.2025733391443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0362798372904" calcext:value-type="float">
            <text:p>1.2036279837290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0389298597972" calcext:value-type="float">
            <text:p>1.2038929859797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0476965109507" calcext:value-type="float">
            <text:p>1.20476965109507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0476965109507" calcext:value-type="float">
            <text:p>1.20476965109507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0485736926397" calcext:value-type="float">
            <text:p>1.2048573692639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050457795461" calcext:value-type="float">
            <text:p>1.205045779546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050457795461" calcext:value-type="float">
            <text:p>1.205045779546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0514297485352" calcext:value-type="float">
            <text:p>1.2051429748535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20514297485352" calcext:value-type="float">
            <text:p>1.2051429748535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20514297485352" calcext:value-type="float">
            <text:p>1.2051429748535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20514297485352" calcext:value-type="float">
            <text:p>1.2051429748535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20514297485352" calcext:value-type="float">
            <text:p>1.2051429748535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20514297485352" calcext:value-type="float">
            <text:p>1.2051429748535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20514297485352" calcext:value-type="float">
            <text:p>1.2051429748535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20582753419876" calcext:value-type="float">
            <text:p>1.2058275341987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0582753419876" calcext:value-type="float">
            <text:p>1.2058275341987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0582753419876" calcext:value-type="float">
            <text:p>1.2058275341987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20614192883174" calcext:value-type="float">
            <text:p>1.2061419288317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0649170875549" calcext:value-type="float">
            <text:p>1.2064917087554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0649170875549" calcext:value-type="float">
            <text:p>1.2064917087554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0649170875549" calcext:value-type="float">
            <text:p>1.2064917087554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0649170875549" calcext:value-type="float">
            <text:p>1.2064917087554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0764414469401" calcext:value-type="float">
            <text:p>1.2076441446940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20764414469401" calcext:value-type="float">
            <text:p>1.2076441446940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20931416749954" calcext:value-type="float">
            <text:p>1.2093141674995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0950353145599" calcext:value-type="float">
            <text:p>1.2095035314559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0961650212606" calcext:value-type="float">
            <text:p>1.2096165021260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0961650212606" calcext:value-type="float">
            <text:p>1.2096165021260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0979817708333" calcext:value-type="float">
            <text:p>1.2097981770833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0979817708333" calcext:value-type="float">
            <text:p>1.2097981770833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0982658863068" calcext:value-type="float">
            <text:p>1.2098265886306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1051041285197" calcext:value-type="float">
            <text:p>1.2105104128519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107762893041" calcext:value-type="float">
            <text:p>1.210776289304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1078054110209" calcext:value-type="float">
            <text:p>1.2107805411020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21187539895376" calcext:value-type="float">
            <text:p>1.2118753989537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1187539895376" calcext:value-type="float">
            <text:p>1.2118753989537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1203899383545" calcext:value-type="float">
            <text:p>1.2120389938354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1221633752187" calcext:value-type="float">
            <text:p>1.2122163375218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1368261178335" calcext:value-type="float">
            <text:p>1.2136826117833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21368261178335" calcext:value-type="float">
            <text:p>1.2136826117833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21368261178335" calcext:value-type="float">
            <text:p>1.2136826117833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21368261178335" calcext:value-type="float">
            <text:p>1.2136826117833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21368261178335" calcext:value-type="float">
            <text:p>1.2136826117833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143079439799" calcext:value-type="float">
            <text:p>1.214307943979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2143079439799" calcext:value-type="float">
            <text:p>1.214307943979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1442766984304" calcext:value-type="float">
            <text:p>1.2144276698430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1442766984304" calcext:value-type="float">
            <text:p>1.2144276698430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1442766984304" calcext:value-type="float">
            <text:p>1.2144276698430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1484466393789" calcext:value-type="float">
            <text:p>1.2148446639378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1484466393789" calcext:value-type="float">
            <text:p>1.2148446639378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1578693389893" calcext:value-type="float">
            <text:p>1.2157869338989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1578693389893" calcext:value-type="float">
            <text:p>1.2157869338989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1668847401937" calcext:value-type="float">
            <text:p>1.2166884740193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1668847401937" calcext:value-type="float">
            <text:p>1.2166884740193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1668847401937" calcext:value-type="float">
            <text:p>1.2166884740193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1668847401937" calcext:value-type="float">
            <text:p>1.2166884740193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167067527771" calcext:value-type="float">
            <text:p>1.216706752777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1834999322891" calcext:value-type="float">
            <text:p>1.2183499932289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1883630752563" calcext:value-type="float">
            <text:p>1.2188363075256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1888810396194" calcext:value-type="float">
            <text:p>1.2188881039619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21984195709229" calcext:value-type="float">
            <text:p>1.2198419570922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1984195709229" calcext:value-type="float">
            <text:p>1.2198419570922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1984195709229" calcext:value-type="float">
            <text:p>1.2198419570922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1984195709229" calcext:value-type="float">
            <text:p>1.2198419570922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1984195709229" calcext:value-type="float">
            <text:p>1.2198419570922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1984195709229" calcext:value-type="float">
            <text:p>1.2198419570922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1984195709229" calcext:value-type="float">
            <text:p>1.2198419570922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21984195709229" calcext:value-type="float">
            <text:p>1.2198419570922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2002867857615" calcext:value-type="float">
            <text:p>1.2200286785761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2002867857615" calcext:value-type="float">
            <text:p>1.2200286785761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2002867857615" calcext:value-type="float">
            <text:p>1.2200286785761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2002867857615" calcext:value-type="float">
            <text:p>1.2200286785761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2002867857615" calcext:value-type="float">
            <text:p>1.2200286785761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2042608261108" calcext:value-type="float">
            <text:p>1.2204260826110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2042608261108" calcext:value-type="float">
            <text:p>1.2204260826110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2042608261108" calcext:value-type="float">
            <text:p>1.2204260826110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2042608261108" calcext:value-type="float">
            <text:p>1.2204260826110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2042608261108" calcext:value-type="float">
            <text:p>1.2204260826110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2042608261108" calcext:value-type="float">
            <text:p>1.2204260826110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2042608261108" calcext:value-type="float">
            <text:p>1.2204260826110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2042608261108" calcext:value-type="float">
            <text:p>1.2204260826110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2042608261108" calcext:value-type="float">
            <text:p>1.2204260826110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2042608261108" calcext:value-type="float">
            <text:p>1.2204260826110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2042608261108" calcext:value-type="float">
            <text:p>1.2204260826110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2042608261108" calcext:value-type="float">
            <text:p>1.2204260826110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2079674402873" calcext:value-type="float">
            <text:p>1.2207967440287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2080246607463" calcext:value-type="float">
            <text:p>1.2208024660746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22145326932271" calcext:value-type="float">
            <text:p>1.2214532693227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2166796525319" calcext:value-type="float">
            <text:p>1.2216679652531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2166796525319" calcext:value-type="float">
            <text:p>1.2216679652531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2227648893992" calcext:value-type="float">
            <text:p>1.2222764889399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2378822167714" calcext:value-type="float">
            <text:p>1.2237882216771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2422643502553" calcext:value-type="float">
            <text:p>1.2242264350255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2422643502553" calcext:value-type="float">
            <text:p>1.2242264350255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2422643502553" calcext:value-type="float">
            <text:p>1.2242264350255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2422643502553" calcext:value-type="float">
            <text:p>1.2242264350255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2536329428355" calcext:value-type="float">
            <text:p>1.2253632942835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2553726037343" calcext:value-type="float">
            <text:p>1.2255372603734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22553726037343" calcext:value-type="float">
            <text:p>1.2255372603734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22709755102793" calcext:value-type="float">
            <text:p>1.2270975510279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2716474533081" calcext:value-type="float">
            <text:p>1.2271647453308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2969806194305" calcext:value-type="float">
            <text:p>1.2296980619430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23003117243449" calcext:value-type="float">
            <text:p>1.2300311724344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302090326945" calcext:value-type="float">
            <text:p>1.230209032694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302090326945" calcext:value-type="float">
            <text:p>1.230209032694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3035148779551" calcext:value-type="float">
            <text:p>1.2303514877955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23035148779551" calcext:value-type="float">
            <text:p>1.2303514877955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3107612133026" calcext:value-type="float">
            <text:p>1.2310761213302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3111406962077" calcext:value-type="float">
            <text:p>1.2311140696207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3111406962077" calcext:value-type="float">
            <text:p>1.2311140696207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23111406962077" calcext:value-type="float">
            <text:p>1.2311140696207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23169378439585" calcext:value-type="float">
            <text:p>1.2316937843958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3427073160807" calcext:value-type="float">
            <text:p>1.2342707316080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3427073160807" calcext:value-type="float">
            <text:p>1.2342707316080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3427073160807" calcext:value-type="float">
            <text:p>1.2342707316080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3427073160807" calcext:value-type="float">
            <text:p>1.2342707316080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3427073160807" calcext:value-type="float">
            <text:p>1.2342707316080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3427073160807" calcext:value-type="float">
            <text:p>1.2342707316080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356938123703" calcext:value-type="float">
            <text:p>1.235693812370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356938123703" calcext:value-type="float">
            <text:p>1.235693812370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3629462718964" calcext:value-type="float">
            <text:p>1.2362946271896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3718698819478" calcext:value-type="float">
            <text:p>1.2371869881947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3718698819478" calcext:value-type="float">
            <text:p>1.2371869881947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3773928483327" calcext:value-type="float">
            <text:p>1.2377392848332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3953568935394" calcext:value-type="float">
            <text:p>1.2395356893539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4040321509043" calcext:value-type="float">
            <text:p>1.2404032150904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40829149882" calcext:value-type="float">
            <text:p>1.24082914988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24106699228287" calcext:value-type="float">
            <text:p>1.2410669922828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24106699228287" calcext:value-type="float">
            <text:p>1.2410669922828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24106699228287" calcext:value-type="float">
            <text:p>1.2410669922828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24122254053752" calcext:value-type="float">
            <text:p>1.2412225405375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4152235190074" calcext:value-type="float">
            <text:p>1.2415223519007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4273916085561" calcext:value-type="float">
            <text:p>1.24273916085561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4349184830983" calcext:value-type="float">
            <text:p>1.2434918483098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4349184830983" calcext:value-type="float">
            <text:p>1.2434918483098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24349184830983" calcext:value-type="float">
            <text:p>1.2434918483098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4437208970388" calcext:value-type="float">
            <text:p>1.2443720897038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4669659137726" calcext:value-type="float">
            <text:p>1.2466965913772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4814156691233" calcext:value-type="float">
            <text:p>1.2481415669123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4864224592845" calcext:value-type="float">
            <text:p>1.2486422459284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4864224592845" calcext:value-type="float">
            <text:p>1.2486422459284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4864224592845" calcext:value-type="float">
            <text:p>1.2486422459284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4905669689178" calcext:value-type="float">
            <text:p>1.2490566968917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24918488661448" calcext:value-type="float">
            <text:p>1.2491848866144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4918488661448" calcext:value-type="float">
            <text:p>1.2491848866144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24929622809092" calcext:value-type="float">
            <text:p>1.2492962280909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4955848852793" calcext:value-type="float">
            <text:p>1.2495584885279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4955848852793" calcext:value-type="float">
            <text:p>1.2495584885279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5039573510488" calcext:value-type="float">
            <text:p>1.2503957351048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5149055322011" calcext:value-type="float">
            <text:p>1.2514905532201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5149055322011" calcext:value-type="float">
            <text:p>1.2514905532201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5173290570577" calcext:value-type="float">
            <text:p>1.2517329057057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5173290570577" calcext:value-type="float">
            <text:p>1.2517329057057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5173290570577" calcext:value-type="float">
            <text:p>1.2517329057057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5272142887115" calcext:value-type="float">
            <text:p>1.2527214288711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5272142887115" calcext:value-type="float">
            <text:p>1.2527214288711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527954975764" calcext:value-type="float">
            <text:p>1.252795497576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5639998912811" calcext:value-type="float">
            <text:p>1.2563999891281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25639998912811" calcext:value-type="float">
            <text:p>1.2563999891281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5639998912811" calcext:value-type="float">
            <text:p>1.2563999891281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25639998912811" calcext:value-type="float">
            <text:p>1.2563999891281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5639998912811" calcext:value-type="float">
            <text:p>1.2563999891281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25639998912811" calcext:value-type="float">
            <text:p>1.2563999891281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5649738311768" calcext:value-type="float">
            <text:p>1.25649738311768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25649738311768" calcext:value-type="float">
            <text:p>1.2564973831176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5649738311768" calcext:value-type="float">
            <text:p>1.25649738311768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5702122847239" calcext:value-type="float">
            <text:p>1.2570212284723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5702122847239" calcext:value-type="float">
            <text:p>1.2570212284723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5702122847239" calcext:value-type="float">
            <text:p>1.2570212284723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5819118817647" calcext:value-type="float">
            <text:p>1.2581911881764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5846699873606" calcext:value-type="float">
            <text:p>1.2584669987360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25846699873606" calcext:value-type="float">
            <text:p>1.2584669987360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586970726649" calcext:value-type="float">
            <text:p>1.258697072664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5891069571177" calcext:value-type="float">
            <text:p>1.2589106957117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6070888837179" calcext:value-type="float">
            <text:p>1.2607088883717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6088953018188" calcext:value-type="float">
            <text:p>1.2608895301818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26221199830373" calcext:value-type="float">
            <text:p>1.2622119983037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26222598552704" calcext:value-type="float">
            <text:p>1.2622259855270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6257367928823" calcext:value-type="float">
            <text:p>1.2625736792882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627409696579" calcext:value-type="float">
            <text:p>1.262740969657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2627409696579" calcext:value-type="float">
            <text:p>1.262740969657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26332374413808" calcext:value-type="float">
            <text:p>1.2633237441380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6332374413808" calcext:value-type="float">
            <text:p>1.2633237441380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6379605134328" calcext:value-type="float">
            <text:p>1.2637960513432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6386566956838" calcext:value-type="float">
            <text:p>1.2638656695683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6543207963308" calcext:value-type="float">
            <text:p>1.26543207963308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6797819137573" calcext:value-type="float">
            <text:p>1.26797819137573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26833657423655" calcext:value-type="float">
            <text:p>1.26833657423655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27006045977275" calcext:value-type="float">
            <text:p>1.2700604597727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7057143052419" calcext:value-type="float">
            <text:p>1.2705714305241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7071479956309" calcext:value-type="float">
            <text:p>1.2707147995630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7103112141291" calcext:value-type="float">
            <text:p>1.2710311214129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7144579092662" calcext:value-type="float">
            <text:p>1.2714457909266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7339315414429" calcext:value-type="float">
            <text:p>1.2733931541442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7368215719859" calcext:value-type="float">
            <text:p>1.2736821571985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7368215719859" calcext:value-type="float">
            <text:p>1.2736821571985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7375861008962" calcext:value-type="float">
            <text:p>1.2737586100896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7431551615397" calcext:value-type="float">
            <text:p>1.2743155161539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7465430895487" calcext:value-type="float">
            <text:p>1.2746543089548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7473358313243" calcext:value-type="float">
            <text:p>1.2747335831324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27473358313243" calcext:value-type="float">
            <text:p>1.2747335831324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27592142422994" calcext:value-type="float">
            <text:p>1.2759214242299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7599688371023" calcext:value-type="float">
            <text:p>1.2759968837102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7633011341095" calcext:value-type="float">
            <text:p>1.2763301134109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7633011341095" calcext:value-type="float">
            <text:p>1.2763301134109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7633011341095" calcext:value-type="float">
            <text:p>1.2763301134109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27633011341095" calcext:value-type="float">
            <text:p>1.2763301134109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7633011341095" calcext:value-type="float">
            <text:p>1.2763301134109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7729340394338" calcext:value-type="float">
            <text:p>1.2772934039433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7864309151967" calcext:value-type="float">
            <text:p>1.2786430915196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7890042463938" calcext:value-type="float">
            <text:p>1.2789004246393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7890042463938" calcext:value-type="float">
            <text:p>1.2789004246393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8030566374461" calcext:value-type="float">
            <text:p>1.2803056637446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8030566374461" calcext:value-type="float">
            <text:p>1.2803056637446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8030566374461" calcext:value-type="float">
            <text:p>1.2803056637446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8030566374461" calcext:value-type="float">
            <text:p>1.2803056637446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8256380558014" calcext:value-type="float">
            <text:p>1.2825638055801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8396022319794" calcext:value-type="float">
            <text:p>1.2839602231979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28476715087891" calcext:value-type="float">
            <text:p>1.2847671508789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8563137849172" calcext:value-type="float">
            <text:p>1.2856313784917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28633274634679" calcext:value-type="float">
            <text:p>1.2863327463467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8633274634679" calcext:value-type="float">
            <text:p>1.2863327463467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8711011012395" calcext:value-type="float">
            <text:p>1.2871101101239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8711011012395" calcext:value-type="float">
            <text:p>1.2871101101239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8711011012395" calcext:value-type="float">
            <text:p>1.2871101101239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8752652804057" calcext:value-type="float">
            <text:p>1.2875265280405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8756554921468" calcext:value-type="float">
            <text:p>1.2875655492146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28851215044657" calcext:value-type="float">
            <text:p>1.2885121504465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8851215044657" calcext:value-type="float">
            <text:p>1.2885121504465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8851215044657" calcext:value-type="float">
            <text:p>1.2885121504465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8851215044657" calcext:value-type="float">
            <text:p>1.2885121504465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8851215044657" calcext:value-type="float">
            <text:p>1.2885121504465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8851215044657" calcext:value-type="float">
            <text:p>1.2885121504465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8851215044657" calcext:value-type="float">
            <text:p>1.2885121504465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8851215044657" calcext:value-type="float">
            <text:p>1.2885121504465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8851215044657" calcext:value-type="float">
            <text:p>1.2885121504465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8851215044657" calcext:value-type="float">
            <text:p>1.2885121504465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8851215044657" calcext:value-type="float">
            <text:p>1.2885121504465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8851215044657" calcext:value-type="float">
            <text:p>1.2885121504465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8851215044657" calcext:value-type="float">
            <text:p>1.2885121504465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8851215044657" calcext:value-type="float">
            <text:p>1.2885121504465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9144382476807" calcext:value-type="float">
            <text:p>1.2914438247680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9144382476807" calcext:value-type="float">
            <text:p>1.2914438247680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9234600067139" calcext:value-type="float">
            <text:p>1.2923460006713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29686669508616" calcext:value-type="float">
            <text:p>1.2968666950861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9833149909973" calcext:value-type="float">
            <text:p>1.2983314990997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9833149909973" calcext:value-type="float">
            <text:p>1.2983314990997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9833149909973" calcext:value-type="float">
            <text:p>1.2983314990997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9833149909973" calcext:value-type="float">
            <text:p>1.2983314990997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29888439178467" calcext:value-type="float">
            <text:p>1.2988843917846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9939031600952" calcext:value-type="float">
            <text:p>1.2993903160095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9939031600952" calcext:value-type="float">
            <text:p>1.2993903160095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9939031600952" calcext:value-type="float">
            <text:p>1.2993903160095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29939031600952" calcext:value-type="float">
            <text:p>1.2993903160095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9939031600952" calcext:value-type="float">
            <text:p>1.2993903160095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29981056849162" calcext:value-type="float">
            <text:p>1.2998105684916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29981056849162" calcext:value-type="float">
            <text:p>1.2998105684916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9981056849162" calcext:value-type="float">
            <text:p>1.2998105684916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9981056849162" calcext:value-type="float">
            <text:p>1.2998105684916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9981056849162" calcext:value-type="float">
            <text:p>1.2998105684916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29998636245728" calcext:value-type="float">
            <text:p>1.2999863624572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0115360021591" calcext:value-type="float">
            <text:p>1.3011536002159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0115360021591" calcext:value-type="float">
            <text:p>1.3011536002159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0166248480479" calcext:value-type="float">
            <text:p>1.3016624848047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0169645945231" calcext:value-type="float">
            <text:p>1.3016964594523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0169645945231" calcext:value-type="float">
            <text:p>1.3016964594523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0169645945231" calcext:value-type="float">
            <text:p>1.3016964594523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0169645945231" calcext:value-type="float">
            <text:p>1.3016964594523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0169645945231" calcext:value-type="float">
            <text:p>1.3016964594523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0287067095439" calcext:value-type="float">
            <text:p>1.3028706709543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30287067095439" calcext:value-type="float">
            <text:p>1.3028706709543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30349417527517" calcext:value-type="float">
            <text:p>1.3034941752751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30349417527517" calcext:value-type="float">
            <text:p>1.3034941752751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0356315771739" calcext:value-type="float">
            <text:p>1.3035631577173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0363007386525" calcext:value-type="float">
            <text:p>1.3036300738652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0363007386525" calcext:value-type="float">
            <text:p>1.3036300738652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0363007386525" calcext:value-type="float">
            <text:p>1.3036300738652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30371757348379" calcext:value-type="float">
            <text:p>1.3037175734837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0372516314189" calcext:value-type="float">
            <text:p>1.3037251631418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0372516314189" calcext:value-type="float">
            <text:p>1.3037251631418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0372516314189" calcext:value-type="float">
            <text:p>1.3037251631418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0372516314189" calcext:value-type="float">
            <text:p>1.3037251631418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0535837014516" calcext:value-type="float">
            <text:p>1.3053583701451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065687417984" calcext:value-type="float">
            <text:p>1.306568741798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0755492051442" calcext:value-type="float">
            <text:p>1.3075549205144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0786470572154" calcext:value-type="float">
            <text:p>1.3078647057215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0786470572154" calcext:value-type="float">
            <text:p>1.3078647057215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0924181143443" calcext:value-type="float">
            <text:p>1.3092418114344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1021269162496" calcext:value-type="float">
            <text:p>1.3102126916249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1035208702087" calcext:value-type="float">
            <text:p>1.3103520870208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1035208702087" calcext:value-type="float">
            <text:p>1.3103520870208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1035208702087" calcext:value-type="float">
            <text:p>1.3103520870208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1035208702087" calcext:value-type="float">
            <text:p>1.3103520870208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1035208702087" calcext:value-type="float">
            <text:p>1.3103520870208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1035208702087" calcext:value-type="float">
            <text:p>1.3103520870208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1035208702087" calcext:value-type="float">
            <text:p>1.3103520870208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1035208702087" calcext:value-type="float">
            <text:p>1.3103520870208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31035208702087" calcext:value-type="float">
            <text:p>1.3103520870208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1035208702087" calcext:value-type="float">
            <text:p>1.3103520870208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1115329265594" calcext:value-type="float">
            <text:p>1.3111532926559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1315275033315" calcext:value-type="float">
            <text:p>1.3131527503331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1341894467672" calcext:value-type="float">
            <text:p>1.3134189446767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1414238611857" calcext:value-type="float">
            <text:p>1.3141423861185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1739135583242" calcext:value-type="float">
            <text:p>1.3173913558324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1739135583242" calcext:value-type="float">
            <text:p>1.3173913558324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1747563680013" calcext:value-type="float">
            <text:p>1.3174756368001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31747563680013" calcext:value-type="float">
            <text:p>1.3174756368001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1833700338999" calcext:value-type="float">
            <text:p>1.3183370033899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1868588924408" calcext:value-type="float">
            <text:p>1.3186858892440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1964802742004" calcext:value-type="float">
            <text:p>1.3196480274200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1964802742004" calcext:value-type="float">
            <text:p>1.3196480274200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32176725069682" calcext:value-type="float">
            <text:p>1.3217672506968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32176725069682" calcext:value-type="float">
            <text:p>1.3217672506968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32176725069682" calcext:value-type="float">
            <text:p>1.3217672506968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2176725069682" calcext:value-type="float">
            <text:p>1.3217672506968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2176725069682" calcext:value-type="float">
            <text:p>1.3217672506968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2176725069682" calcext:value-type="float">
            <text:p>1.3217672506968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32176725069682" calcext:value-type="float">
            <text:p>1.3217672506968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32206642627716" calcext:value-type="float">
            <text:p>1.3220664262771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2206642627716" calcext:value-type="float">
            <text:p>1.3220664262771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2245993614197" calcext:value-type="float">
            <text:p>1.3224599361419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2275128364563" calcext:value-type="float">
            <text:p>1.3227512836456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2315099239349" calcext:value-type="float">
            <text:p>1.3231509923934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2609077294668" calcext:value-type="float">
            <text:p>1.3260907729466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2609077294668" calcext:value-type="float">
            <text:p>1.3260907729466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2609077294668" calcext:value-type="float">
            <text:p>1.3260907729466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2609077294668" calcext:value-type="float">
            <text:p>1.3260907729466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2609077294668" calcext:value-type="float">
            <text:p>1.3260907729466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32609077294668" calcext:value-type="float">
            <text:p>1.3260907729466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2609077294668" calcext:value-type="float">
            <text:p>1.3260907729466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2661914825439" calcext:value-type="float">
            <text:p>1.3266191482543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2661914825439" calcext:value-type="float">
            <text:p>1.3266191482543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32745516300201" calcext:value-type="float">
            <text:p>1.3274551630020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2745516300201" calcext:value-type="float">
            <text:p>1.3274551630020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281440337499" calcext:value-type="float">
            <text:p>1.328144033749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281440337499" calcext:value-type="float">
            <text:p>1.328144033749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2888980706533" calcext:value-type="float">
            <text:p>1.3288898070653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2888980706533" calcext:value-type="float">
            <text:p>1.3288898070653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2888980706533" calcext:value-type="float">
            <text:p>1.3288898070653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32888980706533" calcext:value-type="float">
            <text:p>1.3288898070653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2888980706533" calcext:value-type="float">
            <text:p>1.3288898070653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2967515786489" calcext:value-type="float">
            <text:p>1.32967515786489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3308820327123" calcext:value-type="float">
            <text:p>1.330882032712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308820327123" calcext:value-type="float">
            <text:p>1.330882032712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3156760533651" calcext:value-type="float">
            <text:p>1.3315676053365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3267800013224" calcext:value-type="float">
            <text:p>1.3326780001322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3267800013224" calcext:value-type="float">
            <text:p>1.3326780001322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3267800013224" calcext:value-type="float">
            <text:p>1.3326780001322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3267800013224" calcext:value-type="float">
            <text:p>1.3326780001322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3321479956309" calcext:value-type="float">
            <text:p>1.3332147995630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3326387405396" calcext:value-type="float">
            <text:p>1.3332638740539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3368726571401" calcext:value-type="float">
            <text:p>1.3336872657140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3414153258006" calcext:value-type="float">
            <text:p>1.3341415325800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3414153258006" calcext:value-type="float">
            <text:p>1.3341415325800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3414153258006" calcext:value-type="float">
            <text:p>1.3341415325800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3414153258006" calcext:value-type="float">
            <text:p>1.3341415325800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3414153258006" calcext:value-type="float">
            <text:p>1.3341415325800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3535408973694" calcext:value-type="float">
            <text:p>1.3353540897369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3586510022481" calcext:value-type="float">
            <text:p>1.3358651002248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33586510022481" calcext:value-type="float">
            <text:p>1.3358651002248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33586510022481" calcext:value-type="float">
            <text:p>1.3358651002248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33586510022481" calcext:value-type="float">
            <text:p>1.3358651002248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33586510022481" calcext:value-type="float">
            <text:p>1.3358651002248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33586510022481" calcext:value-type="float">
            <text:p>1.3358651002248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33586510022481" calcext:value-type="float">
            <text:p>1.3358651002248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33586510022481" calcext:value-type="float">
            <text:p>1.3358651002248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33586510022481" calcext:value-type="float">
            <text:p>1.3358651002248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33620138963064" calcext:value-type="float">
            <text:p>1.3362013896306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3652885754903" calcext:value-type="float">
            <text:p>1.3365288575490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33652885754903" calcext:value-type="float">
            <text:p>1.3365288575490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3652885754903" calcext:value-type="float">
            <text:p>1.3365288575490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33678042888641" calcext:value-type="float">
            <text:p>1.3367804288864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3385485013326" calcext:value-type="float">
            <text:p>1.338548501332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3910846710205" calcext:value-type="float">
            <text:p>1.3391084671020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3910846710205" calcext:value-type="float">
            <text:p>1.3391084671020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4058725833893" calcext:value-type="float">
            <text:p>1.3405872583389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4058725833893" calcext:value-type="float">
            <text:p>1.3405872583389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4058725833893" calcext:value-type="float">
            <text:p>1.3405872583389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34058725833893" calcext:value-type="float">
            <text:p>1.3405872583389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4058725833893" calcext:value-type="float">
            <text:p>1.3405872583389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4058725833893" calcext:value-type="float">
            <text:p>1.3405872583389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4058725833893" calcext:value-type="float">
            <text:p>1.3405872583389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4058725833893" calcext:value-type="float">
            <text:p>1.3405872583389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34058725833893" calcext:value-type="float">
            <text:p>1.3405872583389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4058725833893" calcext:value-type="float">
            <text:p>1.3405872583389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4058725833893" calcext:value-type="float">
            <text:p>1.3405872583389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4058725833893" calcext:value-type="float">
            <text:p>1.3405872583389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34058725833893" calcext:value-type="float">
            <text:p>1.3405872583389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4116347630819" calcext:value-type="float">
            <text:p>1.3411634763081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34131344159444" calcext:value-type="float">
            <text:p>1.3413134415944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34136060873667" calcext:value-type="float">
            <text:p>1.3413606087366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34415872891744" calcext:value-type="float">
            <text:p>1.3441587289174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4415872891744" calcext:value-type="float">
            <text:p>1.3441587289174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4481724103292" calcext:value-type="float">
            <text:p>1.34481724103292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34518313407898" calcext:value-type="float">
            <text:p>1.3451831340789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4590625762939" calcext:value-type="float">
            <text:p>1.3459062576293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4678880373637" calcext:value-type="float">
            <text:p>1.3467888037363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4723122914632" calcext:value-type="float">
            <text:p>1.3472312291463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4728956222534" calcext:value-type="float">
            <text:p>1.3472895622253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34762322902679" calcext:value-type="float">
            <text:p>1.3476232290267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4926466147105" calcext:value-type="float">
            <text:p>1.3492646614710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34926466147105" calcext:value-type="float">
            <text:p>1.3492646614710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35071122646332" calcext:value-type="float">
            <text:p>1.3507112264633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5071122646332" calcext:value-type="float">
            <text:p>1.3507112264633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5071122646332" calcext:value-type="float">
            <text:p>1.3507112264633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5093629360199" calcext:value-type="float">
            <text:p>1.3509362936019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5220356782277" calcext:value-type="float">
            <text:p>1.3522035678227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5241731007894" calcext:value-type="float">
            <text:p>1.3524173100789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5317246119181" calcext:value-type="float">
            <text:p>1.3531724611918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5317246119181" calcext:value-type="float">
            <text:p>1.3531724611918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5317246119181" calcext:value-type="float">
            <text:p>1.3531724611918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5317246119181" calcext:value-type="float">
            <text:p>1.3531724611918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5324509938558" calcext:value-type="float">
            <text:p>1.3532450993855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541218439738" calcext:value-type="float">
            <text:p>1.354121843973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5509955883026" calcext:value-type="float">
            <text:p>1.3550995588302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5598909854889" calcext:value-type="float">
            <text:p>1.3559890985488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5781558354696" calcext:value-type="float">
            <text:p>1.3578155835469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578736782074" calcext:value-type="float">
            <text:p>1.357873678207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5845708847046" calcext:value-type="float">
            <text:p>1.3584570884704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5938688119253" calcext:value-type="float">
            <text:p>1.3593868811925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5938688119253" calcext:value-type="float">
            <text:p>1.3593868811925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595857222875" calcext:value-type="float">
            <text:p>1.359585722287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605508406957" calcext:value-type="float">
            <text:p>1.360550840695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3605508406957" calcext:value-type="float">
            <text:p>1.360550840695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3605508406957" calcext:value-type="float">
            <text:p>1.360550840695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3605508406957" calcext:value-type="float">
            <text:p>1.360550840695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3605508406957" calcext:value-type="float">
            <text:p>1.360550840695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3605508406957" calcext:value-type="float">
            <text:p>1.360550840695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3605508406957" calcext:value-type="float">
            <text:p>1.360550840695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36077908674876" calcext:value-type="float">
            <text:p>1.3607790867487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6077908674876" calcext:value-type="float">
            <text:p>1.3607790867487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6077908674876" calcext:value-type="float">
            <text:p>1.3607790867487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6077908674876" calcext:value-type="float">
            <text:p>1.3607790867487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6077908674876" calcext:value-type="float">
            <text:p>1.3607790867487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6077908674876" calcext:value-type="float">
            <text:p>1.3607790867487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6088995138804" calcext:value-type="float">
            <text:p>1.3608899513880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6207397778829" calcext:value-type="float">
            <text:p>1.3620739777882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6213187376658" calcext:value-type="float">
            <text:p>1.3621318737665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6213187376658" calcext:value-type="float">
            <text:p>1.3621318737665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6359024047852" calcext:value-type="float">
            <text:p>1.3635902404785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6359568436941" calcext:value-type="float">
            <text:p>1.3635956843694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6359568436941" calcext:value-type="float">
            <text:p>1.3635956843694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6359568436941" calcext:value-type="float">
            <text:p>1.3635956843694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6359568436941" calcext:value-type="float">
            <text:p>1.3635956843694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6369252204895" calcext:value-type="float">
            <text:p>1.3636925220489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6369252204895" calcext:value-type="float">
            <text:p>1.3636925220489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6369252204895" calcext:value-type="float">
            <text:p>1.3636925220489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6369252204895" calcext:value-type="float">
            <text:p>1.3636925220489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36685828367869" calcext:value-type="float">
            <text:p>1.3668582836786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6841686566671" calcext:value-type="float">
            <text:p>1.3684168656667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36948808034261" calcext:value-type="float">
            <text:p>1.3694880803426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6948808034261" calcext:value-type="float">
            <text:p>1.3694880803426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6948808034261" calcext:value-type="float">
            <text:p>1.3694880803426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6948808034261" calcext:value-type="float">
            <text:p>1.3694880803426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7036955356598" calcext:value-type="float">
            <text:p>1.3703695535659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7124601999919" calcext:value-type="float">
            <text:p>1.3712460199991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37161282698313" calcext:value-type="float">
            <text:p>1.3716128269831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7161282698313" calcext:value-type="float">
            <text:p>1.3716128269831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7161282698313" calcext:value-type="float">
            <text:p>1.3716128269831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7161282698313" calcext:value-type="float">
            <text:p>1.3716128269831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37161282698313" calcext:value-type="float">
            <text:p>1.3716128269831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7161282698313" calcext:value-type="float">
            <text:p>1.3716128269831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7161282698313" calcext:value-type="float">
            <text:p>1.3716128269831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37161282698313" calcext:value-type="float">
            <text:p>1.3716128269831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7161282698313" calcext:value-type="float">
            <text:p>1.3716128269831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37206089496613" calcext:value-type="float">
            <text:p>1.3720608949661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7206089496613" calcext:value-type="float">
            <text:p>1.3720608949661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7206089496613" calcext:value-type="float">
            <text:p>1.3720608949661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7210349241893" calcext:value-type="float">
            <text:p>1.3721034924189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7210349241893" calcext:value-type="float">
            <text:p>1.3721034924189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7393069267273" calcext:value-type="float">
            <text:p>1.3739306926727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7393069267273" calcext:value-type="float">
            <text:p>1.3739306926727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775026400884" calcext:value-type="float">
            <text:p>1.377502640088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7830607096354" calcext:value-type="float">
            <text:p>1.3783060709635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7904135386149" calcext:value-type="float">
            <text:p>1.3790413538614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7904135386149" calcext:value-type="float">
            <text:p>1.3790413538614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7904135386149" calcext:value-type="float">
            <text:p>1.3790413538614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8477083047231" calcext:value-type="float">
            <text:p>1.3847708304723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8596717516581" calcext:value-type="float">
            <text:p>1.3859671751658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8804976145426" calcext:value-type="float">
            <text:p>1.3880497614542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8804976145426" calcext:value-type="float">
            <text:p>1.3880497614542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8804976145426" calcext:value-type="float">
            <text:p>1.3880497614542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9038829008738" calcext:value-type="float">
            <text:p>1.3903882900873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9038829008738" calcext:value-type="float">
            <text:p>1.3903882900873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9038829008738" calcext:value-type="float">
            <text:p>1.3903882900873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9038829008738" calcext:value-type="float">
            <text:p>1.3903882900873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9063620567322" calcext:value-type="float">
            <text:p>1.3906362056732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9097050825755" calcext:value-type="float">
            <text:p>1.3909705082575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9146113395691" calcext:value-type="float">
            <text:p>1.3914611339569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9368657271067" calcext:value-type="float">
            <text:p>1.3936865727106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957466284434" calcext:value-type="float">
            <text:p>1.395746628443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3999118010203" calcext:value-type="float">
            <text:p>1.399911801020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999118010203" calcext:value-type="float">
            <text:p>1.399911801020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999118010203" calcext:value-type="float">
            <text:p>1.399911801020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3999118010203" calcext:value-type="float">
            <text:p>1.399911801020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40044703086217" calcext:value-type="float">
            <text:p>1.4004470308621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40502071380615" calcext:value-type="float">
            <text:p>1.4050207138061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40781378746033" calcext:value-type="float">
            <text:p>1.4078137874603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41162582238515" calcext:value-type="float">
            <text:p>1.4116258223851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41162582238515" calcext:value-type="float">
            <text:p>1.4116258223851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41248591740926" calcext:value-type="float">
            <text:p>1.4124859174092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41324969132741" calcext:value-type="float">
            <text:p>1.4132496913274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41372573375702" calcext:value-type="float">
            <text:p>1.4137257337570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41372573375702" calcext:value-type="float">
            <text:p>1.4137257337570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41433374087016" calcext:value-type="float">
            <text:p>1.4143337408701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4144328435262" calcext:value-type="float">
            <text:p>1.414432843526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41568839550018" calcext:value-type="float">
            <text:p>1.4156883955001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41672345002492" calcext:value-type="float">
            <text:p>1.4167234500249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41676302750905" calcext:value-type="float">
            <text:p>1.4167630275090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41770986715953" calcext:value-type="float">
            <text:p>1.4177098671595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42582857608795" calcext:value-type="float">
            <text:p>1.4258285760879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42832986513774" calcext:value-type="float">
            <text:p>1.4283298651377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42834194501241" calcext:value-type="float">
            <text:p>1.4283419450124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42834194501241" calcext:value-type="float">
            <text:p>1.4283419450124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42834194501241" calcext:value-type="float">
            <text:p>1.4283419450124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42921507358551" calcext:value-type="float">
            <text:p>1.4292150735855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43022259076436" calcext:value-type="float">
            <text:p>1.4302225907643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43468344211578" calcext:value-type="float">
            <text:p>1.4346834421157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43485220273336" calcext:value-type="float">
            <text:p>1.4348522027333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43485220273336" calcext:value-type="float">
            <text:p>1.4348522027333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43485220273336" calcext:value-type="float">
            <text:p>1.4348522027333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43485220273336" calcext:value-type="float">
            <text:p>1.4348522027333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43771783510844" calcext:value-type="float">
            <text:p>1.4377178351084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43920330206553" calcext:value-type="float">
            <text:p>1.4392033020655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44036304950714" calcext:value-type="float">
            <text:p>1.4403630495071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44036304950714" calcext:value-type="float">
            <text:p>1.4403630495071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44036304950714" calcext:value-type="float">
            <text:p>1.4403630495071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44036304950714" calcext:value-type="float">
            <text:p>1.4403630495071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44036304950714" calcext:value-type="float">
            <text:p>1.4403630495071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44259508450826" calcext:value-type="float">
            <text:p>1.4425950845082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44306031862895" calcext:value-type="float">
            <text:p>1.4430603186289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44306031862895" calcext:value-type="float">
            <text:p>1.4430603186289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44485684235891" calcext:value-type="float">
            <text:p>1.4448568423589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44485684235891" calcext:value-type="float">
            <text:p>1.4448568423589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44718670845032" calcext:value-type="float">
            <text:p>1.4471867084503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4489396015803" calcext:value-type="float">
            <text:p>1.448939601580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4489396015803" calcext:value-type="float">
            <text:p>1.448939601580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45131548245748" calcext:value-type="float">
            <text:p>1.4513154824574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45153613885244" calcext:value-type="float">
            <text:p>1.4515361388524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45620902379354" calcext:value-type="float">
            <text:p>1.4562090237935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45620902379354" calcext:value-type="float">
            <text:p>1.4562090237935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45620902379354" calcext:value-type="float">
            <text:p>1.4562090237935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45676612854004" calcext:value-type="float">
            <text:p>1.4567661285400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45676612854004" calcext:value-type="float">
            <text:p>1.4567661285400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45762419700623" calcext:value-type="float">
            <text:p>1.4576241970062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45801957448324" calcext:value-type="float">
            <text:p>1.4580195744832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45801957448324" calcext:value-type="float">
            <text:p>1.4580195744832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45801957448324" calcext:value-type="float">
            <text:p>1.4580195744832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45801957448324" calcext:value-type="float">
            <text:p>1.4580195744832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45801957448324" calcext:value-type="float">
            <text:p>1.4580195744832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46226533253988" calcext:value-type="float">
            <text:p>1.4622653325398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46226533253988" calcext:value-type="float">
            <text:p>1.4622653325398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46226533253988" calcext:value-type="float">
            <text:p>1.4622653325398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46226533253988" calcext:value-type="float">
            <text:p>1.4622653325398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46226533253988" calcext:value-type="float">
            <text:p>1.4622653325398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46226533253988" calcext:value-type="float">
            <text:p>1.4622653325398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46226533253988" calcext:value-type="float">
            <text:p>1.4622653325398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46226533253988" calcext:value-type="float">
            <text:p>1.4622653325398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46226533253988" calcext:value-type="float">
            <text:p>1.4622653325398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46226533253988" calcext:value-type="float">
            <text:p>1.4622653325398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46226533253988" calcext:value-type="float">
            <text:p>1.4622653325398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46226533253988" calcext:value-type="float">
            <text:p>1.4622653325398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46226533253988" calcext:value-type="float">
            <text:p>1.4622653325398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46226533253988" calcext:value-type="float">
            <text:p>1.4622653325398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46226533253988" calcext:value-type="float">
            <text:p>1.4622653325398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46226533253988" calcext:value-type="float">
            <text:p>1.4622653325398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46226533253988" calcext:value-type="float">
            <text:p>1.4622653325398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46226533253988" calcext:value-type="float">
            <text:p>1.4622653325398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46226533253988" calcext:value-type="float">
            <text:p>1.4622653325398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46226533253988" calcext:value-type="float">
            <text:p>1.4622653325398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46226533253988" calcext:value-type="float">
            <text:p>1.4622653325398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46226533253988" calcext:value-type="float">
            <text:p>1.4622653325398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46226533253988" calcext:value-type="float">
            <text:p>1.4622653325398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46226533253988" calcext:value-type="float">
            <text:p>1.4622653325398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46226533253988" calcext:value-type="float">
            <text:p>1.4622653325398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46226533253988" calcext:value-type="float">
            <text:p>1.4622653325398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46226533253988" calcext:value-type="float">
            <text:p>1.4622653325398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46226533253988" calcext:value-type="float">
            <text:p>1.4622653325398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46226533253988" calcext:value-type="float">
            <text:p>1.4622653325398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46226533253988" calcext:value-type="float">
            <text:p>1.4622653325398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46226533253988" calcext:value-type="float">
            <text:p>1.4622653325398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46446168422699" calcext:value-type="float">
            <text:p>1.4644616842269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46446168422699" calcext:value-type="float">
            <text:p>1.4644616842269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46446168422699" calcext:value-type="float">
            <text:p>1.4644616842269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46446168422699" calcext:value-type="float">
            <text:p>1.4644616842269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46641047795614" calcext:value-type="float">
            <text:p>1.4664104779561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46641047795614" calcext:value-type="float">
            <text:p>1.4664104779561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46641047795614" calcext:value-type="float">
            <text:p>1.4664104779561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46641047795614" calcext:value-type="float">
            <text:p>1.4664104779561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46641047795614" calcext:value-type="float">
            <text:p>1.4664104779561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46641047795614" calcext:value-type="float">
            <text:p>1.4664104779561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46641047795614" calcext:value-type="float">
            <text:p>1.4664104779561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46641047795614" calcext:value-type="float">
            <text:p>1.4664104779561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46641047795614" calcext:value-type="float">
            <text:p>1.4664104779561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46845428148905" calcext:value-type="float">
            <text:p>1.4684542814890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46845428148905" calcext:value-type="float">
            <text:p>1.4684542814890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46845428148905" calcext:value-type="float">
            <text:p>1.4684542814890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46845428148905" calcext:value-type="float">
            <text:p>1.4684542814890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46845428148905" calcext:value-type="float">
            <text:p>1.4684542814890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46845428148905" calcext:value-type="float">
            <text:p>1.4684542814890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47189100583394" calcext:value-type="float">
            <text:p>1.4718910058339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47635102272034" calcext:value-type="float">
            <text:p>1.4763510227203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48159543673197" calcext:value-type="float">
            <text:p>1.4815954367319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48159543673197" calcext:value-type="float">
            <text:p>1.48159543673197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48631195227305" calcext:value-type="float">
            <text:p>1.4863119522730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48631195227305" calcext:value-type="float">
            <text:p>1.4863119522730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49021077156067" calcext:value-type="float">
            <text:p>1.4902107715606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4911082983017" calcext:value-type="float">
            <text:p>1.491108298301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4911082983017" calcext:value-type="float">
            <text:p>1.491108298301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4941676457723" calcext:value-type="float">
            <text:p>1.494167645772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4996128877004" calcext:value-type="float">
            <text:p>1.499612887700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49998307228088" calcext:value-type="float">
            <text:p>1.4999830722808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50412694613139" calcext:value-type="float">
            <text:p>1.5041269461313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50412694613139" calcext:value-type="float">
            <text:p>1.5041269461313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50412694613139" calcext:value-type="float">
            <text:p>1.5041269461313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50412694613139" calcext:value-type="float">
            <text:p>1.5041269461313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50735147794088" calcext:value-type="float">
            <text:p>1.5073514779408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5134068330129" calcext:value-type="float">
            <text:p>1.513406833012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51889268557231" calcext:value-type="float">
            <text:p>1.5188926855723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52864893277486" calcext:value-type="float">
            <text:p>1.5286489327748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52864893277486" calcext:value-type="float">
            <text:p>1.5286489327748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52864893277486" calcext:value-type="float">
            <text:p>1.5286489327748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52873361110687" calcext:value-type="float">
            <text:p>1.5287336111068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52873361110687" calcext:value-type="float">
            <text:p>1.5287336111068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52873361110687" calcext:value-type="float">
            <text:p>1.5287336111068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52873361110687" calcext:value-type="float">
            <text:p>1.5287336111068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52873361110687" calcext:value-type="float">
            <text:p>1.5287336111068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52873361110687" calcext:value-type="float">
            <text:p>1.5287336111068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52873361110687" calcext:value-type="float">
            <text:p>1.5287336111068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52873361110687" calcext:value-type="float">
            <text:p>1.5287336111068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52873361110687" calcext:value-type="float">
            <text:p>1.5287336111068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52873361110687" calcext:value-type="float">
            <text:p>1.5287336111068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53259750207265" calcext:value-type="float">
            <text:p>1.5325975020726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53587818145752" calcext:value-type="float">
            <text:p>1.5358781814575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53587818145752" calcext:value-type="float">
            <text:p>1.5358781814575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53587818145752" calcext:value-type="float">
            <text:p>1.5358781814575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53587818145752" calcext:value-type="float">
            <text:p>1.5358781814575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5383251508077" calcext:value-type="float">
            <text:p>1.538325150807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53955109914144" calcext:value-type="float">
            <text:p>1.5395510991414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53955109914144" calcext:value-type="float">
            <text:p>1.5395510991414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53955109914144" calcext:value-type="float">
            <text:p>1.5395510991414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53955109914144" calcext:value-type="float">
            <text:p>1.5395510991414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54451127847036" calcext:value-type="float">
            <text:p>1.5445112784703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54602189858754" calcext:value-type="float">
            <text:p>1.5460218985875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54602189858754" calcext:value-type="float">
            <text:p>1.5460218985875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54602189858754" calcext:value-type="float">
            <text:p>1.5460218985875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54602189858754" calcext:value-type="float">
            <text:p>1.5460218985875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55032753944397" calcext:value-type="float">
            <text:p>1.5503275394439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55044960975647" calcext:value-type="float">
            <text:p>1.5504496097564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55044960975647" calcext:value-type="float">
            <text:p>1.5504496097564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55112620194753" calcext:value-type="float">
            <text:p>1.5511262019475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55112620194753" calcext:value-type="float">
            <text:p>1.5511262019475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5528605779012" calcext:value-type="float">
            <text:p>1.552860577901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5528605779012" calcext:value-type="float">
            <text:p>1.552860577901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55409936110179" calcext:value-type="float">
            <text:p>1.5540993611017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55409936110179" calcext:value-type="float">
            <text:p>1.5540993611017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55409936110179" calcext:value-type="float">
            <text:p>1.5540993611017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55409936110179" calcext:value-type="float">
            <text:p>1.5540993611017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55409936110179" calcext:value-type="float">
            <text:p>1.5540993611017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55409936110179" calcext:value-type="float">
            <text:p>1.5540993611017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55678447087606" calcext:value-type="float">
            <text:p>1.55678447087606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56003872553508" calcext:value-type="float">
            <text:p>1.5600387255350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56003872553508" calcext:value-type="float">
            <text:p>1.5600387255350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56003872553508" calcext:value-type="float">
            <text:p>1.5600387255350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56003872553508" calcext:value-type="float">
            <text:p>1.5600387255350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56003872553508" calcext:value-type="float">
            <text:p>1.5600387255350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56003872553508" calcext:value-type="float">
            <text:p>1.5600387255350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56140840053558" calcext:value-type="float">
            <text:p>1.5614084005355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56140840053558" calcext:value-type="float">
            <text:p>1.5614084005355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56140840053558" calcext:value-type="float">
            <text:p>1.5614084005355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56140840053558" calcext:value-type="float">
            <text:p>1.5614084005355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56355567773183" calcext:value-type="float">
            <text:p>1.56355567773183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56964532534281" calcext:value-type="float">
            <text:p>1.5696453253428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56964532534281" calcext:value-type="float">
            <text:p>1.5696453253428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57294420401255" calcext:value-type="float">
            <text:p>1.5729442040125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57512764135997" calcext:value-type="float">
            <text:p>1.5751276413599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57512764135997" calcext:value-type="float">
            <text:p>1.5751276413599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57512764135997" calcext:value-type="float">
            <text:p>1.5751276413599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58318177858988" calcext:value-type="float">
            <text:p>1.5831817785898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58318177858988" calcext:value-type="float">
            <text:p>1.5831817785898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5841099023819" calcext:value-type="float">
            <text:p>1.584109902381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58651947975159" calcext:value-type="float">
            <text:p>1.5865194797515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58727602163951" calcext:value-type="float">
            <text:p>1.5872760216395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58727602163951" calcext:value-type="float">
            <text:p>1.5872760216395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58727602163951" calcext:value-type="float">
            <text:p>1.5872760216395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58788669109344" calcext:value-type="float">
            <text:p>1.5878866910934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58788669109344" calcext:value-type="float">
            <text:p>1.5878866910934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58788669109344" calcext:value-type="float">
            <text:p>1.5878866910934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59007954597473" calcext:value-type="float">
            <text:p>1.5900795459747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59026881059011" calcext:value-type="float">
            <text:p>1.5902688105901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59079233805339" calcext:value-type="float">
            <text:p>1.5907923380533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59372623761495" calcext:value-type="float">
            <text:p>1.5937262376149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59861628214518" calcext:value-type="float">
            <text:p>1.5986162821451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59890592098236" calcext:value-type="float">
            <text:p>1.5989059209823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59890592098236" calcext:value-type="float">
            <text:p>1.5989059209823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59897883733114" calcext:value-type="float">
            <text:p>1.5989788373311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59897883733114" calcext:value-type="float">
            <text:p>1.5989788373311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60405747095744" calcext:value-type="float">
            <text:p>1.6040574709574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60405747095744" calcext:value-type="float">
            <text:p>1.6040574709574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60405747095744" calcext:value-type="float">
            <text:p>1.6040574709574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60405747095744" calcext:value-type="float">
            <text:p>1.6040574709574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60405747095744" calcext:value-type="float">
            <text:p>1.6040574709574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60410273075104" calcext:value-type="float">
            <text:p>1.6041027307510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60410273075104" calcext:value-type="float">
            <text:p>1.6041027307510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60410273075104" calcext:value-type="float">
            <text:p>1.6041027307510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60410273075104" calcext:value-type="float">
            <text:p>1.6041027307510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60699152946472" calcext:value-type="float">
            <text:p>1.6069915294647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60699152946472" calcext:value-type="float">
            <text:p>1.6069915294647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60699152946472" calcext:value-type="float">
            <text:p>1.6069915294647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60699152946472" calcext:value-type="float">
            <text:p>1.6069915294647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60699152946472" calcext:value-type="float">
            <text:p>1.6069915294647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60970858732859" calcext:value-type="float">
            <text:p>1.6097085873285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60970858732859" calcext:value-type="float">
            <text:p>1.6097085873285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61249764760335" calcext:value-type="float">
            <text:p>1.6124976476033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6159321864446" calcext:value-type="float">
            <text:p>1.615932186444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61653522650401" calcext:value-type="float">
            <text:p>1.6165352265040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61890423297882" calcext:value-type="float">
            <text:p>1.6189042329788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62245607376099" calcext:value-type="float">
            <text:p>1.6224560737609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62656994660695" calcext:value-type="float">
            <text:p>1.6265699466069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62656994660695" calcext:value-type="float">
            <text:p>1.6265699466069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62656994660695" calcext:value-type="float">
            <text:p>1.6265699466069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63450352350871" calcext:value-type="float">
            <text:p>1.6345035235087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63450352350871" calcext:value-type="float">
            <text:p>1.6345035235087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63450352350871" calcext:value-type="float">
            <text:p>1.6345035235087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63450352350871" calcext:value-type="float">
            <text:p>1.6345035235087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63450352350871" calcext:value-type="float">
            <text:p>1.6345035235087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63450352350871" calcext:value-type="float">
            <text:p>1.6345035235087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64073626200358" calcext:value-type="float">
            <text:p>1.6407362620035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64229043324788" calcext:value-type="float">
            <text:p>1.6422904332478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64229043324788" calcext:value-type="float">
            <text:p>1.6422904332478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64246706167857" calcext:value-type="float">
            <text:p>1.6424670616785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64541284243266" calcext:value-type="float">
            <text:p>1.6454128424326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64694054921468" calcext:value-type="float">
            <text:p>1.6469405492146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64713474114736" calcext:value-type="float">
            <text:p>1.6471347411473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65088633696238" calcext:value-type="float">
            <text:p>1.6508863369623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65143477916718" calcext:value-type="float">
            <text:p>1.6514347791671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65143477916718" calcext:value-type="float">
            <text:p>1.6514347791671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65143477916718" calcext:value-type="float">
            <text:p>1.6514347791671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65143477916718" calcext:value-type="float">
            <text:p>1.6514347791671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65181573232015" calcext:value-type="float">
            <text:p>1.6518157323201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65181573232015" calcext:value-type="float">
            <text:p>1.6518157323201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65181573232015" calcext:value-type="float">
            <text:p>1.6518157323201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65181573232015" calcext:value-type="float">
            <text:p>1.6518157323201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65181573232015" calcext:value-type="float">
            <text:p>1.6518157323201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65181573232015" calcext:value-type="float">
            <text:p>1.6518157323201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65181573232015" calcext:value-type="float">
            <text:p>1.6518157323201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65181573232015" calcext:value-type="float">
            <text:p>1.6518157323201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65387570858002" calcext:value-type="float">
            <text:p>1.65387570858002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65387570858002" calcext:value-type="float">
            <text:p>1.65387570858002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65693108240763" calcext:value-type="float">
            <text:p>1.6569310824076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65693108240763" calcext:value-type="float">
            <text:p>1.6569310824076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65693108240763" calcext:value-type="float">
            <text:p>1.6569310824076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65693108240763" calcext:value-type="float">
            <text:p>1.6569310824076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65693108240763" calcext:value-type="float">
            <text:p>1.6569310824076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65693108240763" calcext:value-type="float">
            <text:p>1.6569310824076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65693108240763" calcext:value-type="float">
            <text:p>1.6569310824076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65885347127914" calcext:value-type="float">
            <text:p>1.6588534712791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65885347127914" calcext:value-type="float">
            <text:p>1.6588534712791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65885347127914" calcext:value-type="float">
            <text:p>1.6588534712791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66119722525279" calcext:value-type="float">
            <text:p>1.6611972252527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66709236303965" calcext:value-type="float">
            <text:p>1.6670923630396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66709236303965" calcext:value-type="float">
            <text:p>1.6670923630396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66709236303965" calcext:value-type="float">
            <text:p>1.6670923630396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66709236303965" calcext:value-type="float">
            <text:p>1.6670923630396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66729887326558" calcext:value-type="float">
            <text:p>1.6672988732655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66729887326558" calcext:value-type="float">
            <text:p>1.6672988732655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67319516340892" calcext:value-type="float">
            <text:p>1.6731951634089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67839690049489" calcext:value-type="float">
            <text:p>1.6783969004948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67959503332774" calcext:value-type="float">
            <text:p>1.6795950333277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67959503332774" calcext:value-type="float">
            <text:p>1.6795950333277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68489257494609" calcext:value-type="float">
            <text:p>1.6848925749460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6861085096995" calcext:value-type="float">
            <text:p>1.686108509699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68659182389577" calcext:value-type="float">
            <text:p>1.6865918238957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68742322921753" calcext:value-type="float">
            <text:p>1.6874232292175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68742322921753" calcext:value-type="float">
            <text:p>1.6874232292175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69296375910441" calcext:value-type="float">
            <text:p>1.6929637591044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69296375910441" calcext:value-type="float">
            <text:p>1.6929637591044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69296375910441" calcext:value-type="float">
            <text:p>1.6929637591044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69674690564473" calcext:value-type="float">
            <text:p>1.6967469056447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69788018862406" calcext:value-type="float">
            <text:p>1.6978801886240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69788018862406" calcext:value-type="float">
            <text:p>1.6978801886240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69788018862406" calcext:value-type="float">
            <text:p>1.6978801886240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69788018862406" calcext:value-type="float">
            <text:p>1.6978801886240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69788018862406" calcext:value-type="float">
            <text:p>1.6978801886240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69788018862406" calcext:value-type="float">
            <text:p>1.6978801886240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69788018862406" calcext:value-type="float">
            <text:p>1.6978801886240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69788018862406" calcext:value-type="float">
            <text:p>1.6978801886240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69788018862406" calcext:value-type="float">
            <text:p>1.6978801886240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69788018862406" calcext:value-type="float">
            <text:p>1.6978801886240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69788018862406" calcext:value-type="float">
            <text:p>1.6978801886240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69788018862406" calcext:value-type="float">
            <text:p>1.6978801886240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69788018862406" calcext:value-type="float">
            <text:p>1.6978801886240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69788018862406" calcext:value-type="float">
            <text:p>1.6978801886240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69788018862406" calcext:value-type="float">
            <text:p>1.6978801886240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69997922579447" calcext:value-type="float">
            <text:p>1.6999792257944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71205508708954" calcext:value-type="float">
            <text:p>1.7120550870895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71205508708954" calcext:value-type="float">
            <text:p>1.7120550870895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71205508708954" calcext:value-type="float">
            <text:p>1.7120550870895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71224335829417" calcext:value-type="float">
            <text:p>1.7122433582941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71339531739553" calcext:value-type="float">
            <text:p>1.7133953173955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71792773405711" calcext:value-type="float">
            <text:p>1.71792773405711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71792773405711" calcext:value-type="float">
            <text:p>1.71792773405711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71813178062439" calcext:value-type="float">
            <text:p>1.7181317806243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71813178062439" calcext:value-type="float">
            <text:p>1.7181317806243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72280836105347" calcext:value-type="float">
            <text:p>1.7228083610534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72684828440348" calcext:value-type="float">
            <text:p>1.7268482844034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72684828440348" calcext:value-type="float">
            <text:p>1.7268482844034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72687828540802" calcext:value-type="float">
            <text:p>1.7268782854080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73775939146678" calcext:value-type="float">
            <text:p>1.7377593914667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74334847927094" calcext:value-type="float">
            <text:p>1.7433484792709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74334847927094" calcext:value-type="float">
            <text:p>1.7433484792709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74683920542399" calcext:value-type="float">
            <text:p>1.7468392054239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74683920542399" calcext:value-type="float">
            <text:p>1.7468392054239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74683920542399" calcext:value-type="float">
            <text:p>1.7468392054239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74978439013163" calcext:value-type="float">
            <text:p>1.7497843901316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75331230958303" calcext:value-type="float">
            <text:p>1.7533123095830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75526984532674" calcext:value-type="float">
            <text:p>1.7552698453267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75653258959452" calcext:value-type="float">
            <text:p>1.7565325895945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75743929545085" calcext:value-type="float">
            <text:p>1.7574392954508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75743929545085" calcext:value-type="float">
            <text:p>1.7574392954508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75743929545085" calcext:value-type="float">
            <text:p>1.7574392954508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75743929545085" calcext:value-type="float">
            <text:p>1.7574392954508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75743929545085" calcext:value-type="float">
            <text:p>1.7574392954508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75743929545085" calcext:value-type="float">
            <text:p>1.7574392954508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75743929545085" calcext:value-type="float">
            <text:p>1.7574392954508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75743929545085" calcext:value-type="float">
            <text:p>1.7574392954508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75743929545085" calcext:value-type="float">
            <text:p>1.7574392954508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75743929545085" calcext:value-type="float">
            <text:p>1.7574392954508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75743929545085" calcext:value-type="float">
            <text:p>1.7574392954508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75743929545085" calcext:value-type="float">
            <text:p>1.7574392954508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75743929545085" calcext:value-type="float">
            <text:p>1.7574392954508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75743929545085" calcext:value-type="float">
            <text:p>1.7574392954508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75743929545085" calcext:value-type="float">
            <text:p>1.7574392954508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75743929545085" calcext:value-type="float">
            <text:p>1.7574392954508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75743929545085" calcext:value-type="float">
            <text:p>1.7574392954508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75743929545085" calcext:value-type="float">
            <text:p>1.7574392954508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75743929545085" calcext:value-type="float">
            <text:p>1.7574392954508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75743929545085" calcext:value-type="float">
            <text:p>1.7574392954508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75743929545085" calcext:value-type="float">
            <text:p>1.7574392954508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7589617172877" calcext:value-type="float">
            <text:p>1.758961717287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76270882288615" calcext:value-type="float">
            <text:p>1.7627088228861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76812533537547" calcext:value-type="float">
            <text:p>1.7681253353754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76848483085632" calcext:value-type="float">
            <text:p>1.76848483085632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76848483085632" calcext:value-type="float">
            <text:p>1.76848483085632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76971546808879" calcext:value-type="float">
            <text:p>1.7697154680887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77313729127248" calcext:value-type="float">
            <text:p>1.7731372912724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77313729127248" calcext:value-type="float">
            <text:p>1.7731372912724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77313729127248" calcext:value-type="float">
            <text:p>1.7731372912724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77344644069672" calcext:value-type="float">
            <text:p>1.7734464406967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77492201328278" calcext:value-type="float">
            <text:p>1.7749220132827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7787979443868" calcext:value-type="float">
            <text:p>1.778797944386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78288133939107" calcext:value-type="float">
            <text:p>1.7828813393910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78640071551005" calcext:value-type="float">
            <text:p>1.7864007155100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7885369459788" calcext:value-type="float">
            <text:p>1.788536945978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78853964805603" calcext:value-type="float">
            <text:p>1.7885396480560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78853964805603" calcext:value-type="float">
            <text:p>1.7885396480560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79760213692983" calcext:value-type="float">
            <text:p>1.7976021369298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79760213692983" calcext:value-type="float">
            <text:p>1.7976021369298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79760213692983" calcext:value-type="float">
            <text:p>1.7976021369298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80486786365509" calcext:value-type="float">
            <text:p>1.8048678636550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80486786365509" calcext:value-type="float">
            <text:p>1.8048678636550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81195513407389" calcext:value-type="float">
            <text:p>1.8119551340738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81195513407389" calcext:value-type="float">
            <text:p>1.8119551340738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83688577016195" calcext:value-type="float">
            <text:p>1.8368857701619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83688577016195" calcext:value-type="float">
            <text:p>1.8368857701619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83848412831624" calcext:value-type="float">
            <text:p>1.8384841283162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85320011774699" calcext:value-type="float">
            <text:p>1.8532001177469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85772852102915" calcext:value-type="float">
            <text:p>1.8577285210291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85772852102915" calcext:value-type="float">
            <text:p>1.8577285210291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85772852102915" calcext:value-type="float">
            <text:p>1.8577285210291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85772852102915" calcext:value-type="float">
            <text:p>1.8577285210291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85836295286814" calcext:value-type="float">
            <text:p>1.8583629528681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86265651384989" calcext:value-type="float">
            <text:p>1.8626565138498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86265651384989" calcext:value-type="float">
            <text:p>1.8626565138498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86504785219828" calcext:value-type="float">
            <text:p>1.8650478521982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86504785219828" calcext:value-type="float">
            <text:p>1.8650478521982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8928283850352" calcext:value-type="float">
            <text:p>1.892828385035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1.91814521948497" calcext:value-type="float">
            <text:p>1.9181452194849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91900682449341" calcext:value-type="float">
            <text:p>1.9190068244934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93854165077209" calcext:value-type="float">
            <text:p>1.9385416507720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94690370559692" calcext:value-type="float">
            <text:p>1.9469037055969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94690370559692" calcext:value-type="float">
            <text:p>1.9469037055969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94690370559692" calcext:value-type="float">
            <text:p>1.9469037055969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94690370559692" calcext:value-type="float">
            <text:p>1.9469037055969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94690370559692" calcext:value-type="float">
            <text:p>1.9469037055969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9489365418752" calcext:value-type="float">
            <text:p>1.948936541875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9489365418752" calcext:value-type="float">
            <text:p>1.948936541875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1.97531457742055" calcext:value-type="float">
            <text:p>1.9753145774205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2.00300212701162" calcext:value-type="float">
            <text:p>2.0030021270116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2.00300212701162" calcext:value-type="float">
            <text:p>2.0030021270116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2.00415992736816" calcext:value-type="float">
            <text:p>2.0041599273681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2.02262242635091" calcext:value-type="float">
            <text:p>2.0226224263509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2.03928482532501" calcext:value-type="float">
            <text:p>2.0392848253250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2.03928482532501" calcext:value-type="float">
            <text:p>2.0392848253250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2.03928482532501" calcext:value-type="float">
            <text:p>2.0392848253250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2.04561348756154" calcext:value-type="float">
            <text:p>2.0456134875615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2.04561348756154" calcext:value-type="float">
            <text:p>2.0456134875615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2.04561348756154" calcext:value-type="float">
            <text:p>2.0456134875615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2.04561348756154" calcext:value-type="float">
            <text:p>2.0456134875615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2.04577604929606" calcext:value-type="float">
            <text:p>2.0457760492960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2.04577604929606" calcext:value-type="float">
            <text:p>2.0457760492960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2.04590153694153" calcext:value-type="float">
            <text:p>2.0459015369415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2.05117130279541" calcext:value-type="float">
            <text:p>2.0511713027954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2.0623953739802" calcext:value-type="float">
            <text:p>2.0623953739802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2.06369479497274" calcext:value-type="float">
            <text:p>2.0636947949727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2.06631664435069" calcext:value-type="float">
            <text:p>2.06631664435069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2.06778204441071" calcext:value-type="float">
            <text:p>2.0677820444107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2.07003871599833" calcext:value-type="float">
            <text:p>2.0700387159983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2.07003871599833" calcext:value-type="float">
            <text:p>2.0700387159983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2.07732152938843" calcext:value-type="float">
            <text:p>2.0773215293884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2.07752601305644" calcext:value-type="float">
            <text:p>2.0775260130564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2.07752601305644" calcext:value-type="float">
            <text:p>2.0775260130564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2.11686523755391" calcext:value-type="float">
            <text:p>2.11686523755391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2.14439225196838" calcext:value-type="float">
            <text:p>2.1443922519683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2.14546219507853" calcext:value-type="float">
            <text:p>2.14546219507853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2.16674975554148" calcext:value-type="float">
            <text:p>2.1667497555414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2.16914053757985" calcext:value-type="float">
            <text:p>2.1691405375798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2.201580286026" calcext:value-type="float">
            <text:p>2.201580286026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2.20751138528188" calcext:value-type="float">
            <text:p>2.20751138528188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float" office:value="2.21978108088175" calcext:value-type="float">
            <text:p>2.21978108088175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2.2283239364624" calcext:value-type="float">
            <text:p>2.2283239364624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2.27244305610657" calcext:value-type="float">
            <text:p>2.2724430561065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2.27244305610657" calcext:value-type="float">
            <text:p>2.2724430561065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float" office:value="2.36663913726807" calcext:value-type="float">
            <text:p>2.36663913726807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1:</text:p>
          </table:table-cell>
          <table:table-cell table:style-name="Default" office:value-type="float" office:value="0.703" calcext:value-type="float">
            <text:p>0.703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prec:</text:p>
          </table:table-cell>
          <table:table-cell table:style-name="Default" office:value-type="float" office:value="0.8856" calcext:value-type="float">
            <text:p>0.8856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recall:</text:p>
          </table:table-cell>
          <table:table-cell table:style-name="Default" office:value-type="float" office:value="0.5828" calcext:value-type="float">
            <text:p>0.5828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threshold:</text:p>
          </table:table-cell>
          <table:table-cell table:style-name="Default" office:value-type="float" office:value="0.473" calcext:value-type="float">
            <text:p>0.473</text:p>
          </table:table-cell>
          <table:table-cell table:number-columns-repeated="16"/>
        </table:table-row>
        <table:table-row table:style-name="ro1" table:number-rows-repeated="2">
          <table:table-cell/>
          <table:table-cell table:style-name="Default"/>
          <table:table-cell table:number-columns-repeated="16"/>
        </table:table-row>
        <table:table-row table:style-name="ro1" table:number-rows-repeated="1044963">
          <table:table-cell table:number-columns-repeated="18"/>
        </table:table-row>
        <table:table-row table:style-name="ro1">
          <table:table-cell table:number-columns-repeated="18"/>
        </table:table-row>
        <calcext:conditional-formats>
          <calcext:conditional-format calcext:target-range-address="colors.B3613:colors.B1048576 colors.B1:colors.B3606">
            <calcext:condition calcext:apply-style-name="Good" calcext:value="=&quot;True&quot;" calcext:base-cell-address="colors.B1"/>
          </calcext:conditional-format>
          <calcext:conditional-format calcext:target-range-address="colors.B3613:colors.B1048576 colors.B1:colors.B3606">
            <calcext:condition calcext:apply-style-name="Bad" calcext:value="=&quot;False&quot;" calcext:base-cell-address="colors.B1"/>
          </calcext:conditional-format>
          <calcext:conditional-format calcext:target-range-address="colors.C3609:colors.C1048576 colors.C1:colors.C3606">
            <calcext:condition calcext:apply-style-name="Good" calcext:value="=&quot;True&quot;" calcext:base-cell-address="colors.C1"/>
            <calcext:condition calcext:apply-style-name="Bad" calcext:value="=&quot;False&quot;" calcext:base-cell-address="colors.C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2-05T14:03:36.536749058</dc:date>
    <meta:editing-duration>PT15M6S</meta:editing-duration>
    <meta:editing-cycles>6</meta:editing-cycles>
    <meta:document-statistic meta:table-count="1" meta:cell-count="10826" meta:object-count="0"/>
  </office:meta>
</office:document-meta>
</file>